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945in"/>
    </style:style>
    <style:style style:name="co2" style:family="table-column">
      <style:table-column-properties fo:break-before="auto" style:column-width="0.5083in"/>
    </style:style>
    <style:style style:name="co3" style:family="table-column">
      <style:table-column-properties fo:break-before="auto" style:column-width="0.5839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680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win_pct</text:p>
          </table:table-cell>
          <table:table-cell office:value-type="string">
            <text:p>sq_err</text:p>
          </table:table-cell>
          <table:table-cell office:value-type="string">
            <text:p>pct_cor</text:p>
          </table:table-cell>
          <table:table-cell office:value-type="string">
            <text:p>cleared</text:p>
          </table:table-cell>
          <table:table-cell office:value-type="string">
            <text:p>cor_digs</text:p>
          </table:table-cell>
          <table:table-cell office:value-type="string">
            <text:p>inc_digs</text:p>
          </table:table-cell>
          <table:table-cell office:value-type="string">
            <text:p>cor_flags</text:p>
          </table:table-cell>
          <table:table-cell office:value-type="string">
            <text:p>inc_flag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63095071052">
            <text:p>0.36</text:p>
          </table:table-cell>
          <table:table-cell office:value-type="float" office:value="0.25">
            <text:p>0.2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5459833143">
            <text:p>0.18</text:p>
          </table:table-cell>
          <table:table-cell office:value-type="float" office:value="0.5625">
            <text:p>0.56</text:p>
            <draw:frame table:end-cell-address="Sheet1.S17" table:end-x="0.1661in" table:end-y="0.1358in" draw:z-index="0" draw:style-name="gr1" svg:width="12.8091in" svg:height="2.5315in" svg:x="0.0484in" svg:y="0.0839in">
              <draw:object draw:notify-on-update-of-ranges="Sheet1.B1:Sheet1.B1 Sheet1.B2:Sheet1.B10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08485306272">
            <text:p>0.21</text:p>
          </table:table-cell>
          <table:table-cell office:value-type="float" office:value="0.28125">
            <text:p>0.2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9896907826">
            <text:p>0.17</text:p>
          </table:table-cell>
          <table:table-cell office:value-type="float" office:value="0.5">
            <text:p>0.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24130629752">
            <text:p>0.22</text:p>
          </table:table-cell>
          <table:table-cell office:value-type="float" office:value="0.3125">
            <text:p>0.3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06530921586">
            <text:p>0.21</text:p>
          </table:table-cell>
          <table:table-cell office:value-type="float" office:value="0.328125">
            <text:p>0.3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9838057481">
            <text:p>0.16</text:p>
          </table:table-cell>
          <table:table-cell office:value-type="float" office:value="0.625">
            <text:p>0.6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11091711422">
            <text:p>0.21</text:p>
          </table:table-cell>
          <table:table-cell office:value-type="float" office:value="0.234375">
            <text:p>0.2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24356382538">
            <text:p>0.22</text:p>
          </table:table-cell>
          <table:table-cell office:value-type="float" office:value="0.3125">
            <text:p>0.3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24687653107">
            <text:p>0.12</text:p>
          </table:table-cell>
          <table:table-cell office:value-type="float" office:value="0.734375">
            <text:p>0.7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98473733176">
            <text:p>0.2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8854712186">
            <text:p>0.18</text:p>
          </table:table-cell>
          <table:table-cell office:value-type="float" office:value="0.5625">
            <text:p>0.5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6703683645">
            <text:p>0.16</text:p>
          </table:table-cell>
          <table:table-cell office:value-type="float" office:value="0.671875">
            <text:p>0.6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4796001394">
            <text:p>0.16</text:p>
          </table:table-cell>
          <table:table-cell office:value-type="float" office:value="0.65625">
            <text:p>0.6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35400238379">
            <text:p>0.14</text:p>
          </table:table-cell>
          <table:table-cell office:value-type="float" office:value="0.828125">
            <text:p>0.83</text:p>
            <draw:frame table:end-cell-address="Sheet1.R31" table:end-x="0.6008in" table:end-y="0.0626in" draw:z-index="1" draw:style-name="gr1" svg:width="12.3441in" svg:height="2.5941in" svg:x="0.0591in" svg:y="0.1252in">
              <draw:object draw:notify-on-update-of-ranges="Sheet1.C1:Sheet1.C1 Sheet1.C2:Sheet1.C10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37703398095">
            <text:p>0.14</text:p>
          </table:table-cell>
          <table:table-cell office:value-type="float" office:value="0.75">
            <text:p>0.7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4831739568">
            <text:p>0.1</text:p>
          </table:table-cell>
          <table:table-cell office:value-type="float" office:value="0.828125">
            <text:p>0.8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73900919946">
            <text:p>0.1</text:p>
          </table:table-cell>
          <table:table-cell office:value-type="float" office:value="0.84375">
            <text:p>0.84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5146727105">
            <text:p>0.18</text:p>
          </table:table-cell>
          <table:table-cell office:value-type="float" office:value="0.59375">
            <text:p>0.5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38615776635">
            <text:p>0.14</text:p>
          </table:table-cell>
          <table:table-cell office:value-type="float" office:value="0.703125">
            <text:p>0.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42081146824">
            <text:p>0.14</text:p>
          </table:table-cell>
          <table:table-cell office:value-type="float" office:value="0.75">
            <text:p>0.7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5329691419">
            <text:p>0.1</text:p>
          </table:table-cell>
          <table:table-cell office:value-type="float" office:value="0.828125">
            <text:p>0.8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17092561781">
            <text:p>0.12</text:p>
          </table:table-cell>
          <table:table-cell office:value-type="float" office:value="0.734375">
            <text:p>0.73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23347066306">
            <text:p>0.12</text:p>
          </table:table-cell>
          <table:table-cell office:value-type="float" office:value="0.828125">
            <text:p>0.83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95086500616">
            <text:p>0.07</text:p>
          </table:table-cell>
          <table:table-cell office:value-type="float" office:value="0.921875">
            <text:p>0.92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0230834329">
            <text:p>0.17</text:p>
          </table:table-cell>
          <table:table-cell office:value-type="float" office:value="0.453125">
            <text:p>0.4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20765306483">
            <text:p>0.08</text:p>
          </table:table-cell>
          <table:table-cell office:value-type="float" office:value="0.859375">
            <text:p>0.8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3359981336">
            <text:p>0.13</text:p>
          </table:table-cell>
          <table:table-cell office:value-type="float" office:value="0.796875">
            <text:p>0.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1855759835">
            <text:p>0.16</text:p>
          </table:table-cell>
          <table:table-cell office:value-type="float" office:value="0.59375">
            <text:p>0.5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14009355828">
            <text:p>0.11</text:p>
          </table:table-cell>
          <table:table-cell office:value-type="float" office:value="0.78125">
            <text:p>0.78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92815213589">
            <text:p>0.19</text:p>
          </table:table-cell>
          <table:table-cell office:value-type="float" office:value="0.46875">
            <text:p>0.47</text:p>
            <draw:frame table:end-cell-address="Sheet1.S47" table:end-x="0.0902in" table:end-y="0.1461in" draw:z-index="2" draw:style-name="gr1" svg:width="12.7224in" svg:height="2.7504in" svg:x="0.0591in" svg:y="0.0524in">
              <draw:object draw:notify-on-update-of-ranges="Sheet1.G1:Sheet1.G1 Sheet1.G2:Sheet1.G10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82825835285">
            <text:p>0.1</text:p>
          </table:table-cell>
          <table:table-cell office:value-type="float" office:value="0.8125">
            <text:p>0.8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28624933656">
            <text:p>0.09</text:p>
          </table:table-cell>
          <table:table-cell office:value-type="float" office:value="0.828125">
            <text:p>0.83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7141372169">
            <text:p>0.11</text:p>
          </table:table-cell>
          <table:table-cell office:value-type="float" office:value="0.765625">
            <text:p>0.77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8210388305">
            <text:p>0.17</text:p>
          </table:table-cell>
          <table:table-cell office:value-type="float" office:value="0.640625">
            <text:p>0.6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1323794337">
            <text:p>0.09</text:p>
          </table:table-cell>
          <table:table-cell office:value-type="float" office:value="0.859375">
            <text:p>0.86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1716002745">
            <text:p>0.1</text:p>
          </table:table-cell>
          <table:table-cell office:value-type="float" office:value="0.84375">
            <text:p>0.84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04192965416">
            <text:p>0.2</text:p>
          </table:table-cell>
          <table:table-cell office:value-type="float" office:value="0.375">
            <text:p>0.3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81153943123">
            <text:p>0.18</text:p>
          </table:table-cell>
          <table:table-cell office:value-type="float" office:value="0.578125">
            <text:p>0.58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1059641644">
            <text:p>0.11</text:p>
          </table:table-cell>
          <table:table-cell office:value-type="float" office:value="0.796875">
            <text:p>0.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95142973425">
            <text:p>0.07</text:p>
          </table:table-cell>
          <table:table-cell office:value-type="float" office:value="0.90625">
            <text:p>0.91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2765493302">
            <text:p>0.13</text:p>
          </table:table-cell>
          <table:table-cell office:value-type="float" office:value="0.734375">
            <text:p>0.7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56230457978">
            <text:p>0.09</text:p>
          </table:table-cell>
          <table:table-cell office:value-type="float" office:value="0.84375">
            <text:p>0.8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48516746184">
            <text:p>0.08</text:p>
            <draw:frame table:end-cell-address="Sheet1.R60" table:end-x="0.687in" table:end-y="0.1488in" draw:z-index="3" draw:style-name="gr1" svg:width="12.6531in" svg:height="2.7555in" svg:x="0.3425in" svg:y="0.05in">
              <draw:object draw:notify-on-update-of-ranges="Sheet1.A1:Sheet1.A1 Sheet1.A2:Sheet1.A100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0.875">
            <text:p>0.88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70599975929">
            <text:p>0.06</text:p>
          </table:table-cell>
          <table:table-cell office:value-type="float" office:value="0.90625">
            <text:p>0.91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09281851756">
            <text:p>0.11</text:p>
          </table:table-cell>
          <table:table-cell office:value-type="float" office:value="0.765625">
            <text:p>0.77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17384536797">
            <text:p>0.12</text:p>
          </table:table-cell>
          <table:table-cell office:value-type="float" office:value="0.828125">
            <text:p>0.8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4071493736">
            <text:p>0.16</text:p>
          </table:table-cell>
          <table:table-cell office:value-type="float" office:value="0.578125">
            <text:p>0.5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2544923719">
            <text:p>0.13</text:p>
          </table:table-cell>
          <table:table-cell office:value-type="float" office:value="0.765625">
            <text:p>0.77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34437507443">
            <text:p>0.04</text:p>
          </table:table-cell>
          <table:table-cell office:value-type="float" office:value="0.9375">
            <text:p>0.94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5456351041">
            <text:p>0.17</text:p>
          </table:table-cell>
          <table:table-cell office:value-type="float" office:value="0.484375">
            <text:p>0.4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13069525692">
            <text:p>0.11</text:p>
          </table:table-cell>
          <table:table-cell office:value-type="float" office:value="0.796875">
            <text:p>0.8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01641599129">
            <text:p>0.08</text:p>
          </table:table-cell>
          <table:table-cell office:value-type="float" office:value="0.890625">
            <text:p>0.89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22011840316">
            <text:p>0.06</text:p>
          </table:table-cell>
          <table:table-cell office:value-type="float" office:value="0.890625">
            <text:p>0.89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87745910903">
            <text:p>0.08</text:p>
          </table:table-cell>
          <table:table-cell office:value-type="float" office:value="0.84375">
            <text:p>0.8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2883623336">
            <text:p>0.17</text:p>
          </table:table-cell>
          <table:table-cell office:value-type="float" office:value="0.515625">
            <text:p>0.5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3385114317">
            <text:p>0.08</text:p>
          </table:table-cell>
          <table:table-cell office:value-type="float" office:value="0.875">
            <text:p>0.8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04764885796">
            <text:p>0.2</text:p>
          </table:table-cell>
          <table:table-cell office:value-type="float" office:value="0.34375">
            <text:p>0.3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58905709431">
            <text:p>0.03</text:p>
          </table:table-cell>
          <table:table-cell office:value-type="float" office:value="0.96875">
            <text:p>0.9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99630572331">
            <text:p>0.2</text:p>
          </table:table-cell>
          <table:table-cell office:value-type="float" office:value="0.328125">
            <text:p>0.3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.6393442623">
            <text:p>1.64</text:p>
          </table:table-cell>
          <table:table-cell office:value-type="float" office:value="0.013208954574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.61290322581">
            <text:p>1.61</text:p>
          </table:table-cell>
          <table:table-cell office:value-type="float" office:value="0.0686825951678">
            <text:p>0.07</text:p>
          </table:table-cell>
          <table:table-cell office:value-type="float" office:value="0.84375">
            <text:p>0.84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5873015873">
            <text:p>1.59</text:p>
          </table:table-cell>
          <table:table-cell office:value-type="float" office:value="0.0394525021633">
            <text:p>0.04</text:p>
          </table:table-cell>
          <table:table-cell office:value-type="float" office:value="0.9375">
            <text:p>0.94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125">
            <text:p>3.13</text:p>
          </table:table-cell>
          <table:table-cell office:value-type="float" office:value="0.0185997520444">
            <text:p>0.02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482">
            <text:p>4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07692307692">
            <text:p>3.08</text:p>
          </table:table-cell>
          <table:table-cell office:value-type="float" office:value="0.122911314618">
            <text:p>0.12</text:p>
          </table:table-cell>
          <table:table-cell office:value-type="float" office:value="0.765625">
            <text:p>0.7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0303030303">
            <text:p>3.03</text:p>
          </table:table-cell>
          <table:table-cell office:value-type="float" office:value="0.0670708395239">
            <text:p>0.07</text:p>
          </table:table-cell>
          <table:table-cell office:value-type="float" office:value="0.90625">
            <text:p>0.91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98507462687">
            <text:p>2.99</text:p>
          </table:table-cell>
          <table:table-cell office:value-type="float" office:value="0.166705450926">
            <text:p>0.17</text:p>
          </table:table-cell>
          <table:table-cell office:value-type="float" office:value="0.5">
            <text:p>0.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.94117647059">
            <text:p>2.94</text:p>
          </table:table-cell>
          <table:table-cell office:value-type="float" office:value="0.167675977289">
            <text:p>0.17</text:p>
          </table:table-cell>
          <table:table-cell office:value-type="float" office:value="0.515625">
            <text:p>0.5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.89855072464">
            <text:p>2.9</text:p>
          </table:table-cell>
          <table:table-cell office:value-type="float" office:value="0.0516973405992">
            <text:p>0.05</text:p>
          </table:table-cell>
          <table:table-cell office:value-type="float" office:value="0.921875">
            <text:p>0.92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85714285714">
            <text:p>2.86</text:p>
          </table:table-cell>
          <table:table-cell office:value-type="float" office:value="0.0950859762507">
            <text:p>0.1</text:p>
          </table:table-cell>
          <table:table-cell office:value-type="float" office:value="0.859375">
            <text:p>0.86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81690140845">
            <text:p>2.82</text:p>
          </table:table-cell>
          <table:table-cell office:value-type="float" office:value="0.137514865915">
            <text:p>0.14</text:p>
          </table:table-cell>
          <table:table-cell office:value-type="float" office:value="0.6875">
            <text:p>0.6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77777777778">
            <text:p>2.78</text:p>
          </table:table-cell>
          <table:table-cell office:value-type="float" office:value="0.152189947558">
            <text:p>0.15</text:p>
          </table:table-cell>
          <table:table-cell office:value-type="float" office:value="0.71875">
            <text:p>0.7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7397260274">
            <text:p>2.74</text:p>
          </table:table-cell>
          <table:table-cell office:value-type="float" office:value="0.174355140198">
            <text:p>0.17</text:p>
          </table:table-cell>
          <table:table-cell office:value-type="float" office:value="0.65625">
            <text:p>0.6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.7027027027">
            <text:p>2.7</text:p>
          </table:table-cell>
          <table:table-cell office:value-type="float" office:value="0.123633868819">
            <text:p>0.12</text:p>
          </table:table-cell>
          <table:table-cell office:value-type="float" office:value="0.703125">
            <text:p>0.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.66666666667">
            <text:p>2.67</text:p>
          </table:table-cell>
          <table:table-cell office:value-type="float" office:value="0.0463667373038">
            <text:p>0.05</text:p>
          </table:table-cell>
          <table:table-cell office:value-type="float" office:value="0.9375">
            <text:p>0.94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63157894737">
            <text:p>2.63</text:p>
          </table:table-cell>
          <table:table-cell office:value-type="float" office:value="0.107565338908">
            <text:p>0.11</text:p>
          </table:table-cell>
          <table:table-cell office:value-type="float" office:value="0.703125">
            <text:p>0.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5974025974">
            <text:p>2.6</text:p>
          </table:table-cell>
          <table:table-cell office:value-type="float" office:value="0.113803266783">
            <text:p>0.11</text:p>
          </table:table-cell>
          <table:table-cell office:value-type="float" office:value="0.765625">
            <text:p>0.7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5641025641">
            <text:p>2.56</text:p>
          </table:table-cell>
          <table:table-cell office:value-type="float" office:value="0.12637442253">
            <text:p>0.13</text:p>
          </table:table-cell>
          <table:table-cell office:value-type="float" office:value="0.6875">
            <text:p>0.6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53164556962">
            <text:p>2.53</text:p>
          </table:table-cell>
          <table:table-cell office:value-type="float" office:value="0.0957451749165">
            <text:p>0.1</text:p>
          </table:table-cell>
          <table:table-cell office:value-type="float" office:value="0.890625">
            <text:p>0.89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0.0153214911689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7037037037">
            <text:p>3.7</text:p>
          </table:table-cell>
          <table:table-cell office:value-type="float" office:value="0.150869978474">
            <text:p>0.15</text:p>
          </table:table-cell>
          <table:table-cell office:value-type="float" office:value="0.671875">
            <text:p>0.67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65853658537">
            <text:p>3.66</text:p>
          </table:table-cell>
          <table:table-cell office:value-type="float" office:value="0.105871178441">
            <text:p>0.11</text:p>
          </table:table-cell>
          <table:table-cell office:value-type="float" office:value="0.828125">
            <text:p>0.83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61445783133">
            <text:p>3.61</text:p>
          </table:table-cell>
          <table:table-cell office:value-type="float" office:value="0.197174016841">
            <text:p>0.2</text:p>
          </table:table-cell>
          <table:table-cell office:value-type="float" office:value="0.328125">
            <text:p>0.3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57142857143">
            <text:p>3.57</text:p>
          </table:table-cell>
          <table:table-cell office:value-type="float" office:value="0.0945240612878">
            <text:p>0.09</text:p>
          </table:table-cell>
          <table:table-cell office:value-type="float" office:value="0.78125">
            <text:p>0.78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52941176471">
            <text:p>3.53</text:p>
          </table:table-cell>
          <table:table-cell office:value-type="float" office:value="0.210705583656">
            <text:p>0.21</text:p>
          </table:table-cell>
          <table:table-cell office:value-type="float" office:value="0.3125">
            <text:p>0.3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48837209302">
            <text:p>3.49</text:p>
          </table:table-cell>
          <table:table-cell office:value-type="float" office:value="0.0993115332993">
            <text:p>0.1</text:p>
          </table:table-cell>
          <table:table-cell office:value-type="float" office:value="0.875">
            <text:p>0.88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44827586207">
            <text:p>3.45</text:p>
          </table:table-cell>
          <table:table-cell office:value-type="float" office:value="0.125310897525">
            <text:p>0.13</text:p>
          </table:table-cell>
          <table:table-cell office:value-type="float" office:value="0.640625">
            <text:p>0.6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40909090909">
            <text:p>3.41</text:p>
          </table:table-cell>
          <table:table-cell office:value-type="float" office:value="0.171394043735">
            <text:p>0.17</text:p>
          </table:table-cell>
          <table:table-cell office:value-type="float" office:value="0.515625">
            <text:p>0.5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37078651685">
            <text:p>3.37</text:p>
          </table:table-cell>
          <table:table-cell office:value-type="float" office:value="0.0857260564741">
            <text:p>0.09</text:p>
          </table:table-cell>
          <table:table-cell office:value-type="float" office:value="0.875">
            <text:p>0.88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33333333333">
            <text:p>3.33</text:p>
          </table:table-cell>
          <table:table-cell office:value-type="float" office:value="0.109365535742">
            <text:p>0.11</text:p>
          </table:table-cell>
          <table:table-cell office:value-type="float" office:value="0.734375">
            <text:p>0.7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2967032967">
            <text:p>3.3</text:p>
          </table:table-cell>
          <table:table-cell office:value-type="float" office:value="0.0601097478289">
            <text:p>0.06</text:p>
          </table:table-cell>
          <table:table-cell office:value-type="float" office:value="0.9375">
            <text:p>0.94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61">
            <text:p>1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26086956522">
            <text:p>3.26</text:p>
          </table:table-cell>
          <table:table-cell office:value-type="float" office:value="0.190078520936">
            <text:p>0.19</text:p>
          </table:table-cell>
          <table:table-cell office:value-type="float" office:value="0.5625">
            <text:p>0.5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22580645161">
            <text:p>3.23</text:p>
          </table:table-cell>
          <table:table-cell office:value-type="float" office:value="0.187027014246">
            <text:p>0.19</text:p>
          </table:table-cell>
          <table:table-cell office:value-type="float" office:value="0.390625">
            <text:p>0.3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1914893617">
            <text:p>3.19</text:p>
          </table:table-cell>
          <table:table-cell office:value-type="float" office:value="0.202883479121">
            <text:p>0.2</text:p>
          </table:table-cell>
          <table:table-cell office:value-type="float" office:value="0.296875">
            <text:p>0.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15789473684">
            <text:p>3.16</text:p>
          </table:table-cell>
          <table:table-cell office:value-type="float" office:value="0.122242557085">
            <text:p>0.12</text:p>
          </table:table-cell>
          <table:table-cell office:value-type="float" office:value="0.734375">
            <text:p>0.73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125">
            <text:p>3.13</text:p>
          </table:table-cell>
          <table:table-cell office:value-type="float" office:value="0.0628868865573">
            <text:p>0.06</text:p>
          </table:table-cell>
          <table:table-cell office:value-type="float" office:value="0.875">
            <text:p>0.88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09278350515">
            <text:p>3.09</text:p>
          </table:table-cell>
          <table:table-cell office:value-type="float" office:value="0.204730901383">
            <text:p>0.2</text:p>
          </table:table-cell>
          <table:table-cell office:value-type="float" office:value="0.359375">
            <text:p>0.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0612244898">
            <text:p>3.06</text:p>
          </table:table-cell>
          <table:table-cell office:value-type="float" office:value="0.0555338567282">
            <text:p>0.06</text:p>
          </table:table-cell>
          <table:table-cell office:value-type="float" office:value="0.96875">
            <text:p>0.97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0303030303">
            <text:p>3.03</text:p>
          </table:table-cell>
          <table:table-cell office:value-type="float" office:value="0.0353543900671">
            <text:p>0.04</text:p>
          </table:table-cell>
          <table:table-cell office:value-type="float" office:value="0.9375">
            <text:p>0.9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88994649105">
            <text:p>0.19</text:p>
          </table:table-cell>
          <table:table-cell office:value-type="float" office:value="0.53125">
            <text:p>0.5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.9702970297">
            <text:p>2.97</text:p>
          </table:table-cell>
          <table:table-cell office:value-type="float" office:value="0.0810941036261">
            <text:p>0.08</text:p>
          </table:table-cell>
          <table:table-cell office:value-type="float" office:value="0.875">
            <text:p>0.88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94117647059">
            <text:p>2.94</text:p>
          </table:table-cell>
          <table:table-cell office:value-type="float" office:value="0.134279049579">
            <text:p>0.13</text:p>
          </table:table-cell>
          <table:table-cell office:value-type="float" office:value="0.6875">
            <text:p>0.6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88349514563">
            <text:p>3.88</text:p>
          </table:table-cell>
          <table:table-cell office:value-type="float" office:value="0.0212663474787">
            <text:p>0.02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84615384615">
            <text:p>3.85</text:p>
          </table:table-cell>
          <table:table-cell office:value-type="float" office:value="0.0870433739993">
            <text:p>0.09</text:p>
          </table:table-cell>
          <table:table-cell office:value-type="float" office:value="0.8125">
            <text:p>0.8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80952380952">
            <text:p>3.81</text:p>
          </table:table-cell>
          <table:table-cell office:value-type="float" office:value="0.109797867304">
            <text:p>0.11</text:p>
          </table:table-cell>
          <table:table-cell office:value-type="float" office:value="0.765625">
            <text:p>0.77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77358490566">
            <text:p>3.77</text:p>
          </table:table-cell>
          <table:table-cell office:value-type="float" office:value="0.0668956459622">
            <text:p>0.07</text:p>
          </table:table-cell>
          <table:table-cell office:value-type="float" office:value="0.875">
            <text:p>0.88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73831775701">
            <text:p>3.74</text:p>
          </table:table-cell>
          <table:table-cell office:value-type="float" office:value="0.0945351646737">
            <text:p>0.09</text:p>
          </table:table-cell>
          <table:table-cell office:value-type="float" office:value="0.84375">
            <text:p>0.8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.7037037037">
            <text:p>3.7</text:p>
          </table:table-cell>
          <table:table-cell office:value-type="float" office:value="0.161437694253">
            <text:p>0.16</text:p>
          </table:table-cell>
          <table:table-cell office:value-type="float" office:value="0.515625">
            <text:p>0.5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66972477064">
            <text:p>3.67</text:p>
          </table:table-cell>
          <table:table-cell office:value-type="float" office:value="0.202102632707">
            <text:p>0.2</text:p>
          </table:table-cell>
          <table:table-cell office:value-type="float" office:value="0.46875">
            <text:p>0.4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63636363636">
            <text:p>3.64</text:p>
          </table:table-cell>
          <table:table-cell office:value-type="float" office:value="0.038309049821">
            <text:p>0.04</text:p>
          </table:table-cell>
          <table:table-cell office:value-type="float" office:value="0.921875">
            <text:p>0.9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6036036036">
            <text:p>3.6</text:p>
          </table:table-cell>
          <table:table-cell office:value-type="float" office:value="0.0313706707567">
            <text:p>0.03</text:p>
          </table:table-cell>
          <table:table-cell office:value-type="float" office:value="0.953125">
            <text:p>0.95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136">
            <text:p>1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57142857143">
            <text:p>3.57</text:p>
          </table:table-cell>
          <table:table-cell office:value-type="float" office:value="0.214233448713">
            <text:p>0.21</text:p>
          </table:table-cell>
          <table:table-cell office:value-type="float" office:value="0.28125">
            <text:p>0.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53982300885">
            <text:p>3.54</text:p>
          </table:table-cell>
          <table:table-cell office:value-type="float" office:value="0.0587535942044">
            <text:p>0.06</text:p>
          </table:table-cell>
          <table:table-cell office:value-type="float" office:value="0.875">
            <text:p>0.8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.50877192982">
            <text:p>3.51</text:p>
          </table:table-cell>
          <table:table-cell office:value-type="float" office:value="0.131478395291">
            <text:p>0.13</text:p>
          </table:table-cell>
          <table:table-cell office:value-type="float" office:value="0.65625">
            <text:p>0.6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47826086957">
            <text:p>3.48</text:p>
          </table:table-cell>
          <table:table-cell office:value-type="float" office:value="0.176547668954">
            <text:p>0.18</text:p>
          </table:table-cell>
          <table:table-cell office:value-type="float" office:value="0.515625">
            <text:p>0.5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44827586207">
            <text:p>3.45</text:p>
          </table:table-cell>
          <table:table-cell office:value-type="float" office:value="0.134359369148">
            <text:p>0.13</text:p>
          </table:table-cell>
          <table:table-cell office:value-type="float" office:value="0.65625">
            <text:p>0.6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4188034188">
            <text:p>3.42</text:p>
          </table:table-cell>
          <table:table-cell office:value-type="float" office:value="0.100724102475">
            <text:p>0.1</text:p>
          </table:table-cell>
          <table:table-cell office:value-type="float" office:value="0.796875">
            <text:p>0.8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38983050847">
            <text:p>3.39</text:p>
          </table:table-cell>
          <table:table-cell office:value-type="float" office:value="0.14385039847">
            <text:p>0.14</text:p>
          </table:table-cell>
          <table:table-cell office:value-type="float" office:value="0.59375">
            <text:p>0.59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36134453782">
            <text:p>3.36</text:p>
          </table:table-cell>
          <table:table-cell office:value-type="float" office:value="0.192776863956">
            <text:p>0.19</text:p>
          </table:table-cell>
          <table:table-cell office:value-type="float" office:value="0.4375">
            <text:p>0.4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33333333333">
            <text:p>3.33</text:p>
          </table:table-cell>
          <table:table-cell office:value-type="float" office:value="0.0246376981179">
            <text:p>0.02</text:p>
          </table:table-cell>
          <table:table-cell office:value-type="float" office:value="0.953125">
            <text:p>0.95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30578512397">
            <text:p>3.31</text:p>
          </table:table-cell>
          <table:table-cell office:value-type="float" office:value="0.16682202097">
            <text:p>0.17</text:p>
          </table:table-cell>
          <table:table-cell office:value-type="float" office:value="0.640625">
            <text:p>0.6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27868852459">
            <text:p>3.28</text:p>
          </table:table-cell>
          <table:table-cell office:value-type="float" office:value="0.141146909401">
            <text:p>0.14</text:p>
          </table:table-cell>
          <table:table-cell office:value-type="float" office:value="0.640625">
            <text:p>0.6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25203252033">
            <text:p>3.25</text:p>
          </table:table-cell>
          <table:table-cell office:value-type="float" office:value="0.124385375341">
            <text:p>0.12</text:p>
          </table:table-cell>
          <table:table-cell office:value-type="float" office:value="0.78125">
            <text:p>0.7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.22580645161">
            <text:p>3.23</text:p>
          </table:table-cell>
          <table:table-cell office:value-type="float" office:value="0.135435804155">
            <text:p>0.14</text:p>
          </table:table-cell>
          <table:table-cell office:value-type="float" office:value="0.625">
            <text:p>0.6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071617082565">
            <text:p>0.07</text:p>
          </table:table-cell>
          <table:table-cell office:value-type="float" office:value="0.890625">
            <text:p>0.89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1746031746">
            <text:p>3.17</text:p>
          </table:table-cell>
          <table:table-cell office:value-type="float" office:value="0.137874555892">
            <text:p>0.14</text:p>
          </table:table-cell>
          <table:table-cell office:value-type="float" office:value="0.75">
            <text:p>0.7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14960629921">
            <text:p>3.15</text:p>
          </table:table-cell>
          <table:table-cell office:value-type="float" office:value="0.203898487099">
            <text:p>0.2</text:p>
          </table:table-cell>
          <table:table-cell office:value-type="float" office:value="0.390625">
            <text:p>0.3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125">
            <text:p>3.13</text:p>
          </table:table-cell>
          <table:table-cell office:value-type="float" office:value="0.0265686522256">
            <text:p>0.03</text:p>
          </table:table-cell>
          <table:table-cell office:value-type="float" office:value="0.984375">
            <text:p>0.98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1007751938">
            <text:p>3.1</text:p>
          </table:table-cell>
          <table:table-cell office:value-type="float" office:value="0.0745798963736">
            <text:p>0.07</text:p>
          </table:table-cell>
          <table:table-cell office:value-type="float" office:value="0.875">
            <text:p>0.88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07692307692">
            <text:p>3.08</text:p>
          </table:table-cell>
          <table:table-cell office:value-type="float" office:value="0.086679487251">
            <text:p>0.09</text:p>
          </table:table-cell>
          <table:table-cell office:value-type="float" office:value="0.875">
            <text:p>0.88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0534351145">
            <text:p>3.05</text:p>
          </table:table-cell>
          <table:table-cell office:value-type="float" office:value="0.0826734241349">
            <text:p>0.08</text:p>
          </table:table-cell>
          <table:table-cell office:value-type="float" office:value="0.875">
            <text:p>0.88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0303030303">
            <text:p>3.03</text:p>
          </table:table-cell>
          <table:table-cell office:value-type="float" office:value="0.0148758683536">
            <text:p>0.01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00751879699">
            <text:p>3.01</text:p>
          </table:table-cell>
          <table:table-cell office:value-type="float" office:value="0.0499504805406">
            <text:p>0.05</text:p>
          </table:table-cell>
          <table:table-cell office:value-type="float" office:value="0.921875">
            <text:p>0.92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98507462687">
            <text:p>2.99</text:p>
          </table:table-cell>
          <table:table-cell office:value-type="float" office:value="0.136197225142">
            <text:p>0.14</text:p>
          </table:table-cell>
          <table:table-cell office:value-type="float" office:value="0.65625">
            <text:p>0.6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.96296296296">
            <text:p>2.96</text:p>
          </table:table-cell>
          <table:table-cell office:value-type="float" office:value="0.0566804015783">
            <text:p>0.06</text:p>
          </table:table-cell>
          <table:table-cell office:value-type="float" office:value="0.921875">
            <text:p>0.9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94117647059">
            <text:p>2.94</text:p>
          </table:table-cell>
          <table:table-cell office:value-type="float" office:value="0.180500389903">
            <text:p>0.18</text:p>
          </table:table-cell>
          <table:table-cell office:value-type="float" office:value="0.46875">
            <text:p>0.4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.9197080292">
            <text:p>2.92</text:p>
          </table:table-cell>
          <table:table-cell office:value-type="float" office:value="0.196681523732">
            <text:p>0.2</text:p>
          </table:table-cell>
          <table:table-cell office:value-type="float" office:value="0.484375">
            <text:p>0.4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.89855072464">
            <text:p>2.9</text:p>
          </table:table-cell>
          <table:table-cell office:value-type="float" office:value="0.0338923186449">
            <text:p>0.03</text:p>
          </table:table-cell>
          <table:table-cell office:value-type="float" office:value="0.96875">
            <text:p>0.97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87769784173">
            <text:p>2.88</text:p>
          </table:table-cell>
          <table:table-cell office:value-type="float" office:value="0.176693129621">
            <text:p>0.18</text:p>
          </table:table-cell>
          <table:table-cell office:value-type="float" office:value="0.390625">
            <text:p>0.3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.85714285714">
            <text:p>2.86</text:p>
          </table:table-cell>
          <table:table-cell office:value-type="float" office:value="0.0765704603954">
            <text:p>0.08</text:p>
          </table:table-cell>
          <table:table-cell office:value-type="float" office:value="0.875">
            <text:p>0.88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83687943262">
            <text:p>2.84</text:p>
          </table:table-cell>
          <table:table-cell office:value-type="float" office:value="0.151079648568">
            <text:p>0.15</text:p>
          </table:table-cell>
          <table:table-cell office:value-type="float" office:value="0.65625">
            <text:p>0.6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81690140845">
            <text:p>2.82</text:p>
          </table:table-cell>
          <table:table-cell office:value-type="float" office:value="0.0456021064907">
            <text:p>0.05</text:p>
          </table:table-cell>
          <table:table-cell office:value-type="float" office:value="0.9375">
            <text:p>0.94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7972027972">
            <text:p>2.8</text:p>
          </table:table-cell>
          <table:table-cell office:value-type="float" office:value="0.0931915163541">
            <text:p>0.09</text:p>
          </table:table-cell>
          <table:table-cell office:value-type="float" office:value="0.828125">
            <text:p>0.8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77777777778">
            <text:p>2.78</text:p>
          </table:table-cell>
          <table:table-cell office:value-type="float" office:value="0.169581517531">
            <text:p>0.1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.75862068966">
            <text:p>2.76</text:p>
          </table:table-cell>
          <table:table-cell office:value-type="float" office:value="0.0647456135803">
            <text:p>0.06</text:p>
          </table:table-cell>
          <table:table-cell office:value-type="float" office:value="0.90625">
            <text:p>0.9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7397260274">
            <text:p>2.74</text:p>
          </table:table-cell>
          <table:table-cell office:value-type="float" office:value="0.0921688880734">
            <text:p>0.09</text:p>
          </table:table-cell>
          <table:table-cell office:value-type="float" office:value="0.875">
            <text:p>0.88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.40136054422">
            <text:p>3.4</text:p>
          </table:table-cell>
          <table:table-cell office:value-type="float" office:value="0.0182529374644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37837837838">
            <text:p>3.38</text:p>
          </table:table-cell>
          <table:table-cell office:value-type="float" office:value="0.076885762144">
            <text:p>0.08</text:p>
          </table:table-cell>
          <table:table-cell office:value-type="float" office:value="0.90625">
            <text:p>0.91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35570469799">
            <text:p>3.36</text:p>
          </table:table-cell>
          <table:table-cell office:value-type="float" office:value="0.0386792719246">
            <text:p>0.04</text:p>
          </table:table-cell>
          <table:table-cell office:value-type="float" office:value="0.953125">
            <text:p>0.95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33333333333">
            <text:p>3.33</text:p>
          </table:table-cell>
          <table:table-cell office:value-type="float" office:value="0.175906466581">
            <text:p>0.18</text:p>
          </table:table-cell>
          <table:table-cell office:value-type="float" office:value="0.515625">
            <text:p>0.5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31125827815">
            <text:p>3.31</text:p>
          </table:table-cell>
          <table:table-cell office:value-type="float" office:value="0.0632419051139">
            <text:p>0.06</text:p>
          </table:table-cell>
          <table:table-cell office:value-type="float" office:value="0.890625">
            <text:p>0.89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28947368421">
            <text:p>3.29</text:p>
          </table:table-cell>
          <table:table-cell office:value-type="float" office:value="0.15533831768">
            <text:p>0.16</text:p>
          </table:table-cell>
          <table:table-cell office:value-type="float" office:value="0.640625">
            <text:p>0.6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26797385621">
            <text:p>3.27</text:p>
          </table:table-cell>
          <table:table-cell office:value-type="float" office:value="0.0726084493919">
            <text:p>0.07</text:p>
          </table:table-cell>
          <table:table-cell office:value-type="float" office:value="0.890625">
            <text:p>0.89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24675324675">
            <text:p>3.25</text:p>
          </table:table-cell>
          <table:table-cell office:value-type="float" office:value="0.0480058118404">
            <text:p>0.05</text:p>
          </table:table-cell>
          <table:table-cell office:value-type="float" office:value="0.90625">
            <text:p>0.9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22580645161">
            <text:p>3.23</text:p>
          </table:table-cell>
          <table:table-cell office:value-type="float" office:value="0.0869958059335">
            <text:p>0.09</text:p>
          </table:table-cell>
          <table:table-cell office:value-type="float" office:value="0.84375">
            <text:p>0.84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20512820513">
            <text:p>3.21</text:p>
          </table:table-cell>
          <table:table-cell office:value-type="float" office:value="0.132445002686">
            <text:p>0.13</text:p>
          </table:table-cell>
          <table:table-cell office:value-type="float" office:value="0.71875">
            <text:p>0.7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1847133758">
            <text:p>3.18</text:p>
          </table:table-cell>
          <table:table-cell office:value-type="float" office:value="0.0795581847274">
            <text:p>0.08</text:p>
          </table:table-cell>
          <table:table-cell office:value-type="float" office:value="0.875">
            <text:p>0.88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16455696203">
            <text:p>3.16</text:p>
          </table:table-cell>
          <table:table-cell office:value-type="float" office:value="0.0381990324962">
            <text:p>0.04</text:p>
          </table:table-cell>
          <table:table-cell office:value-type="float" office:value="0.953125">
            <text:p>0.95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14465408805">
            <text:p>3.14</text:p>
          </table:table-cell>
          <table:table-cell office:value-type="float" office:value="0.0893194606723">
            <text:p>0.09</text:p>
          </table:table-cell>
          <table:table-cell office:value-type="float" office:value="0.875">
            <text:p>0.88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125">
            <text:p>3.13</text:p>
          </table:table-cell>
          <table:table-cell office:value-type="float" office:value="0.150039028152">
            <text:p>0.15</text:p>
          </table:table-cell>
          <table:table-cell office:value-type="float" office:value="0.59375">
            <text:p>0.5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10559006211">
            <text:p>3.11</text:p>
          </table:table-cell>
          <table:table-cell office:value-type="float" office:value="0.0649836584597">
            <text:p>0.06</text:p>
          </table:table-cell>
          <table:table-cell office:value-type="float" office:value="0.921875">
            <text:p>0.92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152">
            <text:p>1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08641975309">
            <text:p>3.09</text:p>
          </table:table-cell>
          <table:table-cell office:value-type="float" office:value="0.175268709585">
            <text:p>0.18</text:p>
          </table:table-cell>
          <table:table-cell office:value-type="float" office:value="0.53125">
            <text:p>0.5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06748466258">
            <text:p>3.07</text:p>
          </table:table-cell>
          <table:table-cell office:value-type="float" office:value="0.124224821148">
            <text:p>0.12</text:p>
          </table:table-cell>
          <table:table-cell office:value-type="float" office:value="0.6875">
            <text:p>0.69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0487804878">
            <text:p>3.05</text:p>
          </table:table-cell>
          <table:table-cell office:value-type="float" office:value="0.0889942026268">
            <text:p>0.09</text:p>
          </table:table-cell>
          <table:table-cell office:value-type="float" office:value="0.84375">
            <text:p>0.84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0303030303">
            <text:p>3.03</text:p>
          </table:table-cell>
          <table:table-cell office:value-type="float" office:value="0.0180893103684">
            <text:p>0.02</text:p>
          </table:table-cell>
          <table:table-cell office:value-type="float" office:value="0.96875">
            <text:p>0.97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266">
            <text:p>2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01204819277">
            <text:p>3.01</text:p>
          </table:table-cell>
          <table:table-cell office:value-type="float" office:value="0.144161229942">
            <text:p>0.14</text:p>
          </table:table-cell>
          <table:table-cell office:value-type="float" office:value="0.65625">
            <text:p>0.66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99401197605">
            <text:p>2.99</text:p>
          </table:table-cell>
          <table:table-cell office:value-type="float" office:value="0.0570953160824">
            <text:p>0.06</text:p>
          </table:table-cell>
          <table:table-cell office:value-type="float" office:value="0.921875">
            <text:p>0.92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97619047619">
            <text:p>2.98</text:p>
          </table:table-cell>
          <table:table-cell office:value-type="float" office:value="0.0990683442372">
            <text:p>0.1</text:p>
          </table:table-cell>
          <table:table-cell office:value-type="float" office:value="0.859375">
            <text:p>0.86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95857988166">
            <text:p>2.96</text:p>
          </table:table-cell>
          <table:table-cell office:value-type="float" office:value="0.0610529911937">
            <text:p>0.06</text:p>
          </table:table-cell>
          <table:table-cell office:value-type="float" office:value="0.890625">
            <text:p>0.89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.94117647059">
            <text:p>2.94</text:p>
          </table:table-cell>
          <table:table-cell office:value-type="float" office:value="0.0915954815964">
            <text:p>0.09</text:p>
          </table:table-cell>
          <table:table-cell office:value-type="float" office:value="0.859375">
            <text:p>0.86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92397660819">
            <text:p>2.92</text:p>
          </table:table-cell>
          <table:table-cell office:value-type="float" office:value="0.110790052899">
            <text:p>0.11</text:p>
          </table:table-cell>
          <table:table-cell office:value-type="float" office:value="0.734375">
            <text:p>0.7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48837209302">
            <text:p>3.49</text:p>
          </table:table-cell>
          <table:table-cell office:value-type="float" office:value="0.0116285833429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46820809249">
            <text:p>3.47</text:p>
          </table:table-cell>
          <table:table-cell office:value-type="float" office:value="0.0894680647281">
            <text:p>0.09</text:p>
          </table:table-cell>
          <table:table-cell office:value-type="float" office:value="0.859375">
            <text:p>0.8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44827586207">
            <text:p>3.45</text:p>
          </table:table-cell>
          <table:table-cell office:value-type="float" office:value="0.0828977535066">
            <text:p>0.08</text:p>
          </table:table-cell>
          <table:table-cell office:value-type="float" office:value="0.859375">
            <text:p>0.86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42857142857">
            <text:p>3.43</text:p>
          </table:table-cell>
          <table:table-cell office:value-type="float" office:value="0.060087423226">
            <text:p>0.06</text:p>
          </table:table-cell>
          <table:table-cell office:value-type="float" office:value="0.890625">
            <text:p>0.8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40909090909">
            <text:p>3.41</text:p>
          </table:table-cell>
          <table:table-cell office:value-type="float" office:value="0.0558149749287">
            <text:p>0.06</text:p>
          </table:table-cell>
          <table:table-cell office:value-type="float" office:value="0.890625">
            <text:p>0.89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38983050847">
            <text:p>3.39</text:p>
          </table:table-cell>
          <table:table-cell office:value-type="float" office:value="0.223407254671">
            <text:p>0.22</text:p>
          </table:table-cell>
          <table:table-cell office:value-type="float" office:value="0.296875">
            <text:p>0.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37078651685">
            <text:p>3.37</text:p>
          </table:table-cell>
          <table:table-cell office:value-type="float" office:value="0.163403910582">
            <text:p>0.16</text:p>
          </table:table-cell>
          <table:table-cell office:value-type="float" office:value="0.546875">
            <text:p>0.5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35195530726">
            <text:p>3.35</text:p>
          </table:table-cell>
          <table:table-cell office:value-type="float" office:value="0.0945024533115">
            <text:p>0.09</text:p>
          </table:table-cell>
          <table:table-cell office:value-type="float" office:value="0.84375">
            <text:p>0.84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33333333333">
            <text:p>3.33</text:p>
          </table:table-cell>
          <table:table-cell office:value-type="float" office:value="0.0857709039181">
            <text:p>0.09</text:p>
          </table:table-cell>
          <table:table-cell office:value-type="float" office:value="0.84375">
            <text:p>0.84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31491712707">
            <text:p>3.31</text:p>
          </table:table-cell>
          <table:table-cell office:value-type="float" office:value="0.0577877719204">
            <text:p>0.06</text:p>
          </table:table-cell>
          <table:table-cell office:value-type="float" office:value="0.9375">
            <text:p>0.94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2967032967">
            <text:p>3.3</text:p>
          </table:table-cell>
          <table:table-cell office:value-type="float" office:value="0.0722693962768">
            <text:p>0.07</text:p>
          </table:table-cell>
          <table:table-cell office:value-type="float" office:value="0.875">
            <text:p>0.88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27868852459">
            <text:p>3.28</text:p>
          </table:table-cell>
          <table:table-cell office:value-type="float" office:value="0.209227796869">
            <text:p>0.21</text:p>
          </table:table-cell>
          <table:table-cell office:value-type="float" office:value="0.359375">
            <text:p>0.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26086956522">
            <text:p>3.26</text:p>
          </table:table-cell>
          <table:table-cell office:value-type="float" office:value="0.030083251302">
            <text:p>0.03</text:p>
          </table:table-cell>
          <table:table-cell office:value-type="float" office:value="0.9375">
            <text:p>0.94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24324324324">
            <text:p>3.24</text:p>
          </table:table-cell>
          <table:table-cell office:value-type="float" office:value="0.115280192095">
            <text:p>0.12</text:p>
          </table:table-cell>
          <table:table-cell office:value-type="float" office:value="0.75">
            <text:p>0.7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22580645161">
            <text:p>3.23</text:p>
          </table:table-cell>
          <table:table-cell office:value-type="float" office:value="0.145403464248">
            <text:p>0.15</text:p>
          </table:table-cell>
          <table:table-cell office:value-type="float" office:value="0.5625">
            <text:p>0.5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20855614973">
            <text:p>3.21</text:p>
          </table:table-cell>
          <table:table-cell office:value-type="float" office:value="0.090425120531">
            <text:p>0.09</text:p>
          </table:table-cell>
          <table:table-cell office:value-type="float" office:value="0.84375">
            <text:p>0.84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72340425532">
            <text:p>3.72</text:p>
          </table:table-cell>
          <table:table-cell office:value-type="float" office:value="0.00999885101986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7037037037">
            <text:p>3.7</text:p>
          </table:table-cell>
          <table:table-cell office:value-type="float" office:value="0.196033386726">
            <text:p>0.2</text:p>
          </table:table-cell>
          <table:table-cell office:value-type="float" office:value="0.34375">
            <text:p>0.3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68421052632">
            <text:p>3.68</text:p>
          </table:table-cell>
          <table:table-cell office:value-type="float" office:value="0.0387606348622">
            <text:p>0.04</text:p>
          </table:table-cell>
          <table:table-cell office:value-type="float" office:value="0.9375">
            <text:p>0.94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66492146597">
            <text:p>3.66</text:p>
          </table:table-cell>
          <table:table-cell office:value-type="float" office:value="0.0752562084527">
            <text:p>0.08</text:p>
          </table:table-cell>
          <table:table-cell office:value-type="float" office:value="0.875">
            <text:p>0.88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64583333333">
            <text:p>3.65</text:p>
          </table:table-cell>
          <table:table-cell office:value-type="float" office:value="0.0683232360787">
            <text:p>0.07</text:p>
          </table:table-cell>
          <table:table-cell office:value-type="float" office:value="0.890625">
            <text:p>0.89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62694300518">
            <text:p>3.63</text:p>
          </table:table-cell>
          <table:table-cell office:value-type="float" office:value="0.0382780290807">
            <text:p>0.04</text:p>
          </table:table-cell>
          <table:table-cell office:value-type="float" office:value="0.9375">
            <text:p>0.94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60824742268">
            <text:p>3.61</text:p>
          </table:table-cell>
          <table:table-cell office:value-type="float" office:value="0.087452565492">
            <text:p>0.09</text:p>
          </table:table-cell>
          <table:table-cell office:value-type="float" office:value="0.890625">
            <text:p>0.89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58974358974">
            <text:p>3.59</text:p>
          </table:table-cell>
          <table:table-cell office:value-type="float" office:value="0.0993501846443">
            <text:p>0.1</text:p>
          </table:table-cell>
          <table:table-cell office:value-type="float" office:value="0.796875">
            <text:p>0.8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08163265306">
            <text:p>4.08</text:p>
          </table:table-cell>
          <table:table-cell office:value-type="float" office:value="0.00376484002373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.06091370558">
            <text:p>4.06</text:p>
          </table:table-cell>
          <table:table-cell office:value-type="float" office:value="0.221264798769">
            <text:p>0.22</text:p>
          </table:table-cell>
          <table:table-cell office:value-type="float" office:value="0.265625">
            <text:p>0.2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.0404040404">
            <text:p>4.04</text:p>
          </table:table-cell>
          <table:table-cell office:value-type="float" office:value="0.0796088287807">
            <text:p>0.08</text:p>
          </table:table-cell>
          <table:table-cell office:value-type="float" office:value="0.875">
            <text:p>0.88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02010050251">
            <text:p>4.02</text:p>
          </table:table-cell>
          <table:table-cell office:value-type="float" office:value="0.0557339266778">
            <text:p>0.06</text:p>
          </table:table-cell>
          <table:table-cell office:value-type="float" office:value="0.921875">
            <text:p>0.9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502114772822">
            <text:p>0.05</text:p>
          </table:table-cell>
          <table:table-cell office:value-type="float" office:value="0.90625">
            <text:p>0.91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98009950249">
            <text:p>3.98</text:p>
          </table:table-cell>
          <table:table-cell office:value-type="float" office:value="0.21258073598">
            <text:p>0.21</text:p>
          </table:table-cell>
          <table:table-cell office:value-type="float" office:value="0.328125">
            <text:p>0.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9603960396">
            <text:p>3.96</text:p>
          </table:table-cell>
          <table:table-cell office:value-type="float" office:value="0.0152119471669">
            <text:p>0.02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94088669951">
            <text:p>3.94</text:p>
          </table:table-cell>
          <table:table-cell office:value-type="float" office:value="0.0189529532852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92156862745">
            <text:p>3.92</text:p>
          </table:table-cell>
          <table:table-cell office:value-type="float" office:value="0.193061347656">
            <text:p>0.19</text:p>
          </table:table-cell>
          <table:table-cell office:value-type="float" office:value="0.390625">
            <text:p>0.3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90243902439">
            <text:p>3.9</text:p>
          </table:table-cell>
          <table:table-cell office:value-type="float" office:value="0.0948514115663">
            <text:p>0.09</text:p>
          </table:table-cell>
          <table:table-cell office:value-type="float" office:value="0.734375">
            <text:p>0.73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88349514563">
            <text:p>3.88</text:p>
          </table:table-cell>
          <table:table-cell office:value-type="float" office:value="0.0598421521641">
            <text:p>0.06</text:p>
          </table:table-cell>
          <table:table-cell office:value-type="float" office:value="0.921875">
            <text:p>0.92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86473429952">
            <text:p>3.86</text:p>
          </table:table-cell>
          <table:table-cell office:value-type="float" office:value="0.0766590444078">
            <text:p>0.08</text:p>
          </table:table-cell>
          <table:table-cell office:value-type="float" office:value="0.875">
            <text:p>0.88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84615384615">
            <text:p>3.85</text:p>
          </table:table-cell>
          <table:table-cell office:value-type="float" office:value="0.053655004445">
            <text:p>0.05</text:p>
          </table:table-cell>
          <table:table-cell office:value-type="float" office:value="0.90625">
            <text:p>0.91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.82775119617">
            <text:p>3.83</text:p>
          </table:table-cell>
          <table:table-cell office:value-type="float" office:value="0.0606493343387">
            <text:p>0.06</text:p>
          </table:table-cell>
          <table:table-cell office:value-type="float" office:value="0.890625">
            <text:p>0.89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28571428571">
            <text:p>4.29</text:p>
          </table:table-cell>
          <table:table-cell office:value-type="float" office:value="0.0132457117911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.2654028436">
            <text:p>4.27</text:p>
          </table:table-cell>
          <table:table-cell office:value-type="float" office:value="0.0929867506834">
            <text:p>0.09</text:p>
          </table:table-cell>
          <table:table-cell office:value-type="float" office:value="0.796875">
            <text:p>0.8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24528301887">
            <text:p>4.25</text:p>
          </table:table-cell>
          <table:table-cell office:value-type="float" office:value="0.129154403614">
            <text:p>0.13</text:p>
          </table:table-cell>
          <table:table-cell office:value-type="float" office:value="0.703125">
            <text:p>0.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.22535211268">
            <text:p>4.23</text:p>
          </table:table-cell>
          <table:table-cell office:value-type="float" office:value="0.0594692568251">
            <text:p>0.06</text:p>
          </table:table-cell>
          <table:table-cell office:value-type="float" office:value="0.921875">
            <text:p>0.92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.67289719626">
            <text:p>4.67</text:p>
          </table:table-cell>
          <table:table-cell office:value-type="float" office:value="0.00545017077047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.6511627907">
            <text:p>4.65</text:p>
          </table:table-cell>
          <table:table-cell office:value-type="float" office:value="0.193529021029">
            <text:p>0.19</text:p>
          </table:table-cell>
          <table:table-cell office:value-type="float" office:value="0.3125">
            <text:p>0.3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62962962963">
            <text:p>4.63</text:p>
          </table:table-cell>
          <table:table-cell office:value-type="float" office:value="0.0851025478659">
            <text:p>0.09</text:p>
          </table:table-cell>
          <table:table-cell office:value-type="float" office:value="0.890625">
            <text:p>0.89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60829493088">
            <text:p>4.61</text:p>
          </table:table-cell>
          <table:table-cell office:value-type="float" office:value="0.0372645588717">
            <text:p>0.04</text:p>
          </table:table-cell>
          <table:table-cell office:value-type="float" office:value="0.953125">
            <text:p>0.95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.5871559633">
            <text:p>4.59</text:p>
          </table:table-cell>
          <table:table-cell office:value-type="float" office:value="0.129521127175">
            <text:p>0.13</text:p>
          </table:table-cell>
          <table:table-cell office:value-type="float" office:value="0.75">
            <text:p>0.7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.02283105023">
            <text:p>5.02</text:p>
          </table:table-cell>
          <table:table-cell office:value-type="float" office:value="0.00771046092161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03893801195">
            <text:p>0.1</text:p>
          </table:table-cell>
          <table:table-cell office:value-type="float" office:value="0.828125">
            <text:p>0.83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.42986425339">
            <text:p>5.43</text:p>
          </table:table-cell>
          <table:table-cell office:value-type="float" office:value="0.0311997947998">
            <text:p>0.03</text:p>
          </table:table-cell>
          <table:table-cell office:value-type="float" office:value="0.9375">
            <text:p>0.94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.85585585586">
            <text:p>5.86</text:p>
          </table:table-cell>
          <table:table-cell office:value-type="float" office:value="0.0246089150598">
            <text:p>0.02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.82959641256">
            <text:p>5.83</text:p>
          </table:table-cell>
          <table:table-cell office:value-type="float" office:value="0.0850685109181">
            <text:p>0.09</text:p>
          </table:table-cell>
          <table:table-cell office:value-type="float" office:value="0.890625">
            <text:p>0.89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80357142857">
            <text:p>5.8</text:p>
          </table:table-cell>
          <table:table-cell office:value-type="float" office:value="0.0745134714592">
            <text:p>0.07</text:p>
          </table:table-cell>
          <table:table-cell office:value-type="float" office:value="0.875">
            <text:p>0.88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77777777778">
            <text:p>5.78</text:p>
          </table:table-cell>
          <table:table-cell office:value-type="float" office:value="0.155611914953">
            <text:p>0.16</text:p>
          </table:table-cell>
          <table:table-cell office:value-type="float" office:value="0.5625">
            <text:p>0.5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75221238938">
            <text:p>5.75</text:p>
          </table:table-cell>
          <table:table-cell office:value-type="float" office:value="0.152223728367">
            <text:p>0.15</text:p>
          </table:table-cell>
          <table:table-cell office:value-type="float" office:value="0.578125">
            <text:p>0.5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.16740088106">
            <text:p>6.17</text:p>
          </table:table-cell>
          <table:table-cell office:value-type="float" office:value="0.00669597686803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.14035087719">
            <text:p>6.14</text:p>
          </table:table-cell>
          <table:table-cell office:value-type="float" office:value="0.0513278445018">
            <text:p>0.05</text:p>
          </table:table-cell>
          <table:table-cell office:value-type="float" office:value="0.953125">
            <text:p>0.95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.1135371179">
            <text:p>6.11</text:p>
          </table:table-cell>
          <table:table-cell office:value-type="float" office:value="0.0462541932643">
            <text:p>0.05</text:p>
          </table:table-cell>
          <table:table-cell office:value-type="float" office:value="0.921875">
            <text:p>0.92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08695652174">
            <text:p>6.09</text:p>
          </table:table-cell>
          <table:table-cell office:value-type="float" office:value="0.0515390589866">
            <text:p>0.05</text:p>
          </table:table-cell>
          <table:table-cell office:value-type="float" office:value="0.921875">
            <text:p>0.92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06060606061">
            <text:p>6.06</text:p>
          </table:table-cell>
          <table:table-cell office:value-type="float" office:value="0.0305395939018">
            <text:p>0.03</text:p>
          </table:table-cell>
          <table:table-cell office:value-type="float" office:value="0.953125">
            <text:p>0.95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184">
            <text:p>18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.03448275862">
            <text:p>6.03</text:p>
          </table:table-cell>
          <table:table-cell office:value-type="float" office:value="0.118670333815">
            <text:p>0.12</text:p>
          </table:table-cell>
          <table:table-cell office:value-type="float" office:value="0.75">
            <text:p>0.75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.00858369099">
            <text:p>6.01</text:p>
          </table:table-cell>
          <table:table-cell office:value-type="float" office:value="0.0484992589261">
            <text:p>0.05</text:p>
          </table:table-cell>
          <table:table-cell office:value-type="float" office:value="0.9375">
            <text:p>0.94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.98290598291">
            <text:p>5.98</text:p>
          </table:table-cell>
          <table:table-cell office:value-type="float" office:value="0.0546780310564">
            <text:p>0.05</text:p>
          </table:table-cell>
          <table:table-cell office:value-type="float" office:value="0.890625">
            <text:p>0.89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95744680851">
            <text:p>5.96</text:p>
          </table:table-cell>
          <table:table-cell office:value-type="float" office:value="0.1679202142">
            <text:p>0.17</text:p>
          </table:table-cell>
          <table:table-cell office:value-type="float" office:value="0.578125">
            <text:p>0.58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.93220338983">
            <text:p>5.93</text:p>
          </table:table-cell>
          <table:table-cell office:value-type="float" office:value="0.0450305247519">
            <text:p>0.05</text:p>
          </table:table-cell>
          <table:table-cell office:value-type="float" office:value="0.9375">
            <text:p>0.94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.90717299578">
            <text:p>5.91</text:p>
          </table:table-cell>
          <table:table-cell office:value-type="float" office:value="0.190218758858">
            <text:p>0.19</text:p>
          </table:table-cell>
          <table:table-cell office:value-type="float" office:value="0.40625">
            <text:p>0.4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.88235294118">
            <text:p>5.88</text:p>
          </table:table-cell>
          <table:table-cell office:value-type="float" office:value="0.145103938602">
            <text:p>0.15</text:p>
          </table:table-cell>
          <table:table-cell office:value-type="float" office:value="0.5625">
            <text:p>0.5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.27615062762">
            <text:p>6.28</text:p>
          </table:table-cell>
          <table:table-cell office:value-type="float" office:value="0.00406819535796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0.0407236400871">
            <text:p>0.04</text:p>
          </table:table-cell>
          <table:table-cell office:value-type="float" office:value="0.9375">
            <text:p>0.94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22406639004">
            <text:p>6.22</text:p>
          </table:table-cell>
          <table:table-cell office:value-type="float" office:value="0.0935240473127">
            <text:p>0.09</text:p>
          </table:table-cell>
          <table:table-cell office:value-type="float" office:value="0.8125">
            <text:p>0.8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19834710744">
            <text:p>6.2</text:p>
          </table:table-cell>
          <table:table-cell office:value-type="float" office:value="0.0468110124937">
            <text:p>0.05</text:p>
          </table:table-cell>
          <table:table-cell office:value-type="float" office:value="0.921875">
            <text:p>0.92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.17283950617">
            <text:p>6.17</text:p>
          </table:table-cell>
          <table:table-cell office:value-type="float" office:value="0.0861344973855">
            <text:p>0.09</text:p>
          </table:table-cell>
          <table:table-cell office:value-type="float" office:value="0.796875">
            <text:p>0.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.14754098361">
            <text:p>6.15</text:p>
          </table:table-cell>
          <table:table-cell office:value-type="float" office:value="0.01546401873">
            <text:p>0.02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202">
            <text:p>20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.12244897959">
            <text:p>6.12</text:p>
          </table:table-cell>
          <table:table-cell office:value-type="float" office:value="0.137392647455">
            <text:p>0.14</text:p>
          </table:table-cell>
          <table:table-cell office:value-type="float" office:value="0.671875">
            <text:p>0.6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09756097561">
            <text:p>6.1</text:p>
          </table:table-cell>
          <table:table-cell office:value-type="float" office:value="0.0569870850382">
            <text:p>0.06</text:p>
          </table:table-cell>
          <table:table-cell office:value-type="float" office:value="0.921875">
            <text:p>0.92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07287449393">
            <text:p>6.07</text:p>
          </table:table-cell>
          <table:table-cell office:value-type="float" office:value="0.134762226078">
            <text:p>0.13</text:p>
          </table:table-cell>
          <table:table-cell office:value-type="float" office:value="0.703125">
            <text:p>0.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04838709677">
            <text:p>6.05</text:p>
          </table:table-cell>
          <table:table-cell office:value-type="float" office:value="0.015294722798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.02409638554">
            <text:p>6.02</text:p>
          </table:table-cell>
          <table:table-cell office:value-type="float" office:value="0.112872368481">
            <text:p>0.11</text:p>
          </table:table-cell>
          <table:table-cell office:value-type="float" office:value="0.796875">
            <text:p>0.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568680511182">
            <text:p>0.06</text:p>
          </table:table-cell>
          <table:table-cell office:value-type="float" office:value="0.9375">
            <text:p>0.94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97609561753">
            <text:p>5.98</text:p>
          </table:table-cell>
          <table:table-cell office:value-type="float" office:value="0.0591529932627">
            <text:p>0.06</text:p>
          </table:table-cell>
          <table:table-cell office:value-type="float" office:value="0.9375">
            <text:p>0.94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95238095238">
            <text:p>5.95</text:p>
          </table:table-cell>
          <table:table-cell office:value-type="float" office:value="0.08168722767">
            <text:p>0.08</text:p>
          </table:table-cell>
          <table:table-cell office:value-type="float" office:value="0.890625">
            <text:p>0.89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.92885375494">
            <text:p>5.93</text:p>
          </table:table-cell>
          <table:table-cell office:value-type="float" office:value="0.0655675417685">
            <text:p>0.07</text:p>
          </table:table-cell>
          <table:table-cell office:value-type="float" office:value="0.875">
            <text:p>0.88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90551181102">
            <text:p>5.91</text:p>
          </table:table-cell>
          <table:table-cell office:value-type="float" office:value="0.0513725189394">
            <text:p>0.05</text:p>
          </table:table-cell>
          <table:table-cell office:value-type="float" office:value="0.9375">
            <text:p>0.9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88235294118">
            <text:p>5.88</text:p>
          </table:table-cell>
          <table:table-cell office:value-type="float" office:value="0.118001699217">
            <text:p>0.12</text:p>
          </table:table-cell>
          <table:table-cell office:value-type="float" office:value="0.859375">
            <text:p>0.8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.859375">
            <text:p>5.86</text:p>
          </table:table-cell>
          <table:table-cell office:value-type="float" office:value="0.102852230521">
            <text:p>0.1</text:p>
          </table:table-cell>
          <table:table-cell office:value-type="float" office:value="0.75">
            <text:p>0.75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83657587549">
            <text:p>5.84</text:p>
          </table:table-cell>
          <table:table-cell office:value-type="float" office:value="0.054665507414">
            <text:p>0.05</text:p>
          </table:table-cell>
          <table:table-cell office:value-type="float" office:value="0.921875">
            <text:p>0.92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.81395348837">
            <text:p>5.81</text:p>
          </table:table-cell>
          <table:table-cell office:value-type="float" office:value="0.146906850168">
            <text:p>0.15</text:p>
          </table:table-cell>
          <table:table-cell office:value-type="float" office:value="0.515625">
            <text:p>0.5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.79150579151">
            <text:p>5.79</text:p>
          </table:table-cell>
          <table:table-cell office:value-type="float" office:value="0.0551786469391">
            <text:p>0.06</text:p>
          </table:table-cell>
          <table:table-cell office:value-type="float" office:value="0.921875">
            <text:p>0.92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76923076923">
            <text:p>5.77</text:p>
          </table:table-cell>
          <table:table-cell office:value-type="float" office:value="0.115766488242">
            <text:p>0.12</text:p>
          </table:table-cell>
          <table:table-cell office:value-type="float" office:value="0.703125">
            <text:p>0.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.13026819923">
            <text:p>6.13</text:p>
          </table:table-cell>
          <table:table-cell office:value-type="float" office:value="0.00617566510373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.10687022901">
            <text:p>6.11</text:p>
          </table:table-cell>
          <table:table-cell office:value-type="float" office:value="0.0298328463123">
            <text:p>0.03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.08365019011">
            <text:p>6.08</text:p>
          </table:table-cell>
          <table:table-cell office:value-type="float" office:value="0.0400347926142">
            <text:p>0.04</text:p>
          </table:table-cell>
          <table:table-cell office:value-type="float" office:value="0.9375">
            <text:p>0.94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06060606061">
            <text:p>6.06</text:p>
          </table:table-cell>
          <table:table-cell office:value-type="float" office:value="0.0639232604248">
            <text:p>0.06</text:p>
          </table:table-cell>
          <table:table-cell office:value-type="float" office:value="0.90625">
            <text:p>0.9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03773584906">
            <text:p>6.04</text:p>
          </table:table-cell>
          <table:table-cell office:value-type="float" office:value="0.0159496251045">
            <text:p>0.02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29">
            <text:p>1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.01503759398">
            <text:p>6.02</text:p>
          </table:table-cell>
          <table:table-cell office:value-type="float" office:value="0.0264143982064">
            <text:p>0.03</text:p>
          </table:table-cell>
          <table:table-cell office:value-type="float" office:value="0.96875">
            <text:p>0.97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9925093633">
            <text:p>5.99</text:p>
          </table:table-cell>
          <table:table-cell office:value-type="float" office:value="0.0864298001959">
            <text:p>0.09</text:p>
          </table:table-cell>
          <table:table-cell office:value-type="float" office:value="0.8125">
            <text:p>0.8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97014925373">
            <text:p>5.97</text:p>
          </table:table-cell>
          <table:table-cell office:value-type="float" office:value="0.180962885394">
            <text:p>0.18</text:p>
          </table:table-cell>
          <table:table-cell office:value-type="float" office:value="0.53125">
            <text:p>0.5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.94795539033">
            <text:p>5.95</text:p>
          </table:table-cell>
          <table:table-cell office:value-type="float" office:value="0.09514700855">
            <text:p>0.1</text:p>
          </table:table-cell>
          <table:table-cell office:value-type="float" office:value="0.828125">
            <text:p>0.8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.92592592593">
            <text:p>5.93</text:p>
          </table:table-cell>
          <table:table-cell office:value-type="float" office:value="0.0723526908726">
            <text:p>0.07</text:p>
          </table:table-cell>
          <table:table-cell office:value-type="float" office:value="0.859375">
            <text:p>0.86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90405904059">
            <text:p>5.9</text:p>
          </table:table-cell>
          <table:table-cell office:value-type="float" office:value="0.146305079953">
            <text:p>0.15</text:p>
          </table:table-cell>
          <table:table-cell office:value-type="float" office:value="0.71875">
            <text:p>0.7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.88235294118">
            <text:p>5.88</text:p>
          </table:table-cell>
          <table:table-cell office:value-type="float" office:value="0.00916385396525">
            <text:p>0.01</text:p>
          </table:table-cell>
          <table:table-cell office:value-type="float" office:value="0.984375">
            <text:p>0.98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86080586081">
            <text:p>5.86</text:p>
          </table:table-cell>
          <table:table-cell office:value-type="float" office:value="0.0953902301087">
            <text:p>0.1</text:p>
          </table:table-cell>
          <table:table-cell office:value-type="float" office:value="0.84375">
            <text:p>0.84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.83941605839">
            <text:p>5.84</text:p>
          </table:table-cell>
          <table:table-cell office:value-type="float" office:value="0.0575194941124">
            <text:p>0.06</text:p>
          </table:table-cell>
          <table:table-cell office:value-type="float" office:value="0.890625">
            <text:p>0.89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.81818181818">
            <text:p>5.82</text:p>
          </table:table-cell>
          <table:table-cell office:value-type="float" office:value="0.160365799114">
            <text:p>0.16</text:p>
          </table:table-cell>
          <table:table-cell office:value-type="float" office:value="0.59375">
            <text:p>0.5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.79710144928">
            <text:p>5.8</text:p>
          </table:table-cell>
          <table:table-cell office:value-type="float" office:value="0.0186049628437">
            <text:p>0.02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.7761732852">
            <text:p>5.78</text:p>
          </table:table-cell>
          <table:table-cell office:value-type="float" office:value="0.0240887985474">
            <text:p>0.02</text:p>
          </table:table-cell>
          <table:table-cell office:value-type="float" office:value="0.96875">
            <text:p>0.97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.11510791367">
            <text:p>6.12</text:p>
          </table:table-cell>
          <table:table-cell office:value-type="float" office:value="0.00659061284616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.09318996416">
            <text:p>6.09</text:p>
          </table:table-cell>
          <table:table-cell office:value-type="float" office:value="0.216761281975">
            <text:p>0.22</text:p>
          </table:table-cell>
          <table:table-cell office:value-type="float" office:value="0.34375">
            <text:p>0.3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.42857142857">
            <text:p>6.43</text:p>
          </table:table-cell>
          <table:table-cell office:value-type="float" office:value="0.00238288814178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.40569395018">
            <text:p>6.41</text:p>
          </table:table-cell>
          <table:table-cell office:value-type="float" office:value="0.115144270508">
            <text:p>0.12</text:p>
          </table:table-cell>
          <table:table-cell office:value-type="float" office:value="0.78125">
            <text:p>0.78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73758865248">
            <text:p>6.74</text:p>
          </table:table-cell>
          <table:table-cell office:value-type="float" office:value="0.00765692420544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.06713780919">
            <text:p>7.07</text:p>
          </table:table-cell>
          <table:table-cell office:value-type="float" office:value="0.00785953380877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.04225352113">
            <text:p>7.04</text:p>
          </table:table-cell>
          <table:table-cell office:value-type="float" office:value="0.225858086371">
            <text:p>0.23</text:p>
          </table:table-cell>
          <table:table-cell office:value-type="float" office:value="0.3125">
            <text:p>0.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.01754385965">
            <text:p>7.02</text:p>
          </table:table-cell>
          <table:table-cell office:value-type="float" office:value="0.140563585004">
            <text:p>0.14</text:p>
          </table:table-cell>
          <table:table-cell office:value-type="float" office:value="0.53125">
            <text:p>0.5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99300699301">
            <text:p>6.99</text:p>
          </table:table-cell>
          <table:table-cell office:value-type="float" office:value="0.0654284300437">
            <text:p>0.07</text:p>
          </table:table-cell>
          <table:table-cell office:value-type="float" office:value="0.84375">
            <text:p>0.84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96864111498">
            <text:p>6.97</text:p>
          </table:table-cell>
          <table:table-cell office:value-type="float" office:value="0.161992758559">
            <text:p>0.16</text:p>
          </table:table-cell>
          <table:table-cell office:value-type="float" office:value="0.5">
            <text:p>0.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29166666667">
            <text:p>7.29</text:p>
          </table:table-cell>
          <table:table-cell office:value-type="float" office:value="0.0343385327221">
            <text:p>0.03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.26643598616">
            <text:p>7.27</text:p>
          </table:table-cell>
          <table:table-cell office:value-type="float" office:value="0.153455657362">
            <text:p>0.15</text:p>
          </table:table-cell>
          <table:table-cell office:value-type="float" office:value="0.484375">
            <text:p>0.4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.58620689655">
            <text:p>7.59</text:p>
          </table:table-cell>
          <table:table-cell office:value-type="float" office:value="0.00165908989121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.56013745704">
            <text:p>7.56</text:p>
          </table:table-cell>
          <table:table-cell office:value-type="float" office:value="0.172558201967">
            <text:p>0.17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.53424657534">
            <text:p>7.53</text:p>
          </table:table-cell>
          <table:table-cell office:value-type="float" office:value="0.20337862664">
            <text:p>0.2</text:p>
          </table:table-cell>
          <table:table-cell office:value-type="float" office:value="0.328125">
            <text:p>0.3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.50853242321">
            <text:p>7.51</text:p>
          </table:table-cell>
          <table:table-cell office:value-type="float" office:value="0.106076549299">
            <text:p>0.11</text:p>
          </table:table-cell>
          <table:table-cell office:value-type="float" office:value="0.75">
            <text:p>0.75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48299319728">
            <text:p>7.48</text:p>
          </table:table-cell>
          <table:table-cell office:value-type="float" office:value="0.0472040575911">
            <text:p>0.05</text:p>
          </table:table-cell>
          <table:table-cell office:value-type="float" office:value="0.9375">
            <text:p>0.94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45762711864">
            <text:p>7.46</text:p>
          </table:table-cell>
          <table:table-cell office:value-type="float" office:value="0.10489479687">
            <text:p>0.1</text:p>
          </table:table-cell>
          <table:table-cell office:value-type="float" office:value="0.828125">
            <text:p>0.83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.77027027027">
            <text:p>7.77</text:p>
          </table:table-cell>
          <table:table-cell office:value-type="float" office:value="0.0190651090014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.74410774411">
            <text:p>7.74</text:p>
          </table:table-cell>
          <table:table-cell office:value-type="float" office:value="0.19398611634">
            <text:p>0.19</text:p>
          </table:table-cell>
          <table:table-cell office:value-type="float" office:value="0.4375">
            <text:p>0.4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.71812080537">
            <text:p>7.72</text:p>
          </table:table-cell>
          <table:table-cell office:value-type="float" office:value="0.143857795362">
            <text:p>0.14</text:p>
          </table:table-cell>
          <table:table-cell office:value-type="float" office:value="0.65625">
            <text:p>0.6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69230769231">
            <text:p>7.69</text:p>
          </table:table-cell>
          <table:table-cell office:value-type="float" office:value="0.0819274906312">
            <text:p>0.08</text:p>
          </table:table-cell>
          <table:table-cell office:value-type="float" office:value="0.875">
            <text:p>0.88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929782752083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.97342192691">
            <text:p>7.97</text:p>
          </table:table-cell>
          <table:table-cell office:value-type="float" office:value="0.217724757823">
            <text:p>0.22</text:p>
          </table:table-cell>
          <table:table-cell office:value-type="float" office:value="0.234375">
            <text:p>0.2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27814569536">
            <text:p>8.28</text:p>
          </table:table-cell>
          <table:table-cell office:value-type="float" office:value="0.00266491098447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25082508251">
            <text:p>8.25</text:p>
          </table:table-cell>
          <table:table-cell office:value-type="float" office:value="0.162091598436">
            <text:p>0.16</text:p>
          </table:table-cell>
          <table:table-cell office:value-type="float" office:value="0.5625">
            <text:p>0.5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22368421053">
            <text:p>8.22</text:p>
          </table:table-cell>
          <table:table-cell office:value-type="float" office:value="0.0245649878586">
            <text:p>0.02</text:p>
          </table:table-cell>
          <table:table-cell office:value-type="float" office:value="0.984375">
            <text:p>0.98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19672131148">
            <text:p>8.2</text:p>
          </table:table-cell>
          <table:table-cell office:value-type="float" office:value="0.187413287064">
            <text:p>0.19</text:p>
          </table:table-cell>
          <table:table-cell office:value-type="float" office:value="0.40625">
            <text:p>0.4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16993464052">
            <text:p>8.17</text:p>
          </table:table-cell>
          <table:table-cell office:value-type="float" office:value="0.0783913078955">
            <text:p>0.08</text:p>
          </table:table-cell>
          <table:table-cell office:value-type="float" office:value="0.859375">
            <text:p>0.8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14332247557">
            <text:p>8.14</text:p>
          </table:table-cell>
          <table:table-cell office:value-type="float" office:value="0.0637727987493">
            <text:p>0.06</text:p>
          </table:table-cell>
          <table:table-cell office:value-type="float" office:value="0.890625">
            <text:p>0.89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44155844156">
            <text:p>8.44</text:p>
          </table:table-cell>
          <table:table-cell office:value-type="float" office:value="0.00835715417233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4142394822">
            <text:p>8.41</text:p>
          </table:table-cell>
          <table:table-cell office:value-type="float" office:value="0.150729601804">
            <text:p>0.15</text:p>
          </table:table-cell>
          <table:table-cell office:value-type="float" office:value="0.5625">
            <text:p>0.56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38709677419">
            <text:p>8.39</text:p>
          </table:table-cell>
          <table:table-cell office:value-type="float" office:value="0.059959635939">
            <text:p>0.06</text:p>
          </table:table-cell>
          <table:table-cell office:value-type="float" office:value="0.921875">
            <text:p>0.9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36012861736">
            <text:p>8.36</text:p>
          </table:table-cell>
          <table:table-cell office:value-type="float" office:value="0.14381459543">
            <text:p>0.14</text:p>
          </table:table-cell>
          <table:table-cell office:value-type="float" office:value="0.609375">
            <text:p>0.6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33333333333">
            <text:p>8.33</text:p>
          </table:table-cell>
          <table:table-cell office:value-type="float" office:value="0.0941432381313">
            <text:p>0.09</text:p>
          </table:table-cell>
          <table:table-cell office:value-type="float" office:value="0.828125">
            <text:p>0.83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30670926518">
            <text:p>8.31</text:p>
          </table:table-cell>
          <table:table-cell office:value-type="float" office:value="0.0184559761877">
            <text:p>0.02</text:p>
          </table:table-cell>
          <table:table-cell office:value-type="float" office:value="0.984375">
            <text:p>0.98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28025477707">
            <text:p>8.28</text:p>
          </table:table-cell>
          <table:table-cell office:value-type="float" office:value="0.134486171499">
            <text:p>0.13</text:p>
          </table:table-cell>
          <table:table-cell office:value-type="float" office:value="0.6875">
            <text:p>0.6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25396825397">
            <text:p>8.25</text:p>
          </table:table-cell>
          <table:table-cell office:value-type="float" office:value="0.22709792071">
            <text:p>0.23</text:p>
          </table:table-cell>
          <table:table-cell office:value-type="float" office:value="0.1875">
            <text:p>0.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22784810127">
            <text:p>8.23</text:p>
          </table:table-cell>
          <table:table-cell office:value-type="float" office:value="0.0726144569024">
            <text:p>0.07</text:p>
          </table:table-cell>
          <table:table-cell office:value-type="float" office:value="0.84375">
            <text:p>0.84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20189274448">
            <text:p>8.2</text:p>
          </table:table-cell>
          <table:table-cell office:value-type="float" office:value="0.142036779144">
            <text:p>0.14</text:p>
          </table:table-cell>
          <table:table-cell office:value-type="float" office:value="0.578125">
            <text:p>0.58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17610062893">
            <text:p>8.18</text:p>
          </table:table-cell>
          <table:table-cell office:value-type="float" office:value="0.0626047024794">
            <text:p>0.06</text:p>
          </table:table-cell>
          <table:table-cell office:value-type="float" office:value="0.84375">
            <text:p>0.84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15047021944">
            <text:p>8.15</text:p>
          </table:table-cell>
          <table:table-cell office:value-type="float" office:value="0.0682745604586">
            <text:p>0.07</text:p>
          </table:table-cell>
          <table:table-cell office:value-type="float" office:value="0.921875">
            <text:p>0.92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125">
            <text:p>8.13</text:p>
          </table:table-cell>
          <table:table-cell office:value-type="float" office:value="0.0800727079028">
            <text:p>0.08</text:p>
          </table:table-cell>
          <table:table-cell office:value-type="float" office:value="0.859375">
            <text:p>0.86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41121495327">
            <text:p>8.41</text:p>
          </table:table-cell>
          <table:table-cell office:value-type="float" office:value="0.00514039360718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3850931677">
            <text:p>8.39</text:p>
          </table:table-cell>
          <table:table-cell office:value-type="float" office:value="0.129208225873">
            <text:p>0.13</text:p>
          </table:table-cell>
          <table:table-cell office:value-type="float" office:value="0.75">
            <text:p>0.7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35913312693">
            <text:p>8.36</text:p>
          </table:table-cell>
          <table:table-cell office:value-type="float" office:value="0.055258627849">
            <text:p>0.06</text:p>
          </table:table-cell>
          <table:table-cell office:value-type="float" office:value="0.921875">
            <text:p>0.92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33333333333">
            <text:p>8.33</text:p>
          </table:table-cell>
          <table:table-cell office:value-type="float" office:value="0.0740214882794">
            <text:p>0.07</text:p>
          </table:table-cell>
          <table:table-cell office:value-type="float" office:value="0.875">
            <text:p>0.88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30769230769">
            <text:p>8.31</text:p>
          </table:table-cell>
          <table:table-cell office:value-type="float" office:value="0.100147831458">
            <text:p>0.1</text:p>
          </table:table-cell>
          <table:table-cell office:value-type="float" office:value="0.78125">
            <text:p>0.78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28220858896">
            <text:p>8.28</text:p>
          </table:table-cell>
          <table:table-cell office:value-type="float" office:value="0.0579750048041">
            <text:p>0.06</text:p>
          </table:table-cell>
          <table:table-cell office:value-type="float" office:value="0.90625">
            <text:p>0.91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25688073394">
            <text:p>8.26</text:p>
          </table:table-cell>
          <table:table-cell office:value-type="float" office:value="0.0767623765791">
            <text:p>0.08</text:p>
          </table:table-cell>
          <table:table-cell office:value-type="float" office:value="0.890625">
            <text:p>0.89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53658536585">
            <text:p>8.54</text:p>
          </table:table-cell>
          <table:table-cell office:value-type="float" office:value="0.00299526998144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51063829787">
            <text:p>8.51</text:p>
          </table:table-cell>
          <table:table-cell office:value-type="float" office:value="0.138351272993">
            <text:p>0.14</text:p>
          </table:table-cell>
          <table:table-cell office:value-type="float" office:value="0.578125">
            <text:p>0.5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78787878788">
            <text:p>8.79</text:p>
          </table:table-cell>
          <table:table-cell office:value-type="float" office:value="0.00707977032656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76132930514">
            <text:p>8.76</text:p>
          </table:table-cell>
          <table:table-cell office:value-type="float" office:value="0.1989614845">
            <text:p>0.2</text:p>
          </table:table-cell>
          <table:table-cell office:value-type="float" office:value="0.5">
            <text:p>0.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73493975904">
            <text:p>8.73</text:p>
          </table:table-cell>
          <table:table-cell office:value-type="float" office:value="0.143323086899">
            <text:p>0.14</text:p>
          </table:table-cell>
          <table:table-cell office:value-type="float" office:value="0.6875">
            <text:p>0.6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70870870871">
            <text:p>8.71</text:p>
          </table:table-cell>
          <table:table-cell office:value-type="float" office:value="0.182212346447">
            <text:p>0.18</text:p>
          </table:table-cell>
          <table:table-cell office:value-type="float" office:value="0.4375">
            <text:p>0.4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68263473054">
            <text:p>8.68</text:p>
          </table:table-cell>
          <table:table-cell office:value-type="float" office:value="0.0598015973327">
            <text:p>0.06</text:p>
          </table:table-cell>
          <table:table-cell office:value-type="float" office:value="0.90625">
            <text:p>0.91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65671641791">
            <text:p>8.66</text:p>
          </table:table-cell>
          <table:table-cell office:value-type="float" office:value="0.192512131808">
            <text:p>0.19</text:p>
          </table:table-cell>
          <table:table-cell office:value-type="float" office:value="0.4375">
            <text:p>0.4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63095238095">
            <text:p>8.63</text:p>
          </table:table-cell>
          <table:table-cell office:value-type="float" office:value="0.0283289751193">
            <text:p>0.03</text:p>
          </table:table-cell>
          <table:table-cell office:value-type="float" office:value="0.953125">
            <text:p>0.9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32">
            <text:p>1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60534124629">
            <text:p>8.61</text:p>
          </table:table-cell>
          <table:table-cell office:value-type="float" office:value="0.0552077651279">
            <text:p>0.06</text:p>
          </table:table-cell>
          <table:table-cell office:value-type="float" office:value="0.90625">
            <text:p>0.9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5798816568">
            <text:p>8.58</text:p>
          </table:table-cell>
          <table:table-cell office:value-type="float" office:value="0.0679818909057">
            <text:p>0.07</text:p>
          </table:table-cell>
          <table:table-cell office:value-type="float" office:value="0.875">
            <text:p>0.88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.55457227139">
            <text:p>8.55</text:p>
          </table:table-cell>
          <table:table-cell office:value-type="float" office:value="0.0678079091106">
            <text:p>0.07</text:p>
          </table:table-cell>
          <table:table-cell office:value-type="float" office:value="0.875">
            <text:p>0.8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52941176471">
            <text:p>8.53</text:p>
          </table:table-cell>
          <table:table-cell office:value-type="float" office:value="0.0673599918155">
            <text:p>0.07</text:p>
          </table:table-cell>
          <table:table-cell office:value-type="float" office:value="0.90625">
            <text:p>0.91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50439882698">
            <text:p>8.5</text:p>
          </table:table-cell>
          <table:table-cell office:value-type="float" office:value="0.123927969319">
            <text:p>0.12</text:p>
          </table:table-cell>
          <table:table-cell office:value-type="float" office:value="0.71875">
            <text:p>0.72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77192982456">
            <text:p>8.77</text:p>
          </table:table-cell>
          <table:table-cell office:value-type="float" office:value="0.00689608573147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74635568513">
            <text:p>8.75</text:p>
          </table:table-cell>
          <table:table-cell office:value-type="float" office:value="0.0419644115896">
            <text:p>0.04</text:p>
          </table:table-cell>
          <table:table-cell office:value-type="float" office:value="0.9375">
            <text:p>0.94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72093023256">
            <text:p>8.72</text:p>
          </table:table-cell>
          <table:table-cell office:value-type="float" office:value="0.24146272678">
            <text:p>0.24</text:p>
          </table:table-cell>
          <table:table-cell office:value-type="float" office:value="0.203125">
            <text:p>0.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98550724638">
            <text:p>8.99</text:p>
          </table:table-cell>
          <table:table-cell office:value-type="float" office:value="0.00676836614943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95953757225">
            <text:p>8.96</text:p>
          </table:table-cell>
          <table:table-cell office:value-type="float" office:value="0.14039257576">
            <text:p>0.14</text:p>
          </table:table-cell>
          <table:table-cell office:value-type="float" office:value="0.640625">
            <text:p>0.6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22190201729">
            <text:p>9.22</text:p>
          </table:table-cell>
          <table:table-cell office:value-type="float" office:value="0.0232438801513">
            <text:p>0.02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.19540229885">
            <text:p>9.2</text:p>
          </table:table-cell>
          <table:table-cell office:value-type="float" office:value="0.10530309383">
            <text:p>0.11</text:p>
          </table:table-cell>
          <table:table-cell office:value-type="float" office:value="0.71875">
            <text:p>0.72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.16905444126">
            <text:p>9.17</text:p>
          </table:table-cell>
          <table:table-cell office:value-type="float" office:value="0.047394557837">
            <text:p>0.05</text:p>
          </table:table-cell>
          <table:table-cell office:value-type="float" office:value="0.921875">
            <text:p>0.9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.14285714286">
            <text:p>9.14</text:p>
          </table:table-cell>
          <table:table-cell office:value-type="float" office:value="0.0451295234703">
            <text:p>0.05</text:p>
          </table:table-cell>
          <table:table-cell office:value-type="float" office:value="0.921875">
            <text:p>0.92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.11680911681">
            <text:p>9.12</text:p>
          </table:table-cell>
          <table:table-cell office:value-type="float" office:value="0.0624227154191">
            <text:p>0.06</text:p>
          </table:table-cell>
          <table:table-cell office:value-type="float" office:value="0.90625">
            <text:p>0.9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.09090909091">
            <text:p>9.09</text:p>
          </table:table-cell>
          <table:table-cell office:value-type="float" office:value="0.0254393834743">
            <text:p>0.03</text:p>
          </table:table-cell>
          <table:table-cell office:value-type="float" office:value="0.96875">
            <text:p>0.97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.34844192635">
            <text:p>9.35</text:p>
          </table:table-cell>
          <table:table-cell office:value-type="float" office:value="0.0299418857387">
            <text:p>0.03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.32203389831">
            <text:p>9.32</text:p>
          </table:table-cell>
          <table:table-cell office:value-type="float" office:value="0.180088151496">
            <text:p>0.18</text:p>
          </table:table-cell>
          <table:table-cell office:value-type="float" office:value="0.328125">
            <text:p>0.3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.29577464789">
            <text:p>9.3</text:p>
          </table:table-cell>
          <table:table-cell office:value-type="float" office:value="0.113885002882">
            <text:p>0.11</text:p>
          </table:table-cell>
          <table:table-cell office:value-type="float" office:value="0.75">
            <text:p>0.7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.26966292135">
            <text:p>9.27</text:p>
          </table:table-cell>
          <table:table-cell office:value-type="float" office:value="0.086850199953">
            <text:p>0.09</text:p>
          </table:table-cell>
          <table:table-cell office:value-type="float" office:value="0.890625">
            <text:p>0.8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24369747899">
            <text:p>9.24</text:p>
          </table:table-cell>
          <table:table-cell office:value-type="float" office:value="0.0840073802687">
            <text:p>0.08</text:p>
          </table:table-cell>
          <table:table-cell office:value-type="float" office:value="0.84375">
            <text:p>0.84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.21787709497">
            <text:p>9.22</text:p>
          </table:table-cell>
          <table:table-cell office:value-type="float" office:value="0.0369828386229">
            <text:p>0.04</text:p>
          </table:table-cell>
          <table:table-cell office:value-type="float" office:value="0.921875">
            <text:p>0.92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.1922005571">
            <text:p>9.19</text:p>
          </table:table-cell>
          <table:table-cell office:value-type="float" office:value="0.17301735609">
            <text:p>0.17</text:p>
          </table:table-cell>
          <table:table-cell office:value-type="float" office:value="0.5">
            <text:p>0.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.44444444444">
            <text:p>9.44</text:p>
          </table:table-cell>
          <table:table-cell office:value-type="float" office:value="0.0060832780728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.41828254848">
            <text:p>9.42</text:p>
          </table:table-cell>
          <table:table-cell office:value-type="float" office:value="0.224227594811">
            <text:p>0.22</text:p>
          </table:table-cell>
          <table:table-cell office:value-type="float" office:value="0.234375">
            <text:p>0.2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.39226519337">
            <text:p>9.39</text:p>
          </table:table-cell>
          <table:table-cell office:value-type="float" office:value="0.115622749257">
            <text:p>0.12</text:p>
          </table:table-cell>
          <table:table-cell office:value-type="float" office:value="0.75">
            <text:p>0.7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.36639118457">
            <text:p>9.37</text:p>
          </table:table-cell>
          <table:table-cell office:value-type="float" office:value="0.0609850039271">
            <text:p>0.06</text:p>
          </table:table-cell>
          <table:table-cell office:value-type="float" office:value="0.890625">
            <text:p>0.89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34065934066">
            <text:p>9.34</text:p>
          </table:table-cell>
          <table:table-cell office:value-type="float" office:value="0.124718089558">
            <text:p>0.12</text:p>
          </table:table-cell>
          <table:table-cell office:value-type="float" office:value="0.703125">
            <text:p>0.7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31506849315">
            <text:p>9.32</text:p>
          </table:table-cell>
          <table:table-cell office:value-type="float" office:value="0.0385570276631">
            <text:p>0.04</text:p>
          </table:table-cell>
          <table:table-cell office:value-type="float" office:value="0.9375">
            <text:p>0.94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28961748634">
            <text:p>9.29</text:p>
          </table:table-cell>
          <table:table-cell office:value-type="float" office:value="0.0894468338856">
            <text:p>0.09</text:p>
          </table:table-cell>
          <table:table-cell office:value-type="float" office:value="0.828125">
            <text:p>0.8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26430517711">
            <text:p>9.26</text:p>
          </table:table-cell>
          <table:table-cell office:value-type="float" office:value="0.0597743601339">
            <text:p>0.06</text:p>
          </table:table-cell>
          <table:table-cell office:value-type="float" office:value="0.90625">
            <text:p>0.91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.51086956522">
            <text:p>9.51</text:p>
          </table:table-cell>
          <table:table-cell office:value-type="float" office:value="0.0247504440168">
            <text:p>0.02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.48509485095">
            <text:p>9.49</text:p>
          </table:table-cell>
          <table:table-cell office:value-type="float" office:value="0.0544565730003">
            <text:p>0.05</text:p>
          </table:table-cell>
          <table:table-cell office:value-type="float" office:value="0.921875">
            <text:p>0.92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.45945945946">
            <text:p>9.46</text:p>
          </table:table-cell>
          <table:table-cell office:value-type="float" office:value="0.154789628822">
            <text:p>0.15</text:p>
          </table:table-cell>
          <table:table-cell office:value-type="float" office:value="0.5625">
            <text:p>0.5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.43396226415">
            <text:p>9.43</text:p>
          </table:table-cell>
          <table:table-cell office:value-type="float" office:value="0.134201662736">
            <text:p>0.13</text:p>
          </table:table-cell>
          <table:table-cell office:value-type="float" office:value="0.59375">
            <text:p>0.5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40860215054">
            <text:p>9.41</text:p>
          </table:table-cell>
          <table:table-cell office:value-type="float" office:value="0.10190574378">
            <text:p>0.1</text:p>
          </table:table-cell>
          <table:table-cell office:value-type="float" office:value="0.796875">
            <text:p>0.8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38337801609">
            <text:p>9.38</text:p>
          </table:table-cell>
          <table:table-cell office:value-type="float" office:value="0.0598917817656">
            <text:p>0.06</text:p>
          </table:table-cell>
          <table:table-cell office:value-type="float" office:value="0.90625">
            <text:p>0.9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6256684492">
            <text:p>9.63</text:p>
          </table:table-cell>
          <table:table-cell office:value-type="float" office:value="0.0150046904259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.86666666667">
            <text:p>9.87</text:p>
          </table:table-cell>
          <table:table-cell office:value-type="float" office:value="0.01600583898">
            <text:p>0.02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.84042553191">
            <text:p>9.84</text:p>
          </table:table-cell>
          <table:table-cell office:value-type="float" office:value="0.0235892729512">
            <text:p>0.02</text:p>
          </table:table-cell>
          <table:table-cell office:value-type="float" office:value="0.96875">
            <text:p>0.97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0795755968">
            <text:p>10.08</text:p>
          </table:table-cell>
          <table:table-cell office:value-type="float" office:value="0.0126751228236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3174603175">
            <text:p>10.32</text:p>
          </table:table-cell>
          <table:table-cell office:value-type="float" office:value="0.0165706306658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290237467">
            <text:p>10.29</text:p>
          </table:table-cell>
          <table:table-cell office:value-type="float" office:value="0.0677475283482">
            <text:p>0.07</text:p>
          </table:table-cell>
          <table:table-cell office:value-type="float" office:value="0.890625">
            <text:p>0.89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2631578947">
            <text:p>10.26</text:p>
          </table:table-cell>
          <table:table-cell office:value-type="float" office:value="0.0838271961827">
            <text:p>0.08</text:p>
          </table:table-cell>
          <table:table-cell office:value-type="float" office:value="0.828125">
            <text:p>0.83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98687664">
            <text:p>10.5</text:p>
          </table:table-cell>
          <table:table-cell office:value-type="float" office:value="0.00855615757256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4712041885">
            <text:p>10.47</text:p>
          </table:table-cell>
          <table:table-cell office:value-type="float" office:value="0.136615491517">
            <text:p>0.14</text:p>
          </table:table-cell>
          <table:table-cell office:value-type="float" office:value="0.65625">
            <text:p>0.6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4438642298">
            <text:p>10.44</text:p>
          </table:table-cell>
          <table:table-cell office:value-type="float" office:value="0.0423076660233">
            <text:p>0.04</text:p>
          </table:table-cell>
          <table:table-cell office:value-type="float" office:value="0.921875">
            <text:p>0.9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166666667">
            <text:p>10.42</text:p>
          </table:table-cell>
          <table:table-cell office:value-type="float" office:value="0.159119405289">
            <text:p>0.16</text:p>
          </table:table-cell>
          <table:table-cell office:value-type="float" office:value="0.625">
            <text:p>0.63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3896103896">
            <text:p>10.39</text:p>
          </table:table-cell>
          <table:table-cell office:value-type="float" office:value="0.0855476863644">
            <text:p>0.09</text:p>
          </table:table-cell>
          <table:table-cell office:value-type="float" office:value="0.703125">
            <text:p>0.7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3626943005">
            <text:p>10.36</text:p>
          </table:table-cell>
          <table:table-cell office:value-type="float" office:value="0.0526862060074">
            <text:p>0.05</text:p>
          </table:table-cell>
          <table:table-cell office:value-type="float" office:value="0.90625">
            <text:p>0.9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3359173127">
            <text:p>10.34</text:p>
          </table:table-cell>
          <table:table-cell office:value-type="float" office:value="0.113783687594">
            <text:p>0.11</text:p>
          </table:table-cell>
          <table:table-cell office:value-type="float" office:value="0.859375">
            <text:p>0.8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5670103093">
            <text:p>10.57</text:p>
          </table:table-cell>
          <table:table-cell office:value-type="float" office:value="0.00210972543757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5398457584">
            <text:p>10.54</text:p>
          </table:table-cell>
          <table:table-cell office:value-type="float" office:value="0.208514364057">
            <text:p>0.21</text:p>
          </table:table-cell>
          <table:table-cell office:value-type="float" office:value="0.265625">
            <text:p>0.2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5128205128">
            <text:p>10.51</text:p>
          </table:table-cell>
          <table:table-cell office:value-type="float" office:value="0.113476378502">
            <text:p>0.11</text:p>
          </table:table-cell>
          <table:table-cell office:value-type="float" office:value="0.75">
            <text:p>0.7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4859335038">
            <text:p>10.49</text:p>
          </table:table-cell>
          <table:table-cell office:value-type="float" office:value="0.0558355023658">
            <text:p>0.06</text:p>
          </table:table-cell>
          <table:table-cell office:value-type="float" office:value="0.890625">
            <text:p>0.89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4591836735">
            <text:p>10.46</text:p>
          </table:table-cell>
          <table:table-cell office:value-type="float" office:value="0.0544099437179">
            <text:p>0.05</text:p>
          </table:table-cell>
          <table:table-cell office:value-type="float" office:value="0.9375">
            <text:p>0.94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4325699746">
            <text:p>10.43</text:p>
          </table:table-cell>
          <table:table-cell office:value-type="float" office:value="0.099341123219">
            <text:p>0.1</text:p>
          </table:table-cell>
          <table:table-cell office:value-type="float" office:value="0.859375">
            <text:p>0.86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060913706">
            <text:p>10.41</text:p>
          </table:table-cell>
          <table:table-cell office:value-type="float" office:value="0.167509981133">
            <text:p>0.17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3797468354">
            <text:p>10.38</text:p>
          </table:table-cell>
          <table:table-cell office:value-type="float" office:value="0.0230602110089">
            <text:p>0.02</text:p>
          </table:table-cell>
          <table:table-cell office:value-type="float" office:value="0.96875">
            <text:p>0.97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3535353535">
            <text:p>10.35</text:p>
          </table:table-cell>
          <table:table-cell office:value-type="float" office:value="0.0666782829139">
            <text:p>0.07</text:p>
          </table:table-cell>
          <table:table-cell office:value-type="float" office:value="0.890625">
            <text:p>0.89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3274559194">
            <text:p>10.33</text:p>
          </table:table-cell>
          <table:table-cell office:value-type="float" office:value="0.080850456374">
            <text:p>0.08</text:p>
          </table:table-cell>
          <table:table-cell office:value-type="float" office:value="0.859375">
            <text:p>0.86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3015075377">
            <text:p>10.3</text:p>
          </table:table-cell>
          <table:table-cell office:value-type="float" office:value="0.162869234323">
            <text:p>0.16</text:p>
          </table:table-cell>
          <table:table-cell office:value-type="float" office:value="0.53125">
            <text:p>0.5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2756892231">
            <text:p>10.28</text:p>
          </table:table-cell>
          <table:table-cell office:value-type="float" office:value="0.0330858679437">
            <text:p>0.03</text:p>
          </table:table-cell>
          <table:table-cell office:value-type="float" office:value="0.9375">
            <text:p>0.94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25">
            <text:p>10.25</text:p>
          </table:table-cell>
          <table:table-cell office:value-type="float" office:value="0.0522473338935">
            <text:p>0.05</text:p>
          </table:table-cell>
          <table:table-cell office:value-type="float" office:value="0.90625">
            <text:p>0.9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2244389027">
            <text:p>10.22</text:p>
          </table:table-cell>
          <table:table-cell office:value-type="float" office:value="0.0393690379467">
            <text:p>0.04</text:p>
          </table:table-cell>
          <table:table-cell office:value-type="float" office:value="0.9375">
            <text:p>0.94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1990049751">
            <text:p>10.2</text:p>
          </table:table-cell>
          <table:table-cell office:value-type="float" office:value="0.121723750979">
            <text:p>0.12</text:p>
          </table:table-cell>
          <table:table-cell office:value-type="float" office:value="0.796875">
            <text:p>0.8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1736972705">
            <text:p>10.17</text:p>
          </table:table-cell>
          <table:table-cell office:value-type="float" office:value="0.172613612405">
            <text:p>0.17</text:p>
          </table:table-cell>
          <table:table-cell office:value-type="float" office:value="0.46875">
            <text:p>0.4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1485148515">
            <text:p>10.15</text:p>
          </table:table-cell>
          <table:table-cell office:value-type="float" office:value="0.0684403151217">
            <text:p>0.07</text:p>
          </table:table-cell>
          <table:table-cell office:value-type="float" office:value="0.890625">
            <text:p>0.89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1234567901">
            <text:p>10.12</text:p>
          </table:table-cell>
          <table:table-cell office:value-type="float" office:value="0.113221638832">
            <text:p>0.11</text:p>
          </table:table-cell>
          <table:table-cell office:value-type="float" office:value="0.75">
            <text:p>0.7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0985221675">
            <text:p>10.1</text:p>
          </table:table-cell>
          <table:table-cell office:value-type="float" office:value="0.0373859383261">
            <text:p>0.04</text:p>
          </table:table-cell>
          <table:table-cell office:value-type="float" office:value="0.96875">
            <text:p>0.97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0737100737">
            <text:p>10.07</text:p>
          </table:table-cell>
          <table:table-cell office:value-type="float" office:value="0.205297687411">
            <text:p>0.21</text:p>
          </table:table-cell>
          <table:table-cell office:value-type="float" office:value="0.484375">
            <text:p>0.4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.0490196078">
            <text:p>10.05</text:p>
          </table:table-cell>
          <table:table-cell office:value-type="float" office:value="0.119647707062">
            <text:p>0.12</text:p>
          </table:table-cell>
          <table:table-cell office:value-type="float" office:value="0.734375">
            <text:p>0.7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0244498778">
            <text:p>10.02</text:p>
          </table:table-cell>
          <table:table-cell office:value-type="float" office:value="0.0850285504283">
            <text:p>0.09</text:p>
          </table:table-cell>
          <table:table-cell office:value-type="float" office:value="0.859375">
            <text:p>0.86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687468921545">
            <text:p>0.07</text:p>
          </table:table-cell>
          <table:table-cell office:value-type="float" office:value="0.890625">
            <text:p>0.89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97566909976">
            <text:p>9.98</text:p>
          </table:table-cell>
          <table:table-cell office:value-type="float" office:value="0.209775009132">
            <text:p>0.21</text:p>
          </table:table-cell>
          <table:table-cell office:value-type="float" office:value="0.375">
            <text:p>0.3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.95145631068">
            <text:p>9.95</text:p>
          </table:table-cell>
          <table:table-cell office:value-type="float" office:value="0.104905986621">
            <text:p>0.1</text:p>
          </table:table-cell>
          <table:table-cell office:value-type="float" office:value="0.765625">
            <text:p>0.77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1694915254">
            <text:p>10.17</text:p>
          </table:table-cell>
          <table:table-cell office:value-type="float" office:value="0.0179160875774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1449275362">
            <text:p>10.14</text:p>
          </table:table-cell>
          <table:table-cell office:value-type="float" office:value="0.0708805061631">
            <text:p>0.07</text:p>
          </table:table-cell>
          <table:table-cell office:value-type="float" office:value="0.875">
            <text:p>0.88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1204819277">
            <text:p>10.12</text:p>
          </table:table-cell>
          <table:table-cell office:value-type="float" office:value="0.128283839098">
            <text:p>0.13</text:p>
          </table:table-cell>
          <table:table-cell office:value-type="float" office:value="0.640625">
            <text:p>0.6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0961538462">
            <text:p>10.1</text:p>
          </table:table-cell>
          <table:table-cell office:value-type="float" office:value="0.0526446605625">
            <text:p>0.05</text:p>
          </table:table-cell>
          <table:table-cell office:value-type="float" office:value="0.921875">
            <text:p>0.92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071942446">
            <text:p>10.07</text:p>
          </table:table-cell>
          <table:table-cell office:value-type="float" office:value="0.162547333424">
            <text:p>0.16</text:p>
          </table:table-cell>
          <table:table-cell office:value-type="float" office:value="0.625">
            <text:p>0.6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04784689">
            <text:p>10.05</text:p>
          </table:table-cell>
          <table:table-cell office:value-type="float" office:value="0.0483703290605">
            <text:p>0.05</text:p>
          </table:table-cell>
          <table:table-cell office:value-type="float" office:value="0.921875">
            <text:p>0.92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0238663484">
            <text:p>10.02</text:p>
          </table:table-cell>
          <table:table-cell office:value-type="float" office:value="0.19882051792">
            <text:p>0.2</text:p>
          </table:table-cell>
          <table:table-cell office:value-type="float" office:value="0.5">
            <text:p>0.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2380952381">
            <text:p>10.24</text:p>
          </table:table-cell>
          <table:table-cell office:value-type="float" office:value="0.0262920997366">
            <text:p>0.03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2137767221">
            <text:p>10.21</text:p>
          </table:table-cell>
          <table:table-cell office:value-type="float" office:value="0.21069806594">
            <text:p>0.21</text:p>
          </table:table-cell>
          <table:table-cell office:value-type="float" office:value="0.3125">
            <text:p>0.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1895734597">
            <text:p>10.19</text:p>
          </table:table-cell>
          <table:table-cell office:value-type="float" office:value="0.0776800530716">
            <text:p>0.08</text:p>
          </table:table-cell>
          <table:table-cell office:value-type="float" office:value="0.90625">
            <text:p>0.9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1654846336">
            <text:p>10.17</text:p>
          </table:table-cell>
          <table:table-cell office:value-type="float" office:value="0.037197855946">
            <text:p>0.04</text:p>
          </table:table-cell>
          <table:table-cell office:value-type="float" office:value="0.921875">
            <text:p>0.92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141509434">
            <text:p>10.14</text:p>
          </table:table-cell>
          <table:table-cell office:value-type="float" office:value="0.0412363403201">
            <text:p>0.04</text:p>
          </table:table-cell>
          <table:table-cell office:value-type="float" office:value="0.953125">
            <text:p>0.95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1176470588">
            <text:p>10.12</text:p>
          </table:table-cell>
          <table:table-cell office:value-type="float" office:value="0.149372754301">
            <text:p>0.15</text:p>
          </table:table-cell>
          <table:table-cell office:value-type="float" office:value="0.515625">
            <text:p>0.5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0938967136">
            <text:p>10.09</text:p>
          </table:table-cell>
          <table:table-cell office:value-type="float" office:value="0.163715086537">
            <text:p>0.16</text:p>
          </table:table-cell>
          <table:table-cell office:value-type="float" office:value="0.453125">
            <text:p>0.4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0702576112">
            <text:p>10.07</text:p>
          </table:table-cell>
          <table:table-cell office:value-type="float" office:value="0.0412045793952">
            <text:p>0.04</text:p>
          </table:table-cell>
          <table:table-cell office:value-type="float" office:value="0.953125">
            <text:p>0.95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2803738318">
            <text:p>10.28</text:p>
          </table:table-cell>
          <table:table-cell office:value-type="float" office:value="0.00346503812906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2564102564">
            <text:p>10.26</text:p>
          </table:table-cell>
          <table:table-cell office:value-type="float" office:value="0.199179622022">
            <text:p>0.2</text:p>
          </table:table-cell>
          <table:table-cell office:value-type="float" office:value="0.4375">
            <text:p>0.4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2325581395">
            <text:p>10.23</text:p>
          </table:table-cell>
          <table:table-cell office:value-type="float" office:value="0.0265136630611">
            <text:p>0.03</text:p>
          </table:table-cell>
          <table:table-cell office:value-type="float" office:value="0.96875">
            <text:p>0.9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2088167053">
            <text:p>10.21</text:p>
          </table:table-cell>
          <table:table-cell office:value-type="float" office:value="0.152151722277">
            <text:p>0.15</text:p>
          </table:table-cell>
          <table:table-cell office:value-type="float" office:value="0.6875">
            <text:p>0.69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4166666667">
            <text:p>10.42</text:p>
          </table:table-cell>
          <table:table-cell office:value-type="float" office:value="0.00846150058253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623556582">
            <text:p>10.62</text:p>
          </table:table-cell>
          <table:table-cell office:value-type="float" office:value="0.0081142498326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599078341">
            <text:p>10.6</text:p>
          </table:table-cell>
          <table:table-cell office:value-type="float" office:value="0.100164338705">
            <text:p>0.1</text:p>
          </table:table-cell>
          <table:table-cell office:value-type="float" office:value="0.78125">
            <text:p>0.78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5747126437">
            <text:p>10.57</text:p>
          </table:table-cell>
          <table:table-cell office:value-type="float" office:value="0.0772839242778">
            <text:p>0.08</text:p>
          </table:table-cell>
          <table:table-cell office:value-type="float" office:value="0.8125">
            <text:p>0.8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5504587156">
            <text:p>10.55</text:p>
          </table:table-cell>
          <table:table-cell office:value-type="float" office:value="0.0850864702267">
            <text:p>0.09</text:p>
          </table:table-cell>
          <table:table-cell office:value-type="float" office:value="0.78125">
            <text:p>0.78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5263157895">
            <text:p>10.53</text:p>
          </table:table-cell>
          <table:table-cell office:value-type="float" office:value="0.059618043916">
            <text:p>0.06</text:p>
          </table:table-cell>
          <table:table-cell office:value-type="float" office:value="0.90625">
            <text:p>0.91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502283105">
            <text:p>10.5</text:p>
          </table:table-cell>
          <table:table-cell office:value-type="float" office:value="0.183419708986">
            <text:p>0.18</text:p>
          </table:table-cell>
          <table:table-cell office:value-type="float" office:value="0.40625">
            <text:p>0.4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783599089">
            <text:p>10.48</text:p>
          </table:table-cell>
          <table:table-cell office:value-type="float" office:value="0.127917736738">
            <text:p>0.13</text:p>
          </table:table-cell>
          <table:table-cell office:value-type="float" office:value="0.671875">
            <text:p>0.67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545454545">
            <text:p>10.45</text:p>
          </table:table-cell>
          <table:table-cell office:value-type="float" office:value="0.139339820385">
            <text:p>0.14</text:p>
          </table:table-cell>
          <table:table-cell office:value-type="float" office:value="0.671875">
            <text:p>0.6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4308390023">
            <text:p>10.43</text:p>
          </table:table-cell>
          <table:table-cell office:value-type="float" office:value="0.0503630354795">
            <text:p>0.05</text:p>
          </table:table-cell>
          <table:table-cell office:value-type="float" office:value="0.921875">
            <text:p>0.92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07239819">
            <text:p>10.41</text:p>
          </table:table-cell>
          <table:table-cell office:value-type="float" office:value="0.0194403242239">
            <text:p>0.02</text:p>
          </table:table-cell>
          <table:table-cell office:value-type="float" office:value="0.984375">
            <text:p>0.98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3837471783">
            <text:p>10.38</text:p>
          </table:table-cell>
          <table:table-cell office:value-type="float" office:value="0.0947753794864">
            <text:p>0.09</text:p>
          </table:table-cell>
          <table:table-cell office:value-type="float" office:value="0.828125">
            <text:p>0.83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3603603604">
            <text:p>10.36</text:p>
          </table:table-cell>
          <table:table-cell office:value-type="float" office:value="0.160696091901">
            <text:p>0.16</text:p>
          </table:table-cell>
          <table:table-cell office:value-type="float" office:value="0.484375">
            <text:p>0.4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3370786517">
            <text:p>10.34</text:p>
          </table:table-cell>
          <table:table-cell office:value-type="float" office:value="0.0613417127142">
            <text:p>0.06</text:p>
          </table:table-cell>
          <table:table-cell office:value-type="float" office:value="0.90625">
            <text:p>0.91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3139013453">
            <text:p>10.31</text:p>
          </table:table-cell>
          <table:table-cell office:value-type="float" office:value="0.102855655383">
            <text:p>0.1</text:p>
          </table:table-cell>
          <table:table-cell office:value-type="float" office:value="0.765625">
            <text:p>0.77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2908277405">
            <text:p>10.29</text:p>
          </table:table-cell>
          <table:table-cell office:value-type="float" office:value="0.0606000896602">
            <text:p>0.06</text:p>
          </table:table-cell>
          <table:table-cell office:value-type="float" office:value="0.921875">
            <text:p>0.92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2678571429">
            <text:p>10.27</text:p>
          </table:table-cell>
          <table:table-cell office:value-type="float" office:value="0.00239838643468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774">
            <text:p>277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2449888641">
            <text:p>10.24</text:p>
          </table:table-cell>
          <table:table-cell office:value-type="float" office:value="0.167658616923">
            <text:p>0.17</text:p>
          </table:table-cell>
          <table:table-cell office:value-type="float" office:value="0.453125">
            <text:p>0.4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.4444444444">
            <text:p>10.44</text:p>
          </table:table-cell>
          <table:table-cell office:value-type="float" office:value="0.0325791612674">
            <text:p>0.03</text:p>
          </table:table-cell>
          <table:table-cell office:value-type="float" office:value="0.90625">
            <text:p>0.91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421286031">
            <text:p>10.42</text:p>
          </table:table-cell>
          <table:table-cell office:value-type="float" office:value="0.0855053148261">
            <text:p>0.09</text:p>
          </table:table-cell>
          <table:table-cell office:value-type="float" office:value="0.890625">
            <text:p>0.89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3982300885">
            <text:p>10.4</text:p>
          </table:table-cell>
          <table:table-cell office:value-type="float" office:value="0.106467229116">
            <text:p>0.11</text:p>
          </table:table-cell>
          <table:table-cell office:value-type="float" office:value="0.796875">
            <text:p>0.8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3752759382">
            <text:p>10.38</text:p>
          </table:table-cell>
          <table:table-cell office:value-type="float" office:value="0.129294360914">
            <text:p>0.13</text:p>
          </table:table-cell>
          <table:table-cell office:value-type="float" office:value="0.703125">
            <text:p>0.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3524229075">
            <text:p>10.35</text:p>
          </table:table-cell>
          <table:table-cell office:value-type="float" office:value="0.134923244606">
            <text:p>0.13</text:p>
          </table:table-cell>
          <table:table-cell office:value-type="float" office:value="0.6875">
            <text:p>0.6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3296703297">
            <text:p>10.33</text:p>
          </table:table-cell>
          <table:table-cell office:value-type="float" office:value="0.125228057764">
            <text:p>0.13</text:p>
          </table:table-cell>
          <table:table-cell office:value-type="float" office:value="0.6875">
            <text:p>0.6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3070175439">
            <text:p>10.31</text:p>
          </table:table-cell>
          <table:table-cell office:value-type="float" office:value="0.0421200973767">
            <text:p>0.04</text:p>
          </table:table-cell>
          <table:table-cell office:value-type="float" office:value="0.9375">
            <text:p>0.94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284463895">
            <text:p>10.28</text:p>
          </table:table-cell>
          <table:table-cell office:value-type="float" office:value="0.0966277709859">
            <text:p>0.1</text:p>
          </table:table-cell>
          <table:table-cell office:value-type="float" office:value="0.734375">
            <text:p>0.7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2620087336">
            <text:p>10.26</text:p>
          </table:table-cell>
          <table:table-cell office:value-type="float" office:value="0.156099126282">
            <text:p>0.16</text:p>
          </table:table-cell>
          <table:table-cell office:value-type="float" office:value="0.609375">
            <text:p>0.6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2396514161">
            <text:p>10.24</text:p>
          </table:table-cell>
          <table:table-cell office:value-type="float" office:value="0.0816790523529">
            <text:p>0.08</text:p>
          </table:table-cell>
          <table:table-cell office:value-type="float" office:value="0.875">
            <text:p>0.88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347826087">
            <text:p>10.43</text:p>
          </table:table-cell>
          <table:table-cell office:value-type="float" office:value="0.00380348858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4121475054">
            <text:p>10.41</text:p>
          </table:table-cell>
          <table:table-cell office:value-type="float" office:value="0.141119954567">
            <text:p>0.14</text:p>
          </table:table-cell>
          <table:table-cell office:value-type="float" office:value="0.65625">
            <text:p>0.6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3896103896">
            <text:p>10.39</text:p>
          </table:table-cell>
          <table:table-cell office:value-type="float" office:value="0.0832103992432">
            <text:p>0.08</text:p>
          </table:table-cell>
          <table:table-cell office:value-type="float" office:value="0.890625">
            <text:p>0.89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5831533477">
            <text:p>10.58</text:p>
          </table:table-cell>
          <table:table-cell office:value-type="float" office:value="0.014909628875">
            <text:p>0.01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5603448276">
            <text:p>10.56</text:p>
          </table:table-cell>
          <table:table-cell office:value-type="float" office:value="0.204599791652">
            <text:p>0.2</text:p>
          </table:table-cell>
          <table:table-cell office:value-type="float" office:value="0.359375">
            <text:p>0.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5376344086">
            <text:p>10.54</text:p>
          </table:table-cell>
          <table:table-cell office:value-type="float" office:value="0.0824810551187">
            <text:p>0.08</text:p>
          </table:table-cell>
          <table:table-cell office:value-type="float" office:value="0.859375">
            <text:p>0.86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5150214592">
            <text:p>10.52</text:p>
          </table:table-cell>
          <table:table-cell office:value-type="float" office:value="0.0882809995201">
            <text:p>0.09</text:p>
          </table:table-cell>
          <table:table-cell office:value-type="float" office:value="0.828125">
            <text:p>0.83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4925053533">
            <text:p>10.49</text:p>
          </table:table-cell>
          <table:table-cell office:value-type="float" office:value="0.191395389781">
            <text:p>0.19</text:p>
          </table:table-cell>
          <table:table-cell office:value-type="float" office:value="0.453125">
            <text:p>0.4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4700854701">
            <text:p>10.47</text:p>
          </table:table-cell>
          <table:table-cell office:value-type="float" office:value="0.0738102565307">
            <text:p>0.07</text:p>
          </table:table-cell>
          <table:table-cell office:value-type="float" office:value="0.859375">
            <text:p>0.86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47761194">
            <text:p>10.45</text:p>
          </table:table-cell>
          <table:table-cell office:value-type="float" office:value="0.0236741773851">
            <text:p>0.02</text:p>
          </table:table-cell>
          <table:table-cell office:value-type="float" office:value="0.96875">
            <text:p>0.97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6382978723">
            <text:p>10.64</text:p>
          </table:table-cell>
          <table:table-cell office:value-type="float" office:value="0.0063685734357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6157112527">
            <text:p>10.62</text:p>
          </table:table-cell>
          <table:table-cell office:value-type="float" office:value="0.158979351025">
            <text:p>0.16</text:p>
          </table:table-cell>
          <table:table-cell office:value-type="float" office:value="0.640625">
            <text:p>0.6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593220339">
            <text:p>10.59</text:p>
          </table:table-cell>
          <table:table-cell office:value-type="float" office:value="0.0832068870099">
            <text:p>0.08</text:p>
          </table:table-cell>
          <table:table-cell office:value-type="float" office:value="0.875">
            <text:p>0.88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5708245243">
            <text:p>10.57</text:p>
          </table:table-cell>
          <table:table-cell office:value-type="float" office:value="0.0135514312677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241">
            <text:p>24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5485232068">
            <text:p>10.55</text:p>
          </table:table-cell>
          <table:table-cell office:value-type="float" office:value="0.151265627228">
            <text:p>0.15</text:p>
          </table:table-cell>
          <table:table-cell office:value-type="float" office:value="0.59375">
            <text:p>0.5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5263157895">
            <text:p>10.53</text:p>
          </table:table-cell>
          <table:table-cell office:value-type="float" office:value="0.0665454260427">
            <text:p>0.07</text:p>
          </table:table-cell>
          <table:table-cell office:value-type="float" office:value="0.9375">
            <text:p>0.94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5042016807">
            <text:p>10.5</text:p>
          </table:table-cell>
          <table:table-cell office:value-type="float" office:value="0.0150961312766">
            <text:p>0.02</text:p>
          </table:table-cell>
          <table:table-cell office:value-type="float" office:value="0.984375">
            <text:p>0.98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4821802935">
            <text:p>10.48</text:p>
          </table:table-cell>
          <table:table-cell office:value-type="float" office:value="0.0334703785125">
            <text:p>0.03</text:p>
          </table:table-cell>
          <table:table-cell office:value-type="float" office:value="0.953125">
            <text:p>0.9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460251046">
            <text:p>10.46</text:p>
          </table:table-cell>
          <table:table-cell office:value-type="float" office:value="0.11668193843">
            <text:p>0.12</text:p>
          </table:table-cell>
          <table:table-cell office:value-type="float" office:value="0.78125">
            <text:p>0.7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384133612">
            <text:p>10.44</text:p>
          </table:table-cell>
          <table:table-cell office:value-type="float" office:value="0.101921725483">
            <text:p>0.1</text:p>
          </table:table-cell>
          <table:table-cell office:value-type="float" office:value="0.78125">
            <text:p>0.78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625">
            <text:p>10.63</text:p>
          </table:table-cell>
          <table:table-cell office:value-type="float" office:value="0.00249303632569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6029106029">
            <text:p>10.6</text:p>
          </table:table-cell>
          <table:table-cell office:value-type="float" office:value="0.0395401187763">
            <text:p>0.04</text:p>
          </table:table-cell>
          <table:table-cell office:value-type="float" office:value="0.9375">
            <text:p>0.9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5809128631">
            <text:p>10.58</text:p>
          </table:table-cell>
          <table:table-cell office:value-type="float" office:value="0.205442866436">
            <text:p>0.21</text:p>
          </table:table-cell>
          <table:table-cell office:value-type="float" office:value="0.40625">
            <text:p>0.4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0.5590062112">
            <text:p>10.56</text:p>
          </table:table-cell>
          <table:table-cell office:value-type="float" office:value="0.0507661124084">
            <text:p>0.05</text:p>
          </table:table-cell>
          <table:table-cell office:value-type="float" office:value="0.921875">
            <text:p>0.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5371900826">
            <text:p>10.54</text:p>
          </table:table-cell>
          <table:table-cell office:value-type="float" office:value="0.0790746702173">
            <text:p>0.08</text:p>
          </table:table-cell>
          <table:table-cell office:value-type="float" office:value="0.875">
            <text:p>0.8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5154639175">
            <text:p>10.52</text:p>
          </table:table-cell>
          <table:table-cell office:value-type="float" office:value="0.115921318118">
            <text:p>0.12</text:p>
          </table:table-cell>
          <table:table-cell office:value-type="float" office:value="0.703125">
            <text:p>0.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938271605">
            <text:p>10.49</text:p>
          </table:table-cell>
          <table:table-cell office:value-type="float" office:value="0.155271349688">
            <text:p>0.16</text:p>
          </table:table-cell>
          <table:table-cell office:value-type="float" office:value="0.578125">
            <text:p>0.5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4722792608">
            <text:p>10.47</text:p>
          </table:table-cell>
          <table:table-cell office:value-type="float" office:value="0.169756773726">
            <text:p>0.17</text:p>
          </table:table-cell>
          <table:table-cell office:value-type="float" office:value="0.546875">
            <text:p>0.5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508196721">
            <text:p>10.45</text:p>
          </table:table-cell>
          <table:table-cell office:value-type="float" office:value="0.0331459979715">
            <text:p>0.03</text:p>
          </table:table-cell>
          <table:table-cell office:value-type="float" office:value="0.96875">
            <text:p>0.97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6339468303">
            <text:p>10.63</text:p>
          </table:table-cell>
          <table:table-cell office:value-type="float" office:value="0.00606186929429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612244898">
            <text:p>10.61</text:p>
          </table:table-cell>
          <table:table-cell office:value-type="float" office:value="0.0495196304489">
            <text:p>0.05</text:p>
          </table:table-cell>
          <table:table-cell office:value-type="float" office:value="0.90625">
            <text:p>0.91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7942973523">
            <text:p>10.79</text:p>
          </table:table-cell>
          <table:table-cell office:value-type="float" office:value="0.00608852011579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7723577236">
            <text:p>10.77</text:p>
          </table:table-cell>
          <table:table-cell office:value-type="float" office:value="0.125853486647">
            <text:p>0.13</text:p>
          </table:table-cell>
          <table:table-cell office:value-type="float" office:value="0.640625">
            <text:p>0.6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7505070994">
            <text:p>10.75</text:p>
          </table:table-cell>
          <table:table-cell office:value-type="float" office:value="0.052017796489">
            <text:p>0.05</text:p>
          </table:table-cell>
          <table:table-cell office:value-type="float" office:value="0.890625">
            <text:p>0.89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7287449393">
            <text:p>10.73</text:p>
          </table:table-cell>
          <table:table-cell office:value-type="float" office:value="0.0953309994717">
            <text:p>0.1</text:p>
          </table:table-cell>
          <table:table-cell office:value-type="float" office:value="0.890625">
            <text:p>0.89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7070707071">
            <text:p>10.71</text:p>
          </table:table-cell>
          <table:table-cell office:value-type="float" office:value="0.0384082569586">
            <text:p>0.04</text:p>
          </table:table-cell>
          <table:table-cell office:value-type="float" office:value="0.953125">
            <text:p>0.95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8870967742">
            <text:p>10.89</text:p>
          </table:table-cell>
          <table:table-cell office:value-type="float" office:value="0.000691786728594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8651911469">
            <text:p>10.87</text:p>
          </table:table-cell>
          <table:table-cell office:value-type="float" office:value="0.196886314418">
            <text:p>0.2</text:p>
          </table:table-cell>
          <table:table-cell office:value-type="float" office:value="0.359375">
            <text:p>0.3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843373494">
            <text:p>10.84</text:p>
          </table:table-cell>
          <table:table-cell office:value-type="float" office:value="0.0588387323544">
            <text:p>0.06</text:p>
          </table:table-cell>
          <table:table-cell office:value-type="float" office:value="0.90625">
            <text:p>0.91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8216432866">
            <text:p>10.82</text:p>
          </table:table-cell>
          <table:table-cell office:value-type="float" office:value="0.182826414613">
            <text:p>0.18</text:p>
          </table:table-cell>
          <table:table-cell office:value-type="float" office:value="0.4375">
            <text:p>0.4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0.0459879928445">
            <text:p>0.05</text:p>
          </table:table-cell>
          <table:table-cell office:value-type="float" office:value="0.9375">
            <text:p>0.94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7784431138">
            <text:p>10.78</text:p>
          </table:table-cell>
          <table:table-cell office:value-type="float" office:value="0.0174293582871">
            <text:p>0.02</text:p>
          </table:table-cell>
          <table:table-cell office:value-type="float" office:value="0.96875">
            <text:p>0.97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9561752988">
            <text:p>10.96</text:p>
          </table:table-cell>
          <table:table-cell office:value-type="float" office:value="0.00349615158495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9343936382">
            <text:p>10.93</text:p>
          </table:table-cell>
          <table:table-cell office:value-type="float" office:value="0.135361687647">
            <text:p>0.14</text:p>
          </table:table-cell>
          <table:table-cell office:value-type="float" office:value="0.640625">
            <text:p>0.6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9126984127">
            <text:p>10.91</text:p>
          </table:table-cell>
          <table:table-cell office:value-type="float" office:value="0.0999764281789">
            <text:p>0.1</text:p>
          </table:table-cell>
          <table:table-cell office:value-type="float" office:value="0.765625">
            <text:p>0.77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8910891089">
            <text:p>10.89</text:p>
          </table:table-cell>
          <table:table-cell office:value-type="float" office:value="0.107881504771">
            <text:p>0.11</text:p>
          </table:table-cell>
          <table:table-cell office:value-type="float" office:value="0.6875">
            <text:p>0.6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8695652174">
            <text:p>10.87</text:p>
          </table:table-cell>
          <table:table-cell office:value-type="float" office:value="0.0979081018837">
            <text:p>0.1</text:p>
          </table:table-cell>
          <table:table-cell office:value-type="float" office:value="0.8125">
            <text:p>0.81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8481262327">
            <text:p>10.85</text:p>
          </table:table-cell>
          <table:table-cell office:value-type="float" office:value="0.126616097035">
            <text:p>0.13</text:p>
          </table:table-cell>
          <table:table-cell office:value-type="float" office:value="0.640625">
            <text:p>0.6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8267716535">
            <text:p>10.83</text:p>
          </table:table-cell>
          <table:table-cell office:value-type="float" office:value="0.0631416213962">
            <text:p>0.06</text:p>
          </table:table-cell>
          <table:table-cell office:value-type="float" office:value="0.90625">
            <text:p>0.91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8055009823">
            <text:p>10.81</text:p>
          </table:table-cell>
          <table:table-cell office:value-type="float" office:value="0.127621861335">
            <text:p>0.13</text:p>
          </table:table-cell>
          <table:table-cell office:value-type="float" office:value="0.734375">
            <text:p>0.73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7843137255">
            <text:p>10.78</text:p>
          </table:table-cell>
          <table:table-cell office:value-type="float" office:value="0.146456753324">
            <text:p>0.15</text:p>
          </table:table-cell>
          <table:table-cell office:value-type="float" office:value="0.578125">
            <text:p>0.5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7632093933">
            <text:p>10.76</text:p>
          </table:table-cell>
          <table:table-cell office:value-type="float" office:value="0.101566950866">
            <text:p>0.1</text:p>
          </table:table-cell>
          <table:table-cell office:value-type="float" office:value="0.796875">
            <text:p>0.8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7421875">
            <text:p>10.74</text:p>
          </table:table-cell>
          <table:table-cell office:value-type="float" office:value="0.0406380475686">
            <text:p>0.04</text:p>
          </table:table-cell>
          <table:table-cell office:value-type="float" office:value="0.96875">
            <text:p>0.97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7212475634">
            <text:p>10.72</text:p>
          </table:table-cell>
          <table:table-cell office:value-type="float" office:value="0.0127996071985">
            <text:p>0.01</text:p>
          </table:table-cell>
          <table:table-cell office:value-type="float" office:value="0.984375">
            <text:p>0.98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7003891051">
            <text:p>10.7</text:p>
          </table:table-cell>
          <table:table-cell office:value-type="float" office:value="0.106934531452">
            <text:p>0.11</text:p>
          </table:table-cell>
          <table:table-cell office:value-type="float" office:value="0.765625">
            <text:p>0.7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6796116505">
            <text:p>10.68</text:p>
          </table:table-cell>
          <table:table-cell office:value-type="float" office:value="0.0551355637936">
            <text:p>0.06</text:p>
          </table:table-cell>
          <table:table-cell office:value-type="float" office:value="0.9375">
            <text:p>0.94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.6589147287">
            <text:p>10.66</text:p>
          </table:table-cell>
          <table:table-cell office:value-type="float" office:value="0.102306519133">
            <text:p>0.1</text:p>
          </table:table-cell>
          <table:table-cell office:value-type="float" office:value="0.734375">
            <text:p>0.73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6382978723">
            <text:p>10.64</text:p>
          </table:table-cell>
          <table:table-cell office:value-type="float" office:value="0.0430282318624">
            <text:p>0.04</text:p>
          </table:table-cell>
          <table:table-cell office:value-type="float" office:value="0.9375">
            <text:p>0.94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6177606178">
            <text:p>10.62</text:p>
          </table:table-cell>
          <table:table-cell office:value-type="float" office:value="0.0448801663411">
            <text:p>0.04</text:p>
          </table:table-cell>
          <table:table-cell office:value-type="float" office:value="0.9375">
            <text:p>0.94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.5973025048">
            <text:p>10.6</text:p>
          </table:table-cell>
          <table:table-cell office:value-type="float" office:value="0.0833489603629">
            <text:p>0.08</text:p>
          </table:table-cell>
          <table:table-cell office:value-type="float" office:value="0.859375">
            <text:p>0.86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7692307692">
            <text:p>10.77</text:p>
          </table:table-cell>
          <table:table-cell office:value-type="float" office:value="0.0377919684756">
            <text:p>0.04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9404990403">
            <text:p>10.94</text:p>
          </table:table-cell>
          <table:table-cell office:value-type="float" office:value="0.018171329205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9195402299">
            <text:p>10.92</text:p>
          </table:table-cell>
          <table:table-cell office:value-type="float" office:value="0.057135643804">
            <text:p>0.06</text:p>
          </table:table-cell>
          <table:table-cell office:value-type="float" office:value="0.9375">
            <text:p>0.94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8986615679">
            <text:p>10.9</text:p>
          </table:table-cell>
          <table:table-cell office:value-type="float" office:value="0.110146058651">
            <text:p>0.11</text:p>
          </table:table-cell>
          <table:table-cell office:value-type="float" office:value="0.8125">
            <text:p>0.8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8778625954">
            <text:p>10.88</text:p>
          </table:table-cell>
          <table:table-cell office:value-type="float" office:value="0.0852323584366">
            <text:p>0.09</text:p>
          </table:table-cell>
          <table:table-cell office:value-type="float" office:value="0.828125">
            <text:p>0.83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8571428571">
            <text:p>10.86</text:p>
          </table:table-cell>
          <table:table-cell office:value-type="float" office:value="0.085325586438">
            <text:p>0.09</text:p>
          </table:table-cell>
          <table:table-cell office:value-type="float" office:value="0.84375">
            <text:p>0.8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.0266159696">
            <text:p>11.03</text:p>
          </table:table-cell>
          <table:table-cell office:value-type="float" office:value="0.0187352142021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056925996">
            <text:p>11.01</text:p>
          </table:table-cell>
          <table:table-cell office:value-type="float" office:value="0.18507944389">
            <text:p>0.19</text:p>
          </table:table-cell>
          <table:table-cell office:value-type="float" office:value="0.484375">
            <text:p>0.4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9848484848">
            <text:p>10.98</text:p>
          </table:table-cell>
          <table:table-cell office:value-type="float" office:value="0.0674860683316">
            <text:p>0.07</text:p>
          </table:table-cell>
          <table:table-cell office:value-type="float" office:value="0.84375">
            <text:p>0.84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9640831758">
            <text:p>10.96</text:p>
          </table:table-cell>
          <table:table-cell office:value-type="float" office:value="0.016022628957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9433962264">
            <text:p>10.94</text:p>
          </table:table-cell>
          <table:table-cell office:value-type="float" office:value="0.164012226279">
            <text:p>0.16</text:p>
          </table:table-cell>
          <table:table-cell office:value-type="float" office:value="0.53125">
            <text:p>0.5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922787194">
            <text:p>10.92</text:p>
          </table:table-cell>
          <table:table-cell office:value-type="float" office:value="0.176909437138">
            <text:p>0.18</text:p>
          </table:table-cell>
          <table:table-cell office:value-type="float" office:value="0.53125">
            <text:p>0.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9022556391">
            <text:p>10.9</text:p>
          </table:table-cell>
          <table:table-cell office:value-type="float" office:value="0.114927917487">
            <text:p>0.11</text:p>
          </table:table-cell>
          <table:table-cell office:value-type="float" office:value="0.765625">
            <text:p>0.77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8818011257">
            <text:p>10.88</text:p>
          </table:table-cell>
          <table:table-cell office:value-type="float" office:value="0.0610616586923">
            <text:p>0.06</text:p>
          </table:table-cell>
          <table:table-cell office:value-type="float" office:value="0.890625">
            <text:p>0.8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861423221">
            <text:p>10.86</text:p>
          </table:table-cell>
          <table:table-cell office:value-type="float" office:value="0.0651017898234">
            <text:p>0.07</text:p>
          </table:table-cell>
          <table:table-cell office:value-type="float" office:value="0.875">
            <text:p>0.88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8411214953">
            <text:p>10.84</text:p>
          </table:table-cell>
          <table:table-cell office:value-type="float" office:value="0.0279346866997">
            <text:p>0.03</text:p>
          </table:table-cell>
          <table:table-cell office:value-type="float" office:value="0.953125">
            <text:p>0.95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8208955224">
            <text:p>10.82</text:p>
          </table:table-cell>
          <table:table-cell office:value-type="float" office:value="0.0252119456253">
            <text:p>0.03</text:p>
          </table:table-cell>
          <table:table-cell office:value-type="float" office:value="0.96875">
            <text:p>0.97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185">
            <text:p>18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800744879">
            <text:p>10.8</text:p>
          </table:table-cell>
          <table:table-cell office:value-type="float" office:value="0.0834178854633">
            <text:p>0.08</text:p>
          </table:table-cell>
          <table:table-cell office:value-type="float" office:value="0.84375">
            <text:p>0.8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.780669145">
            <text:p>10.78</text:p>
          </table:table-cell>
          <table:table-cell office:value-type="float" office:value="0.0417011567204">
            <text:p>0.04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.7606679035">
            <text:p>10.76</text:p>
          </table:table-cell>
          <table:table-cell office:value-type="float" office:value="0.118303041332">
            <text:p>0.12</text:p>
          </table:table-cell>
          <table:table-cell office:value-type="float" office:value="0.75">
            <text:p>0.7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9259259259">
            <text:p>10.93</text:p>
          </table:table-cell>
          <table:table-cell office:value-type="float" office:value="0.00914254244595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905730129">
            <text:p>11.09</text:p>
          </table:table-cell>
          <table:table-cell office:value-type="float" office:value="0.00360984826127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701107011">
            <text:p>11.07</text:p>
          </table:table-cell>
          <table:table-cell office:value-type="float" office:value="0.166641973692">
            <text:p>0.17</text:p>
          </table:table-cell>
          <table:table-cell office:value-type="float" office:value="0.453125">
            <text:p>0.4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497237569">
            <text:p>11.05</text:p>
          </table:table-cell>
          <table:table-cell office:value-type="float" office:value="0.0851984518573">
            <text:p>0.09</text:p>
          </table:table-cell>
          <table:table-cell office:value-type="float" office:value="0.859375">
            <text:p>0.86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0294117647">
            <text:p>11.03</text:p>
          </table:table-cell>
          <table:table-cell office:value-type="float" office:value="0.126051740368">
            <text:p>0.13</text:p>
          </table:table-cell>
          <table:table-cell office:value-type="float" office:value="0.65625">
            <text:p>0.6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091743119">
            <text:p>11.01</text:p>
          </table:table-cell>
          <table:table-cell office:value-type="float" office:value="0.0119129559922">
            <text:p>0.01</text:p>
          </table:table-cell>
          <table:table-cell office:value-type="float" office:value="0.984375">
            <text:p>0.98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2788">
            <text:p>278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989010989">
            <text:p>10.99</text:p>
          </table:table-cell>
          <table:table-cell office:value-type="float" office:value="0.0436271335459">
            <text:p>0.04</text:p>
          </table:table-cell>
          <table:table-cell office:value-type="float" office:value="0.921875">
            <text:p>0.92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63">
            <text:p>1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9689213894">
            <text:p>10.97</text:p>
          </table:table-cell>
          <table:table-cell office:value-type="float" office:value="0.0471662481741">
            <text:p>0.05</text:p>
          </table:table-cell>
          <table:table-cell office:value-type="float" office:value="0.9375">
            <text:p>0.94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9489051095">
            <text:p>10.95</text:p>
          </table:table-cell>
          <table:table-cell office:value-type="float" office:value="0.143926092853">
            <text:p>0.14</text:p>
          </table:table-cell>
          <table:table-cell office:value-type="float" office:value="0.546875">
            <text:p>0.55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9289617486">
            <text:p>10.93</text:p>
          </table:table-cell>
          <table:table-cell office:value-type="float" office:value="0.148817555882">
            <text:p>0.15</text:p>
          </table:table-cell>
          <table:table-cell office:value-type="float" office:value="0.59375">
            <text:p>0.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9090909091">
            <text:p>10.91</text:p>
          </table:table-cell>
          <table:table-cell office:value-type="float" office:value="0.0566712292571">
            <text:p>0.06</text:p>
          </table:table-cell>
          <table:table-cell office:value-type="float" office:value="0.90625">
            <text:p>0.91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889292196">
            <text:p>10.89</text:p>
          </table:table-cell>
          <table:table-cell office:value-type="float" office:value="0.141105618078">
            <text:p>0.14</text:p>
          </table:table-cell>
          <table:table-cell office:value-type="float" office:value="0.625">
            <text:p>0.6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507246377">
            <text:p>11.05</text:p>
          </table:table-cell>
          <table:table-cell office:value-type="float" office:value="0.00270705548183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307414105">
            <text:p>11.03</text:p>
          </table:table-cell>
          <table:table-cell office:value-type="float" office:value="0.0352104887027">
            <text:p>0.04</text:p>
          </table:table-cell>
          <table:table-cell office:value-type="float" office:value="0.9375">
            <text:p>0.94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0108303249">
            <text:p>11.01</text:p>
          </table:table-cell>
          <table:table-cell office:value-type="float" office:value="0.0239111615816">
            <text:p>0.02</text:p>
          </table:table-cell>
          <table:table-cell office:value-type="float" office:value="0.96875">
            <text:p>0.97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990990991">
            <text:p>10.99</text:p>
          </table:table-cell>
          <table:table-cell office:value-type="float" office:value="0.104700387736">
            <text:p>0.1</text:p>
          </table:table-cell>
          <table:table-cell office:value-type="float" office:value="0.734375">
            <text:p>0.7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9712230216">
            <text:p>10.97</text:p>
          </table:table-cell>
          <table:table-cell office:value-type="float" office:value="0.0699281289756">
            <text:p>0.07</text:p>
          </table:table-cell>
          <table:table-cell office:value-type="float" office:value="0.84375">
            <text:p>0.84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9515260323">
            <text:p>10.95</text:p>
          </table:table-cell>
          <table:table-cell office:value-type="float" office:value="0.141613756439">
            <text:p>0.14</text:p>
          </table:table-cell>
          <table:table-cell office:value-type="float" office:value="0.59375">
            <text:p>0.5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9318996416">
            <text:p>10.93</text:p>
          </table:table-cell>
          <table:table-cell office:value-type="float" office:value="0.198394461319">
            <text:p>0.2</text:p>
          </table:table-cell>
          <table:table-cell office:value-type="float" office:value="0.359375">
            <text:p>0.3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91234347">
            <text:p>11.09</text:p>
          </table:table-cell>
          <table:table-cell office:value-type="float" office:value="0.00997555116964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714285714">
            <text:p>11.07</text:p>
          </table:table-cell>
          <table:table-cell office:value-type="float" office:value="0.138660380105">
            <text:p>0.14</text:p>
          </table:table-cell>
          <table:table-cell office:value-type="float" office:value="0.65625">
            <text:p>0.6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0516934046">
            <text:p>11.05</text:p>
          </table:table-cell>
          <table:table-cell office:value-type="float" office:value="0.191866761887">
            <text:p>0.19</text:p>
          </table:table-cell>
          <table:table-cell office:value-type="float" office:value="0.453125">
            <text:p>0.4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320284698">
            <text:p>11.03</text:p>
          </table:table-cell>
          <table:table-cell office:value-type="float" office:value="0.135071755856">
            <text:p>0.14</text:p>
          </table:table-cell>
          <table:table-cell office:value-type="float" office:value="0.640625">
            <text:p>0.6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0124333925">
            <text:p>11.01</text:p>
          </table:table-cell>
          <table:table-cell office:value-type="float" office:value="0.0587312568882">
            <text:p>0.06</text:p>
          </table:table-cell>
          <table:table-cell office:value-type="float" office:value="0.90625">
            <text:p>0.91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170212766">
            <text:p>11.17</text:p>
          </table:table-cell>
          <table:table-cell office:value-type="float" office:value="0.00119414059642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1504424779">
            <text:p>11.15</text:p>
          </table:table-cell>
          <table:table-cell office:value-type="float" office:value="0.0443452520781">
            <text:p>0.04</text:p>
          </table:table-cell>
          <table:table-cell office:value-type="float" office:value="0.953125">
            <text:p>0.95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1307420495">
            <text:p>11.13</text:p>
          </table:table-cell>
          <table:table-cell office:value-type="float" office:value="0.156184627963">
            <text:p>0.16</text:p>
          </table:table-cell>
          <table:table-cell office:value-type="float" office:value="0.515625">
            <text:p>0.5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1111111111">
            <text:p>11.11</text:p>
          </table:table-cell>
          <table:table-cell office:value-type="float" office:value="0.0504449253466">
            <text:p>0.05</text:p>
          </table:table-cell>
          <table:table-cell office:value-type="float" office:value="0.921875">
            <text:p>0.92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0915492958">
            <text:p>11.09</text:p>
          </table:table-cell>
          <table:table-cell office:value-type="float" office:value="0.113569679091">
            <text:p>0.11</text:p>
          </table:table-cell>
          <table:table-cell office:value-type="float" office:value="0.640625">
            <text:p>0.6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72056239">
            <text:p>11.07</text:p>
          </table:table-cell>
          <table:table-cell office:value-type="float" office:value="0.154937380868">
            <text:p>0.15</text:p>
          </table:table-cell>
          <table:table-cell office:value-type="float" office:value="0.59375">
            <text:p>0.59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0526315789">
            <text:p>11.05</text:p>
          </table:table-cell>
          <table:table-cell office:value-type="float" office:value="0.141415048422">
            <text:p>0.14</text:p>
          </table:table-cell>
          <table:table-cell office:value-type="float" office:value="0.59375">
            <text:p>0.59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332749562">
            <text:p>11.03</text:p>
          </table:table-cell>
          <table:table-cell office:value-type="float" office:value="0.15221071081">
            <text:p>0.15</text:p>
          </table:table-cell>
          <table:table-cell office:value-type="float" office:value="0.5">
            <text:p>0.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13986014">
            <text:p>11.01</text:p>
          </table:table-cell>
          <table:table-cell office:value-type="float" office:value="0.0592189002748">
            <text:p>0.06</text:p>
          </table:table-cell>
          <table:table-cell office:value-type="float" office:value="0.953125">
            <text:p>0.95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9947643979">
            <text:p>10.99</text:p>
          </table:table-cell>
          <table:table-cell office:value-type="float" office:value="0.155782247269">
            <text:p>0.16</text:p>
          </table:table-cell>
          <table:table-cell office:value-type="float" office:value="0.515625">
            <text:p>0.5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9756097561">
            <text:p>10.98</text:p>
          </table:table-cell>
          <table:table-cell office:value-type="float" office:value="0.155220674543">
            <text:p>0.16</text:p>
          </table:table-cell>
          <table:table-cell office:value-type="float" office:value="0.546875">
            <text:p>0.5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9565217391">
            <text:p>10.96</text:p>
          </table:table-cell>
          <table:table-cell office:value-type="float" office:value="0.106981140454">
            <text:p>0.11</text:p>
          </table:table-cell>
          <table:table-cell office:value-type="float" office:value="0.765625">
            <text:p>0.7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9375">
            <text:p>10.94</text:p>
          </table:table-cell>
          <table:table-cell office:value-type="float" office:value="0.0980395864351">
            <text:p>0.1</text:p>
          </table:table-cell>
          <table:table-cell office:value-type="float" office:value="0.78125">
            <text:p>0.78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0918544194">
            <text:p>11.09</text:p>
          </table:table-cell>
          <table:table-cell office:value-type="float" office:value="0.00335934044076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726643599">
            <text:p>11.07</text:p>
          </table:table-cell>
          <table:table-cell office:value-type="float" office:value="0.033466179678">
            <text:p>0.03</text:p>
          </table:table-cell>
          <table:table-cell office:value-type="float" office:value="0.953125">
            <text:p>0.9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535405872">
            <text:p>11.05</text:p>
          </table:table-cell>
          <table:table-cell office:value-type="float" office:value="0.160035689746">
            <text:p>0.16</text:p>
          </table:table-cell>
          <table:table-cell office:value-type="float" office:value="0.5">
            <text:p>0.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0344827586">
            <text:p>11.03</text:p>
          </table:table-cell>
          <table:table-cell office:value-type="float" office:value="0.0949708229054">
            <text:p>0.09</text:p>
          </table:table-cell>
          <table:table-cell office:value-type="float" office:value="0.8125">
            <text:p>0.81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1876075731">
            <text:p>11.19</text:p>
          </table:table-cell>
          <table:table-cell office:value-type="float" office:value="0.0158014258992">
            <text:p>0.02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1683848797">
            <text:p>11.17</text:p>
          </table:table-cell>
          <table:table-cell office:value-type="float" office:value="0.0293599171856">
            <text:p>0.03</text:p>
          </table:table-cell>
          <table:table-cell office:value-type="float" office:value="0.953125">
            <text:p>0.95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1492281304">
            <text:p>11.15</text:p>
          </table:table-cell>
          <table:table-cell office:value-type="float" office:value="0.129815948798">
            <text:p>0.13</text:p>
          </table:table-cell>
          <table:table-cell office:value-type="float" office:value="0.625">
            <text:p>0.6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1301369863">
            <text:p>11.13</text:p>
          </table:table-cell>
          <table:table-cell office:value-type="float" office:value="0.134214459166">
            <text:p>0.13</text:p>
          </table:table-cell>
          <table:table-cell office:value-type="float" office:value="0.671875">
            <text:p>0.6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1111111111">
            <text:p>11.11</text:p>
          </table:table-cell>
          <table:table-cell office:value-type="float" office:value="0.167466797805">
            <text:p>0.17</text:p>
          </table:table-cell>
          <table:table-cell office:value-type="float" office:value="0.46875">
            <text:p>0.4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921501706">
            <text:p>11.09</text:p>
          </table:table-cell>
          <table:table-cell office:value-type="float" office:value="0.0768037134673">
            <text:p>0.08</text:p>
          </table:table-cell>
          <table:table-cell office:value-type="float" office:value="0.828125">
            <text:p>0.8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73253833">
            <text:p>11.07</text:p>
          </table:table-cell>
          <table:table-cell office:value-type="float" office:value="0.128642093902">
            <text:p>0.13</text:p>
          </table:table-cell>
          <table:table-cell office:value-type="float" office:value="0.734375">
            <text:p>0.7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544217687">
            <text:p>11.05</text:p>
          </table:table-cell>
          <table:table-cell office:value-type="float" office:value="0.0756983013603">
            <text:p>0.08</text:p>
          </table:table-cell>
          <table:table-cell office:value-type="float" office:value="0.84375">
            <text:p>0.84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0356536503">
            <text:p>11.04</text:p>
          </table:table-cell>
          <table:table-cell office:value-type="float" office:value="0.0350955422028">
            <text:p>0.04</text:p>
          </table:table-cell>
          <table:table-cell office:value-type="float" office:value="0.953125">
            <text:p>0.95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169491525">
            <text:p>11.02</text:p>
          </table:table-cell>
          <table:table-cell office:value-type="float" office:value="0.182757279092">
            <text:p>0.18</text:p>
          </table:table-cell>
          <table:table-cell office:value-type="float" office:value="0.46875">
            <text:p>0.4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9983079526">
            <text:p>11</text:p>
          </table:table-cell>
          <table:table-cell office:value-type="float" office:value="0.0719739429292">
            <text:p>0.07</text:p>
          </table:table-cell>
          <table:table-cell office:value-type="float" office:value="0.890625">
            <text:p>0.89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9797297297">
            <text:p>10.98</text:p>
          </table:table-cell>
          <table:table-cell office:value-type="float" office:value="0.0935821171693">
            <text:p>0.09</text:p>
          </table:table-cell>
          <table:table-cell office:value-type="float" office:value="0.84375">
            <text:p>0.84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1298482293">
            <text:p>11.13</text:p>
          </table:table-cell>
          <table:table-cell office:value-type="float" office:value="0.00267228274107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1111111111">
            <text:p>11.11</text:p>
          </table:table-cell>
          <table:table-cell office:value-type="float" office:value="0.0493393206885">
            <text:p>0.05</text:p>
          </table:table-cell>
          <table:table-cell office:value-type="float" office:value="0.921875">
            <text:p>0.92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924369748">
            <text:p>11.09</text:p>
          </table:table-cell>
          <table:table-cell office:value-type="float" office:value="0.0443404517676">
            <text:p>0.04</text:p>
          </table:table-cell>
          <table:table-cell office:value-type="float" office:value="0.9375">
            <text:p>0.94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738255034">
            <text:p>11.07</text:p>
          </table:table-cell>
          <table:table-cell office:value-type="float" office:value="0.106933115104">
            <text:p>0.11</text:p>
          </table:table-cell>
          <table:table-cell office:value-type="float" office:value="0.765625">
            <text:p>0.77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552763819">
            <text:p>11.06</text:p>
          </table:table-cell>
          <table:table-cell office:value-type="float" office:value="0.115190329225">
            <text:p>0.12</text:p>
          </table:table-cell>
          <table:table-cell office:value-type="float" office:value="0.75">
            <text:p>0.7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367892977">
            <text:p>11.04</text:p>
          </table:table-cell>
          <table:table-cell office:value-type="float" office:value="0.0830106483243">
            <text:p>0.08</text:p>
          </table:table-cell>
          <table:table-cell office:value-type="float" office:value="0.859375">
            <text:p>0.86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183639399">
            <text:p>11.02</text:p>
          </table:table-cell>
          <table:table-cell office:value-type="float" office:value="0.172663788312">
            <text:p>0.17</text:p>
          </table:table-cell>
          <table:table-cell office:value-type="float" office:value="0.546875">
            <text:p>0.5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494457454466">
            <text:p>0.05</text:p>
          </table:table-cell>
          <table:table-cell office:value-type="float" office:value="0.90625">
            <text:p>0.91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9816971714">
            <text:p>10.98</text:p>
          </table:table-cell>
          <table:table-cell office:value-type="float" office:value="0.0917874195076">
            <text:p>0.09</text:p>
          </table:table-cell>
          <table:table-cell office:value-type="float" office:value="0.84375">
            <text:p>0.84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1295681063">
            <text:p>11.13</text:p>
          </table:table-cell>
          <table:table-cell office:value-type="float" office:value="0.0147522400294">
            <text:p>0.01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1111111111">
            <text:p>11.11</text:p>
          </table:table-cell>
          <table:table-cell office:value-type="float" office:value="0.0188906043855">
            <text:p>0.02</text:p>
          </table:table-cell>
          <table:table-cell office:value-type="float" office:value="0.953125">
            <text:p>0.95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927152318">
            <text:p>11.09</text:p>
          </table:table-cell>
          <table:table-cell office:value-type="float" office:value="0.0565571512502">
            <text:p>0.06</text:p>
          </table:table-cell>
          <table:table-cell office:value-type="float" office:value="0.921875">
            <text:p>0.92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743801653">
            <text:p>11.07</text:p>
          </table:table-cell>
          <table:table-cell office:value-type="float" office:value="0.103756762234">
            <text:p>0.1</text:p>
          </table:table-cell>
          <table:table-cell office:value-type="float" office:value="0.796875">
            <text:p>0.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.2211221122">
            <text:p>11.22</text:p>
          </table:table-cell>
          <table:table-cell office:value-type="float" office:value="0.00261990380954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2026359143">
            <text:p>11.2</text:p>
          </table:table-cell>
          <table:table-cell office:value-type="float" office:value="0.0444534260724">
            <text:p>0.04</text:p>
          </table:table-cell>
          <table:table-cell office:value-type="float" office:value="0.921875">
            <text:p>0.92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1842105263">
            <text:p>11.18</text:p>
          </table:table-cell>
          <table:table-cell office:value-type="float" office:value="0.0218994828426">
            <text:p>0.02</text:p>
          </table:table-cell>
          <table:table-cell office:value-type="float" office:value="0.96875">
            <text:p>0.97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3300492611">
            <text:p>11.33</text:p>
          </table:table-cell>
          <table:table-cell office:value-type="float" office:value="0.0105556040959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3114754098">
            <text:p>11.31</text:p>
          </table:table-cell>
          <table:table-cell office:value-type="float" office:value="0.0501960408853">
            <text:p>0.05</text:p>
          </table:table-cell>
          <table:table-cell office:value-type="float" office:value="0.90625">
            <text:p>0.9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2929623568">
            <text:p>11.29</text:p>
          </table:table-cell>
          <table:table-cell office:value-type="float" office:value="0.0340965978305">
            <text:p>0.03</text:p>
          </table:table-cell>
          <table:table-cell office:value-type="float" office:value="0.9375">
            <text:p>0.94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2745098039">
            <text:p>11.27</text:p>
          </table:table-cell>
          <table:table-cell office:value-type="float" office:value="0.106198792993">
            <text:p>0.11</text:p>
          </table:table-cell>
          <table:table-cell office:value-type="float" office:value="0.8125">
            <text:p>0.81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4192495922">
            <text:p>11.42</text:p>
          </table:table-cell>
          <table:table-cell office:value-type="float" office:value="0.0119691653534">
            <text:p>0.01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4006514658">
            <text:p>11.4</text:p>
          </table:table-cell>
          <table:table-cell office:value-type="float" office:value="0.063896521851">
            <text:p>0.06</text:p>
          </table:table-cell>
          <table:table-cell office:value-type="float" office:value="0.921875">
            <text:p>0.92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3821138211">
            <text:p>11.38</text:p>
          </table:table-cell>
          <table:table-cell office:value-type="float" office:value="0.0824858872903">
            <text:p>0.08</text:p>
          </table:table-cell>
          <table:table-cell office:value-type="float" office:value="0.875">
            <text:p>0.88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3636363636">
            <text:p>11.36</text:p>
          </table:table-cell>
          <table:table-cell office:value-type="float" office:value="0.100765896703">
            <text:p>0.1</text:p>
          </table:table-cell>
          <table:table-cell office:value-type="float" office:value="0.75">
            <text:p>0.7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3452188006">
            <text:p>11.35</text:p>
          </table:table-cell>
          <table:table-cell office:value-type="float" office:value="0.0854157829586">
            <text:p>0.09</text:p>
          </table:table-cell>
          <table:table-cell office:value-type="float" office:value="0.828125">
            <text:p>0.83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3268608414">
            <text:p>11.33</text:p>
          </table:table-cell>
          <table:table-cell office:value-type="float" office:value="0.152164707205">
            <text:p>0.15</text:p>
          </table:table-cell>
          <table:table-cell office:value-type="float" office:value="0.546875">
            <text:p>0.5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3085621971">
            <text:p>11.31</text:p>
          </table:table-cell>
          <table:table-cell office:value-type="float" office:value="0.198149215412">
            <text:p>0.2</text:p>
          </table:table-cell>
          <table:table-cell office:value-type="float" office:value="0.40625">
            <text:p>0.4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2903225806">
            <text:p>11.29</text:p>
          </table:table-cell>
          <table:table-cell office:value-type="float" office:value="0.13516505444">
            <text:p>0.14</text:p>
          </table:table-cell>
          <table:table-cell office:value-type="float" office:value="0.625">
            <text:p>0.6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.2721417069">
            <text:p>11.27</text:p>
          </table:table-cell>
          <table:table-cell office:value-type="float" office:value="0.0284585063481">
            <text:p>0.03</text:p>
          </table:table-cell>
          <table:table-cell office:value-type="float" office:value="0.953125">
            <text:p>0.95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2540192926">
            <text:p>11.25</text:p>
          </table:table-cell>
          <table:table-cell office:value-type="float" office:value="0.0732188159354">
            <text:p>0.07</text:p>
          </table:table-cell>
          <table:table-cell office:value-type="float" office:value="0.921875">
            <text:p>0.92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2359550562">
            <text:p>11.24</text:p>
          </table:table-cell>
          <table:table-cell office:value-type="float" office:value="0.160082067484">
            <text:p>0.16</text:p>
          </table:table-cell>
          <table:table-cell office:value-type="float" office:value="0.546875">
            <text:p>0.5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.2179487179">
            <text:p>11.22</text:p>
          </table:table-cell>
          <table:table-cell office:value-type="float" office:value="0.0168868254965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0.194533635663">
            <text:p>0.19</text:p>
          </table:table-cell>
          <table:table-cell office:value-type="float" office:value="0.46875">
            <text:p>0.4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1821086262">
            <text:p>11.18</text:p>
          </table:table-cell>
          <table:table-cell office:value-type="float" office:value="0.168355350302">
            <text:p>0.17</text:p>
          </table:table-cell>
          <table:table-cell office:value-type="float" office:value="0.46875">
            <text:p>0.4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1642743222">
            <text:p>11.16</text:p>
          </table:table-cell>
          <table:table-cell office:value-type="float" office:value="0.0244204548916">
            <text:p>0.02</text:p>
          </table:table-cell>
          <table:table-cell office:value-type="float" office:value="0.953125">
            <text:p>0.95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1464968153">
            <text:p>11.15</text:p>
          </table:table-cell>
          <table:table-cell office:value-type="float" office:value="0.101339580529">
            <text:p>0.1</text:p>
          </table:table-cell>
          <table:table-cell office:value-type="float" office:value="0.734375">
            <text:p>0.7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1287758347">
            <text:p>11.13</text:p>
          </table:table-cell>
          <table:table-cell office:value-type="float" office:value="0.0302008917623">
            <text:p>0.03</text:p>
          </table:table-cell>
          <table:table-cell office:value-type="float" office:value="0.96875">
            <text:p>0.97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1111111111">
            <text:p>11.11</text:p>
          </table:table-cell>
          <table:table-cell office:value-type="float" office:value="0.0840270681203">
            <text:p>0.08</text:p>
          </table:table-cell>
          <table:table-cell office:value-type="float" office:value="0.875">
            <text:p>0.88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0935023772">
            <text:p>11.09</text:p>
          </table:table-cell>
          <table:table-cell office:value-type="float" office:value="0.210645587473">
            <text:p>0.21</text:p>
          </table:table-cell>
          <table:table-cell office:value-type="float" office:value="0.28125">
            <text:p>0.2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759493671">
            <text:p>11.08</text:p>
          </table:table-cell>
          <table:table-cell office:value-type="float" office:value="0.198414530123">
            <text:p>0.2</text:p>
          </table:table-cell>
          <table:table-cell office:value-type="float" office:value="0.3125">
            <text:p>0.3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0584518167">
            <text:p>11.06</text:p>
          </table:table-cell>
          <table:table-cell office:value-type="float" office:value="0.12770936496">
            <text:p>0.13</text:p>
          </table:table-cell>
          <table:table-cell office:value-type="float" office:value="0.6875">
            <text:p>0.6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1987381703">
            <text:p>11.2</text:p>
          </table:table-cell>
          <table:table-cell office:value-type="float" office:value="0.0079825122214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3385826772">
            <text:p>11.34</text:p>
          </table:table-cell>
          <table:table-cell office:value-type="float" office:value="0.00246836393781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4779874214">
            <text:p>11.48</text:p>
          </table:table-cell>
          <table:table-cell office:value-type="float" office:value="0.11418786357">
            <text:p>0.11</text:p>
          </table:table-cell>
          <table:table-cell office:value-type="float" office:value="0.65625">
            <text:p>0.66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4599686028">
            <text:p>11.46</text:p>
          </table:table-cell>
          <table:table-cell office:value-type="float" office:value="0.113950798741">
            <text:p>0.11</text:p>
          </table:table-cell>
          <table:table-cell office:value-type="float" office:value="0.671875">
            <text:p>0.6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4420062696">
            <text:p>11.44</text:p>
          </table:table-cell>
          <table:table-cell office:value-type="float" office:value="0.0818308378748">
            <text:p>0.08</text:p>
          </table:table-cell>
          <table:table-cell office:value-type="float" office:value="0.828125">
            <text:p>0.83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4241001565">
            <text:p>11.42</text:p>
          </table:table-cell>
          <table:table-cell office:value-type="float" office:value="0.169696390486">
            <text:p>0.17</text:p>
          </table:table-cell>
          <table:table-cell office:value-type="float" office:value="0.546875">
            <text:p>0.5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40625">
            <text:p>11.41</text:p>
          </table:table-cell>
          <table:table-cell office:value-type="float" office:value="0.0838661196418">
            <text:p>0.08</text:p>
          </table:table-cell>
          <table:table-cell office:value-type="float" office:value="0.875">
            <text:p>0.88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5444617785">
            <text:p>11.54</text:p>
          </table:table-cell>
          <table:table-cell office:value-type="float" office:value="0.0138462711351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6822429907">
            <text:p>11.68</text:p>
          </table:table-cell>
          <table:table-cell office:value-type="float" office:value="0.00734729951021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6640746501">
            <text:p>11.66</text:p>
          </table:table-cell>
          <table:table-cell office:value-type="float" office:value="0.0641625086009">
            <text:p>0.06</text:p>
          </table:table-cell>
          <table:table-cell office:value-type="float" office:value="0.921875">
            <text:p>0.92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6459627329">
            <text:p>11.65</text:p>
          </table:table-cell>
          <table:table-cell office:value-type="float" office:value="0.189932038857">
            <text:p>0.19</text:p>
          </table:table-cell>
          <table:table-cell office:value-type="float" office:value="0.390625">
            <text:p>0.3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6279069767">
            <text:p>11.63</text:p>
          </table:table-cell>
          <table:table-cell office:value-type="float" office:value="0.167600118224">
            <text:p>0.17</text:p>
          </table:table-cell>
          <table:table-cell office:value-type="float" office:value="0.546875">
            <text:p>0.5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6099071207">
            <text:p>11.61</text:p>
          </table:table-cell>
          <table:table-cell office:value-type="float" office:value="0.143646364894">
            <text:p>0.14</text:p>
          </table:table-cell>
          <table:table-cell office:value-type="float" office:value="0.578125">
            <text:p>0.5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5919629057">
            <text:p>11.59</text:p>
          </table:table-cell>
          <table:table-cell office:value-type="float" office:value="0.0903260089436">
            <text:p>0.09</text:p>
          </table:table-cell>
          <table:table-cell office:value-type="float" office:value="0.890625">
            <text:p>0.89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7283950617">
            <text:p>11.73</text:p>
          </table:table-cell>
          <table:table-cell office:value-type="float" office:value="0.0273148245198">
            <text:p>0.03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7103235747">
            <text:p>11.71</text:p>
          </table:table-cell>
          <table:table-cell office:value-type="float" office:value="0.0681804966649">
            <text:p>0.07</text:p>
          </table:table-cell>
          <table:table-cell office:value-type="float" office:value="0.890625">
            <text:p>0.89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6923076923">
            <text:p>11.69</text:p>
          </table:table-cell>
          <table:table-cell office:value-type="float" office:value="0.0412347836753">
            <text:p>0.04</text:p>
          </table:table-cell>
          <table:table-cell office:value-type="float" office:value="0.9375">
            <text:p>0.94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6743471582">
            <text:p>11.67</text:p>
          </table:table-cell>
          <table:table-cell office:value-type="float" office:value="0.0964707998028">
            <text:p>0.1</text:p>
          </table:table-cell>
          <table:table-cell office:value-type="float" office:value="0.796875">
            <text:p>0.8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.8098159509">
            <text:p>11.81</text:p>
          </table:table-cell>
          <table:table-cell office:value-type="float" office:value="0.0137229226278">
            <text:p>0.01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7917304747">
            <text:p>11.79</text:p>
          </table:table-cell>
          <table:table-cell office:value-type="float" office:value="0.0483029145739">
            <text:p>0.05</text:p>
          </table:table-cell>
          <table:table-cell office:value-type="float" office:value="0.90625">
            <text:p>0.91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7737003058">
            <text:p>11.77</text:p>
          </table:table-cell>
          <table:table-cell office:value-type="float" office:value="0.0323381020614">
            <text:p>0.03</text:p>
          </table:table-cell>
          <table:table-cell office:value-type="float" office:value="0.96875">
            <text:p>0.97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.9083969466">
            <text:p>11.91</text:p>
          </table:table-cell>
          <table:table-cell office:value-type="float" office:value="0.0148835394417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8902439024">
            <text:p>11.89</text:p>
          </table:table-cell>
          <table:table-cell office:value-type="float" office:value="0.175305280688">
            <text:p>0.18</text:p>
          </table:table-cell>
          <table:table-cell office:value-type="float" office:value="0.5625">
            <text:p>0.5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8721461187">
            <text:p>11.87</text:p>
          </table:table-cell>
          <table:table-cell office:value-type="float" office:value="0.0868313589118">
            <text:p>0.09</text:p>
          </table:table-cell>
          <table:table-cell office:value-type="float" office:value="0.84375">
            <text:p>0.84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0060790274">
            <text:p>12.01</text:p>
          </table:table-cell>
          <table:table-cell office:value-type="float" office:value="0.0086344698188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9878603945">
            <text:p>11.99</text:p>
          </table:table-cell>
          <table:table-cell office:value-type="float" office:value="0.0496202273131">
            <text:p>0.05</text:p>
          </table:table-cell>
          <table:table-cell office:value-type="float" office:value="0.9375">
            <text:p>0.94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1212121212">
            <text:p>12.12</text:p>
          </table:table-cell>
          <table:table-cell office:value-type="float" office:value="0.0116787059305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1028744327">
            <text:p>12.1</text:p>
          </table:table-cell>
          <table:table-cell office:value-type="float" office:value="0.094294452481">
            <text:p>0.09</text:p>
          </table:table-cell>
          <table:table-cell office:value-type="float" office:value="0.796875">
            <text:p>0.8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2356495468">
            <text:p>12.24</text:p>
          </table:table-cell>
          <table:table-cell office:value-type="float" office:value="0.0215775600194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2171945701">
            <text:p>12.22</text:p>
          </table:table-cell>
          <table:table-cell office:value-type="float" office:value="0.139966027084">
            <text:p>0.14</text:p>
          </table:table-cell>
          <table:table-cell office:value-type="float" office:value="0.625">
            <text:p>0.6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3493975904">
            <text:p>12.35</text:p>
          </table:table-cell>
          <table:table-cell office:value-type="float" office:value="0.0350770036263">
            <text:p>0.04</text:p>
          </table:table-cell>
          <table:table-cell office:value-type="float" office:value="0.921875">
            <text:p>0.92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3308270677">
            <text:p>12.33</text:p>
          </table:table-cell>
          <table:table-cell office:value-type="float" office:value="0.0342578164147">
            <text:p>0.03</text:p>
          </table:table-cell>
          <table:table-cell office:value-type="float" office:value="0.953125">
            <text:p>0.95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4624624625">
            <text:p>12.46</text:p>
          </table:table-cell>
          <table:table-cell office:value-type="float" office:value="0.00493654942308">
            <text:p>0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4437781109">
            <text:p>12.44</text:p>
          </table:table-cell>
          <table:table-cell office:value-type="float" office:value="0.135688330115">
            <text:p>0.14</text:p>
          </table:table-cell>
          <table:table-cell office:value-type="float" office:value="0.671875">
            <text:p>0.6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4251497006">
            <text:p>12.43</text:p>
          </table:table-cell>
          <table:table-cell office:value-type="float" office:value="0.0674319814517">
            <text:p>0.07</text:p>
          </table:table-cell>
          <table:table-cell office:value-type="float" office:value="0.875">
            <text:p>0.88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4065769806">
            <text:p>12.41</text:p>
          </table:table-cell>
          <table:table-cell office:value-type="float" office:value="0.0421306458697">
            <text:p>0.04</text:p>
          </table:table-cell>
          <table:table-cell office:value-type="float" office:value="0.9375">
            <text:p>0.94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3880597015">
            <text:p>12.39</text:p>
          </table:table-cell>
          <table:table-cell office:value-type="float" office:value="0.115531173353">
            <text:p>0.12</text:p>
          </table:table-cell>
          <table:table-cell office:value-type="float" office:value="0.71875">
            <text:p>0.7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3695976155">
            <text:p>12.37</text:p>
          </table:table-cell>
          <table:table-cell office:value-type="float" office:value="0.0124225098268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3511904762">
            <text:p>12.35</text:p>
          </table:table-cell>
          <table:table-cell office:value-type="float" office:value="0.0192861151118">
            <text:p>0.02</text:p>
          </table:table-cell>
          <table:table-cell office:value-type="float" office:value="0.96875">
            <text:p>0.97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3328380386">
            <text:p>12.33</text:p>
          </table:table-cell>
          <table:table-cell office:value-type="float" office:value="0.095619369745">
            <text:p>0.1</text:p>
          </table:table-cell>
          <table:table-cell office:value-type="float" office:value="0.8125">
            <text:p>0.8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3145400593">
            <text:p>12.31</text:p>
          </table:table-cell>
          <table:table-cell office:value-type="float" office:value="0.0919422188068">
            <text:p>0.09</text:p>
          </table:table-cell>
          <table:table-cell office:value-type="float" office:value="0.8125">
            <text:p>0.8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2962962963">
            <text:p>12.3</text:p>
          </table:table-cell>
          <table:table-cell office:value-type="float" office:value="0.0144183194788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2781065089">
            <text:p>12.28</text:p>
          </table:table-cell>
          <table:table-cell office:value-type="float" office:value="0.0697715829936">
            <text:p>0.07</text:p>
          </table:table-cell>
          <table:table-cell office:value-type="float" office:value="0.875">
            <text:p>0.88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2599704579">
            <text:p>12.26</text:p>
          </table:table-cell>
          <table:table-cell office:value-type="float" office:value="0.161900172941">
            <text:p>0.16</text:p>
          </table:table-cell>
          <table:table-cell office:value-type="float" office:value="0.5625">
            <text:p>0.5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2418879056">
            <text:p>12.24</text:p>
          </table:table-cell>
          <table:table-cell office:value-type="float" office:value="0.195476979087">
            <text:p>0.2</text:p>
          </table:table-cell>
          <table:table-cell office:value-type="float" office:value="0.3125">
            <text:p>0.3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3711340206">
            <text:p>12.37</text:p>
          </table:table-cell>
          <table:table-cell office:value-type="float" office:value="0.0137489329874">
            <text:p>0.01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3529411765">
            <text:p>12.35</text:p>
          </table:table-cell>
          <table:table-cell office:value-type="float" office:value="0.0306371593755">
            <text:p>0.03</text:p>
          </table:table-cell>
          <table:table-cell office:value-type="float" office:value="0.953125">
            <text:p>0.95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3348017621">
            <text:p>12.33</text:p>
          </table:table-cell>
          <table:table-cell office:value-type="float" office:value="0.0195197692362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3167155425">
            <text:p>12.32</text:p>
          </table:table-cell>
          <table:table-cell office:value-type="float" office:value="0.0456862972702">
            <text:p>0.05</text:p>
          </table:table-cell>
          <table:table-cell office:value-type="float" office:value="0.921875">
            <text:p>0.9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4450951684">
            <text:p>12.45</text:p>
          </table:table-cell>
          <table:table-cell office:value-type="float" office:value="0.0103828561619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5730994152">
            <text:p>12.57</text:p>
          </table:table-cell>
          <table:table-cell office:value-type="float" office:value="0.00574140744945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5547445255">
            <text:p>12.55</text:p>
          </table:table-cell>
          <table:table-cell office:value-type="float" office:value="0.019408672441">
            <text:p>0.02</text:p>
          </table:table-cell>
          <table:table-cell office:value-type="float" office:value="0.953125">
            <text:p>0.95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277">
            <text:p>27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5364431487">
            <text:p>12.54</text:p>
          </table:table-cell>
          <table:table-cell office:value-type="float" office:value="0.176462168854">
            <text:p>0.18</text:p>
          </table:table-cell>
          <table:table-cell office:value-type="float" office:value="0.484375">
            <text:p>0.48</text:p>
          </table:table-cell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5181950509">
            <text:p>12.52</text:p>
          </table:table-cell>
          <table:table-cell office:value-type="float" office:value="0.106360166029">
            <text:p>0.11</text:p>
          </table:table-cell>
          <table:table-cell office:value-type="float" office:value="0.765625">
            <text:p>0.77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0.107094039699">
            <text:p>0.11</text:p>
          </table:table-cell>
          <table:table-cell office:value-type="float" office:value="0.75">
            <text:p>0.7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4818577649">
            <text:p>12.48</text:p>
          </table:table-cell>
          <table:table-cell office:value-type="float" office:value="0.161826364684">
            <text:p>0.16</text:p>
          </table:table-cell>
          <table:table-cell office:value-type="float" office:value="0.46875">
            <text:p>0.47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4637681159">
            <text:p>12.46</text:p>
          </table:table-cell>
          <table:table-cell office:value-type="float" office:value="0.0323143890325">
            <text:p>0.03</text:p>
          </table:table-cell>
          <table:table-cell office:value-type="float" office:value="0.984375">
            <text:p>0.98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5904486252">
            <text:p>12.59</text:p>
          </table:table-cell>
          <table:table-cell office:value-type="float" office:value="0.00552989964565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5722543353">
            <text:p>12.57</text:p>
          </table:table-cell>
          <table:table-cell office:value-type="float" office:value="0.0262973683808">
            <text:p>0.03</text:p>
          </table:table-cell>
          <table:table-cell office:value-type="float" office:value="0.96875">
            <text:p>0.97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5541125541">
            <text:p>12.55</text:p>
          </table:table-cell>
          <table:table-cell office:value-type="float" office:value="0.0305303885436">
            <text:p>0.03</text:p>
          </table:table-cell>
          <table:table-cell office:value-type="float" office:value="0.9375">
            <text:p>0.94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5360230548">
            <text:p>12.54</text:p>
          </table:table-cell>
          <table:table-cell office:value-type="float" office:value="0.0778403049219">
            <text:p>0.08</text:p>
          </table:table-cell>
          <table:table-cell office:value-type="float" office:value="0.859375">
            <text:p>0.86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5179856115">
            <text:p>12.52</text:p>
          </table:table-cell>
          <table:table-cell office:value-type="float" office:value="0.00753344572367">
            <text:p>0.01</text:p>
          </table:table-cell>
          <table:table-cell office:value-type="float" office:value="0.984375">
            <text:p>0.98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0.0365291211223">
            <text:p>0.04</text:p>
          </table:table-cell>
          <table:table-cell office:value-type="float" office:value="0.953125">
            <text:p>0.95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4820659971">
            <text:p>12.48</text:p>
          </table:table-cell>
          <table:table-cell office:value-type="float" office:value="0.0519910740843">
            <text:p>0.05</text:p>
          </table:table-cell>
          <table:table-cell office:value-type="float" office:value="0.953125">
            <text:p>0.95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4641833811">
            <text:p>12.46</text:p>
          </table:table-cell>
          <table:table-cell office:value-type="float" office:value="0.179435930429">
            <text:p>0.18</text:p>
          </table:table-cell>
          <table:table-cell office:value-type="float" office:value="0.625">
            <text:p>0.6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4463519313">
            <text:p>12.45</text:p>
          </table:table-cell>
          <table:table-cell office:value-type="float" office:value="0.112539282883">
            <text:p>0.11</text:p>
          </table:table-cell>
          <table:table-cell office:value-type="float" office:value="0.8125">
            <text:p>0.81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4285714286">
            <text:p>12.43</text:p>
          </table:table-cell>
          <table:table-cell office:value-type="float" office:value="0.0374385956725">
            <text:p>0.04</text:p>
          </table:table-cell>
          <table:table-cell office:value-type="float" office:value="0.953125">
            <text:p>0.9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4108416548">
            <text:p>12.41</text:p>
          </table:table-cell>
          <table:table-cell office:value-type="float" office:value="0.0478607404229">
            <text:p>0.05</text:p>
          </table:table-cell>
          <table:table-cell office:value-type="float" office:value="0.921875">
            <text:p>0.92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5356125356">
            <text:p>12.54</text:p>
          </table:table-cell>
          <table:table-cell office:value-type="float" office:value="0.0204251991706">
            <text:p>0.02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5177809388">
            <text:p>12.52</text:p>
          </table:table-cell>
          <table:table-cell office:value-type="float" office:value="0.070023604097">
            <text:p>0.07</text:p>
          </table:table-cell>
          <table:table-cell office:value-type="float" office:value="0.890625">
            <text:p>0.89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0.090549049679">
            <text:p>0.09</text:p>
          </table:table-cell>
          <table:table-cell office:value-type="float" office:value="0.84375">
            <text:p>0.8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4822695035">
            <text:p>12.48</text:p>
          </table:table-cell>
          <table:table-cell office:value-type="float" office:value="0.0531288627586">
            <text:p>0.05</text:p>
          </table:table-cell>
          <table:table-cell office:value-type="float" office:value="0.9375">
            <text:p>0.94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4645892351">
            <text:p>12.46</text:p>
          </table:table-cell>
          <table:table-cell office:value-type="float" office:value="0.228911647903">
            <text:p>0.23</text:p>
          </table:table-cell>
          <table:table-cell office:value-type="float" office:value="0.234375">
            <text:p>0.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4469589816">
            <text:p>12.45</text:p>
          </table:table-cell>
          <table:table-cell office:value-type="float" office:value="0.0266147038606">
            <text:p>0.03</text:p>
          </table:table-cell>
          <table:table-cell office:value-type="float" office:value="0.9375">
            <text:p>0.94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5706214689">
            <text:p>12.57</text:p>
          </table:table-cell>
          <table:table-cell office:value-type="float" office:value="0.00613933823421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6939351199">
            <text:p>12.69</text:p>
          </table:table-cell>
          <table:table-cell office:value-type="float" office:value="0.007104753132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676056338">
            <text:p>12.68</text:p>
          </table:table-cell>
          <table:table-cell office:value-type="float" office:value="0.0449770640515">
            <text:p>0.04</text:p>
          </table:table-cell>
          <table:table-cell office:value-type="float" office:value="0.953125">
            <text:p>0.9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6582278481">
            <text:p>12.66</text:p>
          </table:table-cell>
          <table:table-cell office:value-type="float" office:value="0.0241348351578">
            <text:p>0.02</text:p>
          </table:table-cell>
          <table:table-cell office:value-type="float" office:value="0.984375">
            <text:p>0.98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6404494382">
            <text:p>12.64</text:p>
          </table:table-cell>
          <table:table-cell office:value-type="float" office:value="0.0579163128521">
            <text:p>0.06</text:p>
          </table:table-cell>
          <table:table-cell office:value-type="float" office:value="0.90625">
            <text:p>0.91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6227208976">
            <text:p>12.62</text:p>
          </table:table-cell>
          <table:table-cell office:value-type="float" office:value="0.0173727267801">
            <text:p>0.02</text:p>
          </table:table-cell>
          <table:table-cell office:value-type="float" office:value="0.984375">
            <text:p>0.98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6050420168">
            <text:p>12.61</text:p>
          </table:table-cell>
          <table:table-cell office:value-type="float" office:value="0.0449321579594">
            <text:p>0.04</text:p>
          </table:table-cell>
          <table:table-cell office:value-type="float" office:value="0.921875">
            <text:p>0.92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5874125874">
            <text:p>12.59</text:p>
          </table:table-cell>
          <table:table-cell office:value-type="float" office:value="0.105713601045">
            <text:p>0.11</text:p>
          </table:table-cell>
          <table:table-cell office:value-type="float" office:value="0.84375">
            <text:p>0.8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7094972067">
            <text:p>12.71</text:p>
          </table:table-cell>
          <table:table-cell office:value-type="float" office:value="0.00411136248567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6917712692">
            <text:p>12.69</text:p>
          </table:table-cell>
          <table:table-cell office:value-type="float" office:value="0.0391555813628">
            <text:p>0.04</text:p>
          </table:table-cell>
          <table:table-cell office:value-type="float" office:value="0.921875">
            <text:p>0.92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6740947075">
            <text:p>12.67</text:p>
          </table:table-cell>
          <table:table-cell office:value-type="float" office:value="0.0435551058443">
            <text:p>0.04</text:p>
          </table:table-cell>
          <table:table-cell office:value-type="float" office:value="0.953125">
            <text:p>0.95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6564673157">
            <text:p>12.66</text:p>
          </table:table-cell>
          <table:table-cell office:value-type="float" office:value="0.106086526954">
            <text:p>0.11</text:p>
          </table:table-cell>
          <table:table-cell office:value-type="float" office:value="0.796875">
            <text:p>0.8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6388888889">
            <text:p>12.64</text:p>
          </table:table-cell>
          <table:table-cell office:value-type="float" office:value="0.222251108715">
            <text:p>0.22</text:p>
          </table:table-cell>
          <table:table-cell office:value-type="float" office:value="0.21875">
            <text:p>0.2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7600554785">
            <text:p>12.76</text:p>
          </table:table-cell>
          <table:table-cell office:value-type="float" office:value="0.0183940383696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7423822715">
            <text:p>12.74</text:p>
          </table:table-cell>
          <table:table-cell office:value-type="float" office:value="0.181275160134">
            <text:p>0.18</text:p>
          </table:table-cell>
          <table:table-cell office:value-type="float" office:value="0.375">
            <text:p>0.3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724757953">
            <text:p>12.72</text:p>
          </table:table-cell>
          <table:table-cell office:value-type="float" office:value="0.0120637244432">
            <text:p>0.01</text:p>
          </table:table-cell>
          <table:table-cell office:value-type="float" office:value="0.984375">
            <text:p>0.9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7071823204">
            <text:p>12.71</text:p>
          </table:table-cell>
          <table:table-cell office:value-type="float" office:value="0.0625761220977">
            <text:p>0.06</text:p>
          </table:table-cell>
          <table:table-cell office:value-type="float" office:value="0.890625">
            <text:p>0.89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6896551724">
            <text:p>12.69</text:p>
          </table:table-cell>
          <table:table-cell office:value-type="float" office:value="0.0628630912984">
            <text:p>0.06</text:p>
          </table:table-cell>
          <table:table-cell office:value-type="float" office:value="0.90625">
            <text:p>0.9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6721763085">
            <text:p>12.67</text:p>
          </table:table-cell>
          <table:table-cell office:value-type="float" office:value="0.128508021067">
            <text:p>0.13</text:p>
          </table:table-cell>
          <table:table-cell office:value-type="float" office:value="0.734375">
            <text:p>0.7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7922971114">
            <text:p>12.79</text:p>
          </table:table-cell>
          <table:table-cell office:value-type="float" office:value="0.00867115371896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7747252747">
            <text:p>12.77</text:p>
          </table:table-cell>
          <table:table-cell office:value-type="float" office:value="0.0613159066523">
            <text:p>0.06</text:p>
          </table:table-cell>
          <table:table-cell office:value-type="float" office:value="0.890625">
            <text:p>0.89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8943758573">
            <text:p>12.89</text:p>
          </table:table-cell>
          <table:table-cell office:value-type="float" office:value="0.0189413487373">
            <text:p>0.02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8767123288">
            <text:p>12.88</text:p>
          </table:table-cell>
          <table:table-cell office:value-type="float" office:value="0.104796486027">
            <text:p>0.1</text:p>
          </table:table-cell>
          <table:table-cell office:value-type="float" office:value="0.75">
            <text:p>0.7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8590971272">
            <text:p>12.86</text:p>
          </table:table-cell>
          <table:table-cell office:value-type="float" office:value="0.0771742792681">
            <text:p>0.08</text:p>
          </table:table-cell>
          <table:table-cell office:value-type="float" office:value="0.875">
            <text:p>0.88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8415300546">
            <text:p>12.84</text:p>
          </table:table-cell>
          <table:table-cell office:value-type="float" office:value="0.18826274637">
            <text:p>0.19</text:p>
          </table:table-cell>
          <table:table-cell office:value-type="float" office:value="0.515625">
            <text:p>0.5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9604365621">
            <text:p>12.96</text:p>
          </table:table-cell>
          <table:table-cell office:value-type="float" office:value="0.00536119297939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.9427792916">
            <text:p>12.94</text:p>
          </table:table-cell>
          <table:table-cell office:value-type="float" office:value="0.0412049049981">
            <text:p>0.04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.925170068">
            <text:p>12.93</text:p>
          </table:table-cell>
          <table:table-cell office:value-type="float" office:value="0.0684777477554">
            <text:p>0.07</text:p>
          </table:table-cell>
          <table:table-cell office:value-type="float" office:value="0.875">
            <text:p>0.88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0434782609">
            <text:p>13.04</text:p>
          </table:table-cell>
          <table:table-cell office:value-type="float" office:value="0.00408368781377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02578019">
            <text:p>13.03</text:p>
          </table:table-cell>
          <table:table-cell office:value-type="float" office:value="0.174565879302">
            <text:p>0.17</text:p>
          </table:table-cell>
          <table:table-cell office:value-type="float" office:value="0.46875">
            <text:p>0.4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0081300813">
            <text:p>13.01</text:p>
          </table:table-cell>
          <table:table-cell office:value-type="float" office:value="0.0752693621554">
            <text:p>0.08</text:p>
          </table:table-cell>
          <table:table-cell office:value-type="float" office:value="0.890625">
            <text:p>0.89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.9905277402">
            <text:p>12.99</text:p>
          </table:table-cell>
          <table:table-cell office:value-type="float" office:value="0.045250134269">
            <text:p>0.05</text:p>
          </table:table-cell>
          <table:table-cell office:value-type="float" office:value="0.9375">
            <text:p>0.94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1081081081">
            <text:p>13.11</text:p>
          </table:table-cell>
          <table:table-cell office:value-type="float" office:value="0.00195698215996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0904183536">
            <text:p>13.09</text:p>
          </table:table-cell>
          <table:table-cell office:value-type="float" office:value="0.0340259165518">
            <text:p>0.03</text:p>
          </table:table-cell>
          <table:table-cell office:value-type="float" office:value="0.9375">
            <text:p>0.94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2075471698">
            <text:p>13.21</text:p>
          </table:table-cell>
          <table:table-cell office:value-type="float" office:value="0.0264901101228">
            <text:p>0.03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1897711978">
            <text:p>13.19</text:p>
          </table:table-cell>
          <table:table-cell office:value-type="float" office:value="0.0551441208902">
            <text:p>0.06</text:p>
          </table:table-cell>
          <table:table-cell office:value-type="float" office:value="0.9375">
            <text:p>0.94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3064516129">
            <text:p>13.31</text:p>
          </table:table-cell>
          <table:table-cell office:value-type="float" office:value="0.00884504124419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288590604">
            <text:p>13.29</text:p>
          </table:table-cell>
          <table:table-cell office:value-type="float" office:value="0.0137331426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156">
            <text:p>1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2707774799">
            <text:p>13.27</text:p>
          </table:table-cell>
          <table:table-cell office:value-type="float" office:value="0.141923542727">
            <text:p>0.14</text:p>
          </table:table-cell>
          <table:table-cell office:value-type="float" office:value="0.625">
            <text:p>0.6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2530120482">
            <text:p>13.25</text:p>
          </table:table-cell>
          <table:table-cell office:value-type="float" office:value="0.144399855694">
            <text:p>0.14</text:p>
          </table:table-cell>
          <table:table-cell office:value-type="float" office:value="0.703125">
            <text:p>0.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2352941176">
            <text:p>13.24</text:p>
          </table:table-cell>
          <table:table-cell office:value-type="float" office:value="0.224799067628">
            <text:p>0.22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217623498">
            <text:p>13.22</text:p>
          </table:table-cell>
          <table:table-cell office:value-type="float" office:value="0.040189137525">
            <text:p>0.04</text:p>
          </table:table-cell>
          <table:table-cell office:value-type="float" office:value="0.921875">
            <text:p>0.92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0.0531148345874">
            <text:p>0.05</text:p>
          </table:table-cell>
          <table:table-cell office:value-type="float" office:value="0.890625">
            <text:p>0.89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1824234354">
            <text:p>13.18</text:p>
          </table:table-cell>
          <table:table-cell office:value-type="float" office:value="0.0130118821632">
            <text:p>0.01</text:p>
          </table:table-cell>
          <table:table-cell office:value-type="float" office:value="0.96875">
            <text:p>0.97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137">
            <text:p>13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164893617">
            <text:p>13.16</text:p>
          </table:table-cell>
          <table:table-cell office:value-type="float" office:value="0.0415461927952">
            <text:p>0.04</text:p>
          </table:table-cell>
          <table:table-cell office:value-type="float" office:value="0.953125">
            <text:p>0.95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1474103586">
            <text:p>13.15</text:p>
          </table:table-cell>
          <table:table-cell office:value-type="float" office:value="0.193861786838">
            <text:p>0.19</text:p>
          </table:table-cell>
          <table:table-cell office:value-type="float" office:value="0.390625">
            <text:p>0.3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1299734748">
            <text:p>13.13</text:p>
          </table:table-cell>
          <table:table-cell office:value-type="float" office:value="0.06476092359">
            <text:p>0.06</text:p>
          </table:table-cell>
          <table:table-cell office:value-type="float" office:value="0.90625">
            <text:p>0.9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1125827815">
            <text:p>13.11</text:p>
          </table:table-cell>
          <table:table-cell office:value-type="float" office:value="0.117688716387">
            <text:p>0.12</text:p>
          </table:table-cell>
          <table:table-cell office:value-type="float" office:value="0.609375">
            <text:p>0.6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0952380952">
            <text:p>13.1</text:p>
          </table:table-cell>
          <table:table-cell office:value-type="float" office:value="0.0699045582107">
            <text:p>0.07</text:p>
          </table:table-cell>
          <table:table-cell office:value-type="float" office:value="0.90625">
            <text:p>0.91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0779392338">
            <text:p>13.08</text:p>
          </table:table-cell>
          <table:table-cell office:value-type="float" office:value="0.0608072196269">
            <text:p>0.06</text:p>
          </table:table-cell>
          <table:table-cell office:value-type="float" office:value="0.890625">
            <text:p>0.89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0606860158">
            <text:p>13.06</text:p>
          </table:table-cell>
          <table:table-cell office:value-type="float" office:value="0.0782490572262">
            <text:p>0.08</text:p>
          </table:table-cell>
          <table:table-cell office:value-type="float" office:value="0.828125">
            <text:p>0.83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0434782609">
            <text:p>13.04</text:p>
          </table:table-cell>
          <table:table-cell office:value-type="float" office:value="0.193083796405">
            <text:p>0.19</text:p>
          </table:table-cell>
          <table:table-cell office:value-type="float" office:value="0.375">
            <text:p>0.3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0263157895">
            <text:p>13.03</text:p>
          </table:table-cell>
          <table:table-cell office:value-type="float" office:value="0.0791731042314">
            <text:p>0.08</text:p>
          </table:table-cell>
          <table:table-cell office:value-type="float" office:value="0.875">
            <text:p>0.88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1406044678">
            <text:p>13.14</text:p>
          </table:table-cell>
          <table:table-cell office:value-type="float" office:value="0.0128613412624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1233595801">
            <text:p>13.12</text:p>
          </table:table-cell>
          <table:table-cell office:value-type="float" office:value="0.0505681725529">
            <text:p>0.05</text:p>
          </table:table-cell>
          <table:table-cell office:value-type="float" office:value="0.890625">
            <text:p>0.89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1061598952">
            <text:p>13.11</text:p>
          </table:table-cell>
          <table:table-cell office:value-type="float" office:value="0.090380803256">
            <text:p>0.09</text:p>
          </table:table-cell>
          <table:table-cell office:value-type="float" office:value="0.828125">
            <text:p>0.83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.0890052356">
            <text:p>13.09</text:p>
          </table:table-cell>
          <table:table-cell office:value-type="float" office:value="0.219411371436">
            <text:p>0.22</text:p>
          </table:table-cell>
          <table:table-cell office:value-type="float" office:value="0.34375">
            <text:p>0.3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0718954248">
            <text:p>13.07</text:p>
          </table:table-cell>
          <table:table-cell office:value-type="float" office:value="0.0617888526753">
            <text:p>0.06</text:p>
          </table:table-cell>
          <table:table-cell office:value-type="float" office:value="0.859375">
            <text:p>0.86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0548302872">
            <text:p>13.05</text:p>
          </table:table-cell>
          <table:table-cell office:value-type="float" office:value="0.193569111577">
            <text:p>0.19</text:p>
          </table:table-cell>
          <table:table-cell office:value-type="float" office:value="0.46875">
            <text:p>0.4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.037809648">
            <text:p>13.04</text:p>
          </table:table-cell>
          <table:table-cell office:value-type="float" office:value="0.107278409856">
            <text:p>0.11</text:p>
          </table:table-cell>
          <table:table-cell office:value-type="float" office:value="0.6875">
            <text:p>0.69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1510416667">
            <text:p>13.15</text:p>
          </table:table-cell>
          <table:table-cell office:value-type="float" office:value="0.0106772267019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2639791938">
            <text:p>13.26</text:p>
          </table:table-cell>
          <table:table-cell office:value-type="float" office:value="0.00889650805511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2467532468">
            <text:p>13.25</text:p>
          </table:table-cell>
          <table:table-cell office:value-type="float" office:value="0.0213504138997">
            <text:p>0.02</text:p>
          </table:table-cell>
          <table:table-cell office:value-type="float" office:value="0.96875">
            <text:p>0.97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2295719844">
            <text:p>13.23</text:p>
          </table:table-cell>
          <table:table-cell office:value-type="float" office:value="0.0565947371163">
            <text:p>0.06</text:p>
          </table:table-cell>
          <table:table-cell office:value-type="float" office:value="0.921875">
            <text:p>0.92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2124352332">
            <text:p>13.21</text:p>
          </table:table-cell>
          <table:table-cell office:value-type="float" office:value="0.0901021066941">
            <text:p>0.09</text:p>
          </table:table-cell>
          <table:table-cell office:value-type="float" office:value="0.828125">
            <text:p>0.83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1953428202">
            <text:p>13.2</text:p>
          </table:table-cell>
          <table:table-cell office:value-type="float" office:value="0.0216169786433">
            <text:p>0.02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1782945736">
            <text:p>13.18</text:p>
          </table:table-cell>
          <table:table-cell office:value-type="float" office:value="0.0924459422823">
            <text:p>0.09</text:p>
          </table:table-cell>
          <table:table-cell office:value-type="float" office:value="0.859375">
            <text:p>0.86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1612903226">
            <text:p>13.16</text:p>
          </table:table-cell>
          <table:table-cell office:value-type="float" office:value="0.0905573112818">
            <text:p>0.09</text:p>
          </table:table-cell>
          <table:table-cell office:value-type="float" office:value="0.828125">
            <text:p>0.83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1443298969">
            <text:p>13.14</text:p>
          </table:table-cell>
          <table:table-cell office:value-type="float" office:value="0.0321104704689">
            <text:p>0.03</text:p>
          </table:table-cell>
          <table:table-cell office:value-type="float" office:value="0.96875">
            <text:p>0.97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2561132561">
            <text:p>13.26</text:p>
          </table:table-cell>
          <table:table-cell office:value-type="float" office:value="0.00968007351576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2390745501">
            <text:p>13.24</text:p>
          </table:table-cell>
          <table:table-cell office:value-type="float" office:value="0.147140339841">
            <text:p>0.15</text:p>
          </table:table-cell>
          <table:table-cell office:value-type="float" office:value="0.609375">
            <text:p>0.6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2220795892">
            <text:p>13.22</text:p>
          </table:table-cell>
          <table:table-cell office:value-type="float" office:value="0.0237890623575">
            <text:p>0.02</text:p>
          </table:table-cell>
          <table:table-cell office:value-type="float" office:value="0.96875">
            <text:p>0.97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2051282051">
            <text:p>13.21</text:p>
          </table:table-cell>
          <table:table-cell office:value-type="float" office:value="0.114396478973">
            <text:p>0.11</text:p>
          </table:table-cell>
          <table:table-cell office:value-type="float" office:value="0.78125">
            <text:p>0.78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1882202305">
            <text:p>13.19</text:p>
          </table:table-cell>
          <table:table-cell office:value-type="float" office:value="0.0553935913473">
            <text:p>0.06</text:p>
          </table:table-cell>
          <table:table-cell office:value-type="float" office:value="0.921875">
            <text:p>0.92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1713554987">
            <text:p>13.17</text:p>
          </table:table-cell>
          <table:table-cell office:value-type="float" office:value="0.15733709881">
            <text:p>0.16</text:p>
          </table:table-cell>
          <table:table-cell office:value-type="float" office:value="0.578125">
            <text:p>0.5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1545338442">
            <text:p>13.15</text:p>
          </table:table-cell>
          <table:table-cell office:value-type="float" office:value="0.0102066174696">
            <text:p>0.01</text:p>
          </table:table-cell>
          <table:table-cell office:value-type="float" office:value="0.984375">
            <text:p>0.98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32">
            <text:p>23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137755102">
            <text:p>13.14</text:p>
          </table:table-cell>
          <table:table-cell office:value-type="float" office:value="0.0660931597244">
            <text:p>0.07</text:p>
          </table:table-cell>
          <table:table-cell office:value-type="float" office:value="0.875">
            <text:p>0.88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1210191083">
            <text:p>13.12</text:p>
          </table:table-cell>
          <table:table-cell office:value-type="float" office:value="0.166131541039">
            <text:p>0.17</text:p>
          </table:table-cell>
          <table:table-cell office:value-type="float" office:value="0.5">
            <text:p>0.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.1043256997">
            <text:p>13.1</text:p>
          </table:table-cell>
          <table:table-cell office:value-type="float" office:value="0.0230157566185">
            <text:p>0.02</text:p>
          </table:table-cell>
          <table:table-cell office:value-type="float" office:value="0.96875">
            <text:p>0.97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0876747141">
            <text:p>13.09</text:p>
          </table:table-cell>
          <table:table-cell office:value-type="float" office:value="0.206200498313">
            <text:p>0.21</text:p>
          </table:table-cell>
          <table:table-cell office:value-type="float" office:value="0.28125">
            <text:p>0.2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1979695431">
            <text:p>13.2</text:p>
          </table:table-cell>
          <table:table-cell office:value-type="float" office:value="0.0012398561588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1812420786">
            <text:p>13.18</text:p>
          </table:table-cell>
          <table:table-cell office:value-type="float" office:value="0.102483276076">
            <text:p>0.1</text:p>
          </table:table-cell>
          <table:table-cell office:value-type="float" office:value="0.8125">
            <text:p>0.8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164556962">
            <text:p>13.16</text:p>
          </table:table-cell>
          <table:table-cell office:value-type="float" office:value="0.0273248188622">
            <text:p>0.03</text:p>
          </table:table-cell>
          <table:table-cell office:value-type="float" office:value="0.96875">
            <text:p>0.97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1479140329">
            <text:p>13.15</text:p>
          </table:table-cell>
          <table:table-cell office:value-type="float" office:value="0.106793703946">
            <text:p>0.11</text:p>
          </table:table-cell>
          <table:table-cell office:value-type="float" office:value="0.828125">
            <text:p>0.83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.2575757576">
            <text:p>13.26</text:p>
          </table:table-cell>
          <table:table-cell office:value-type="float" office:value="0.0105145511706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2408575032">
            <text:p>13.24</text:p>
          </table:table-cell>
          <table:table-cell office:value-type="float" office:value="0.160602171011">
            <text:p>0.16</text:p>
          </table:table-cell>
          <table:table-cell office:value-type="float" office:value="0.515625">
            <text:p>0.5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3501259446">
            <text:p>13.35</text:p>
          </table:table-cell>
          <table:table-cell office:value-type="float" office:value="0.00450613084629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3333333333">
            <text:p>13.33</text:p>
          </table:table-cell>
          <table:table-cell office:value-type="float" office:value="0.00578267317411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195">
            <text:p>19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3165829146">
            <text:p>13.32</text:p>
          </table:table-cell>
          <table:table-cell office:value-type="float" office:value="0.198341149549">
            <text:p>0.2</text:p>
          </table:table-cell>
          <table:table-cell office:value-type="float" office:value="0.359375">
            <text:p>0.3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4253450439">
            <text:p>13.43</text:p>
          </table:table-cell>
          <table:table-cell office:value-type="float" office:value="0.00983885142925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5338345865">
            <text:p>13.53</text:p>
          </table:table-cell>
          <table:table-cell office:value-type="float" office:value="0.0132647368668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6420525657">
            <text:p>13.64</text:p>
          </table:table-cell>
          <table:table-cell office:value-type="float" office:value="0.0156300361193">
            <text:p>0.02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75">
            <text:p>13.75</text:p>
          </table:table-cell>
          <table:table-cell office:value-type="float" office:value="0.00513691236523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7328339576">
            <text:p>13.73</text:p>
          </table:table-cell>
          <table:table-cell office:value-type="float" office:value="0.0944142871372">
            <text:p>0.09</text:p>
          </table:table-cell>
          <table:table-cell office:value-type="float" office:value="0.796875">
            <text:p>0.8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.8403990025">
            <text:p>13.84</text:p>
          </table:table-cell>
          <table:table-cell office:value-type="float" office:value="0.00713395534693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8231631382">
            <text:p>13.82</text:p>
          </table:table-cell>
          <table:table-cell office:value-type="float" office:value="0.0471453867964">
            <text:p>0.05</text:p>
          </table:table-cell>
          <table:table-cell office:value-type="float" office:value="0.9375">
            <text:p>0.94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8059701493">
            <text:p>13.81</text:p>
          </table:table-cell>
          <table:table-cell office:value-type="float" office:value="0.0594590350037">
            <text:p>0.06</text:p>
          </table:table-cell>
          <table:table-cell office:value-type="float" office:value="0.90625">
            <text:p>0.9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7888198758">
            <text:p>13.79</text:p>
          </table:table-cell>
          <table:table-cell office:value-type="float" office:value="0.0687095782875">
            <text:p>0.07</text:p>
          </table:table-cell>
          <table:table-cell office:value-type="float" office:value="0.875">
            <text:p>0.88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8957816377">
            <text:p>13.9</text:p>
          </table:table-cell>
          <table:table-cell office:value-type="float" office:value="0.00264824536263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8785625774">
            <text:p>13.88</text:p>
          </table:table-cell>
          <table:table-cell office:value-type="float" office:value="0.137355800571">
            <text:p>0.14</text:p>
          </table:table-cell>
          <table:table-cell office:value-type="float" office:value="0.625">
            <text:p>0.6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8613861386">
            <text:p>13.86</text:p>
          </table:table-cell>
          <table:table-cell office:value-type="float" office:value="0.0383959496384">
            <text:p>0.04</text:p>
          </table:table-cell>
          <table:table-cell office:value-type="float" office:value="0.953125">
            <text:p>0.95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9678615575">
            <text:p>13.97</text:p>
          </table:table-cell>
          <table:table-cell office:value-type="float" office:value="0.0031769490102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950617284">
            <text:p>13.95</text:p>
          </table:table-cell>
          <table:table-cell office:value-type="float" office:value="0.125924630045">
            <text:p>0.13</text:p>
          </table:table-cell>
          <table:table-cell office:value-type="float" office:value="0.609375">
            <text:p>0.6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9334155364">
            <text:p>13.93</text:p>
          </table:table-cell>
          <table:table-cell office:value-type="float" office:value="0.0605966571856">
            <text:p>0.06</text:p>
          </table:table-cell>
          <table:table-cell office:value-type="float" office:value="0.921875">
            <text:p>0.92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9162561576">
            <text:p>13.92</text:p>
          </table:table-cell>
          <table:table-cell office:value-type="float" office:value="0.0836804365689">
            <text:p>0.08</text:p>
          </table:table-cell>
          <table:table-cell office:value-type="float" office:value="0.828125">
            <text:p>0.83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0221402214">
            <text:p>14.02</text:p>
          </table:table-cell>
          <table:table-cell office:value-type="float" office:value="0.00572521301916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0049140049">
            <text:p>14</text:p>
          </table:table-cell>
          <table:table-cell office:value-type="float" office:value="0.0863449080619">
            <text:p>0.09</text:p>
          </table:table-cell>
          <table:table-cell office:value-type="float" office:value="0.84375">
            <text:p>0.84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9877300613">
            <text:p>13.99</text:p>
          </table:table-cell>
          <table:table-cell office:value-type="float" office:value="0.0510446023153">
            <text:p>0.05</text:p>
          </table:table-cell>
          <table:table-cell office:value-type="float" office:value="0.9375">
            <text:p>0.94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9705882353">
            <text:p>13.97</text:p>
          </table:table-cell>
          <table:table-cell office:value-type="float" office:value="0.125719336623">
            <text:p>0.13</text:p>
          </table:table-cell>
          <table:table-cell office:value-type="float" office:value="0.8125">
            <text:p>0.8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9534883721">
            <text:p>13.95</text:p>
          </table:table-cell>
          <table:table-cell office:value-type="float" office:value="0.0581568237543">
            <text:p>0.06</text:p>
          </table:table-cell>
          <table:table-cell office:value-type="float" office:value="0.921875">
            <text:p>0.9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9364303178">
            <text:p>13.94</text:p>
          </table:table-cell>
          <table:table-cell office:value-type="float" office:value="0.0338365251621">
            <text:p>0.03</text:p>
          </table:table-cell>
          <table:table-cell office:value-type="float" office:value="0.953125">
            <text:p>0.95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9194139194">
            <text:p>13.92</text:p>
          </table:table-cell>
          <table:table-cell office:value-type="float" office:value="0.191098166051">
            <text:p>0.19</text:p>
          </table:table-cell>
          <table:table-cell office:value-type="float" office:value="0.359375">
            <text:p>0.3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9024390244">
            <text:p>13.9</text:p>
          </table:table-cell>
          <table:table-cell office:value-type="float" office:value="0.0646943233533">
            <text:p>0.06</text:p>
          </table:table-cell>
          <table:table-cell office:value-type="float" office:value="0.890625">
            <text:p>0.89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8855054811">
            <text:p>13.89</text:p>
          </table:table-cell>
          <table:table-cell office:value-type="float" office:value="0.0615850313205">
            <text:p>0.06</text:p>
          </table:table-cell>
          <table:table-cell office:value-type="float" office:value="0.890625">
            <text:p>0.89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8686131387">
            <text:p>13.87</text:p>
          </table:table-cell>
          <table:table-cell office:value-type="float" office:value="0.0569193430804">
            <text:p>0.06</text:p>
          </table:table-cell>
          <table:table-cell office:value-type="float" office:value="0.90625">
            <text:p>0.91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8517618469">
            <text:p>13.85</text:p>
          </table:table-cell>
          <table:table-cell office:value-type="float" office:value="0.00853046373523">
            <text:p>0.01</text:p>
          </table:table-cell>
          <table:table-cell office:value-type="float" office:value="0.984375">
            <text:p>0.98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8349514563">
            <text:p>13.83</text:p>
          </table:table-cell>
          <table:table-cell office:value-type="float" office:value="0.0565764437843">
            <text:p>0.06</text:p>
          </table:table-cell>
          <table:table-cell office:value-type="float" office:value="0.9375">
            <text:p>0.94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8181818182">
            <text:p>13.82</text:p>
          </table:table-cell>
          <table:table-cell office:value-type="float" office:value="0.146588967058">
            <text:p>0.15</text:p>
          </table:table-cell>
          <table:table-cell office:value-type="float" office:value="0.671875">
            <text:p>0.6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.9225181598">
            <text:p>13.92</text:p>
          </table:table-cell>
          <table:table-cell office:value-type="float" office:value="0.00585556026911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9056831923">
            <text:p>13.91</text:p>
          </table:table-cell>
          <table:table-cell office:value-type="float" office:value="0.114127417022">
            <text:p>0.11</text:p>
          </table:table-cell>
          <table:table-cell office:value-type="float" office:value="0.765625">
            <text:p>0.77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8888888889">
            <text:p>13.89</text:p>
          </table:table-cell>
          <table:table-cell office:value-type="float" office:value="0.156409195837">
            <text:p>0.16</text:p>
          </table:table-cell>
          <table:table-cell office:value-type="float" office:value="0.515625">
            <text:p>0.5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8721351025">
            <text:p>13.87</text:p>
          </table:table-cell>
          <table:table-cell office:value-type="float" office:value="0.026383868412">
            <text:p>0.03</text:p>
          </table:table-cell>
          <table:table-cell office:value-type="float" office:value="0.953125">
            <text:p>0.9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8554216867">
            <text:p>13.86</text:p>
          </table:table-cell>
          <table:table-cell office:value-type="float" office:value="0.0660255572072">
            <text:p>0.07</text:p>
          </table:table-cell>
          <table:table-cell office:value-type="float" office:value="0.875">
            <text:p>0.88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9590854392">
            <text:p>13.96</text:p>
          </table:table-cell>
          <table:table-cell office:value-type="float" office:value="0.0246192356396">
            <text:p>0.02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9423076923">
            <text:p>13.94</text:p>
          </table:table-cell>
          <table:table-cell office:value-type="float" office:value="0.015628770149">
            <text:p>0.02</text:p>
          </table:table-cell>
          <table:table-cell office:value-type="float" office:value="0.96875">
            <text:p>0.97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9255702281">
            <text:p>13.93</text:p>
          </table:table-cell>
          <table:table-cell office:value-type="float" office:value="0.206818811151">
            <text:p>0.21</text:p>
          </table:table-cell>
          <table:table-cell office:value-type="float" office:value="0.390625">
            <text:p>0.3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9088729017">
            <text:p>13.91</text:p>
          </table:table-cell>
          <table:table-cell office:value-type="float" office:value="0.0766037677479">
            <text:p>0.08</text:p>
          </table:table-cell>
          <table:table-cell office:value-type="float" office:value="0.890625">
            <text:p>0.89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0119760479">
            <text:p>14.01</text:p>
          </table:table-cell>
          <table:table-cell office:value-type="float" office:value="0.00935567700509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.995215311">
            <text:p>14</text:p>
          </table:table-cell>
          <table:table-cell office:value-type="float" office:value="0.0328957104887">
            <text:p>0.03</text:p>
          </table:table-cell>
          <table:table-cell office:value-type="float" office:value="0.953125">
            <text:p>0.95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9784946237">
            <text:p>13.98</text:p>
          </table:table-cell>
          <table:table-cell office:value-type="float" office:value="0.0731418000611">
            <text:p>0.07</text:p>
          </table:table-cell>
          <table:table-cell office:value-type="float" office:value="0.875">
            <text:p>0.88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0811455847">
            <text:p>14.08</text:p>
          </table:table-cell>
          <table:table-cell office:value-type="float" office:value="0.0118784070337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1835518474">
            <text:p>14.18</text:p>
          </table:table-cell>
          <table:table-cell office:value-type="float" office:value="0.00604864942256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1666666667">
            <text:p>14.17</text:p>
          </table:table-cell>
          <table:table-cell office:value-type="float" office:value="0.0575307133643">
            <text:p>0.06</text:p>
          </table:table-cell>
          <table:table-cell office:value-type="float" office:value="0.90625">
            <text:p>0.91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1498216409">
            <text:p>14.15</text:p>
          </table:table-cell>
          <table:table-cell office:value-type="float" office:value="0.194592580406">
            <text:p>0.19</text:p>
          </table:table-cell>
          <table:table-cell office:value-type="float" office:value="0.484375">
            <text:p>0.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1330166271">
            <text:p>14.13</text:p>
          </table:table-cell>
          <table:table-cell office:value-type="float" office:value="0.11134191587">
            <text:p>0.11</text:p>
          </table:table-cell>
          <table:table-cell office:value-type="float" office:value="0.78125">
            <text:p>0.7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1162514828">
            <text:p>14.12</text:p>
          </table:table-cell>
          <table:table-cell office:value-type="float" office:value="0.0975405353681">
            <text:p>0.1</text:p>
          </table:table-cell>
          <table:table-cell office:value-type="float" office:value="0.8125">
            <text:p>0.8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0995260664">
            <text:p>14.1</text:p>
          </table:table-cell>
          <table:table-cell office:value-type="float" office:value="0.0107384000998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172">
            <text:p>17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0828402367">
            <text:p>14.08</text:p>
          </table:table-cell>
          <table:table-cell office:value-type="float" office:value="0.134090523928">
            <text:p>0.13</text:p>
          </table:table-cell>
          <table:table-cell office:value-type="float" office:value="0.671875">
            <text:p>0.6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0661938534">
            <text:p>14.07</text:p>
          </table:table-cell>
          <table:table-cell office:value-type="float" office:value="0.176155243406">
            <text:p>0.18</text:p>
          </table:table-cell>
          <table:table-cell office:value-type="float" office:value="0.484375">
            <text:p>0.4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0495867769">
            <text:p>14.05</text:p>
          </table:table-cell>
          <table:table-cell office:value-type="float" office:value="0.172967402757">
            <text:p>0.17</text:p>
          </table:table-cell>
          <table:table-cell office:value-type="float" office:value="0.546875">
            <text:p>0.5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0330188679">
            <text:p>14.03</text:p>
          </table:table-cell>
          <table:table-cell office:value-type="float" office:value="0.0520083843038">
            <text:p>0.05</text:p>
          </table:table-cell>
          <table:table-cell office:value-type="float" office:value="0.90625">
            <text:p>0.91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0164899882">
            <text:p>14.02</text:p>
          </table:table-cell>
          <table:table-cell office:value-type="float" office:value="0.0533312786295">
            <text:p>0.05</text:p>
          </table:table-cell>
          <table:table-cell office:value-type="float" office:value="0.921875">
            <text:p>0.92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06955570824">
            <text:p>0.04</text:p>
          </table:table-cell>
          <table:table-cell office:value-type="float" office:value="0.921875">
            <text:p>0.92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9835487662">
            <text:p>13.98</text:p>
          </table:table-cell>
          <table:table-cell office:value-type="float" office:value="0.0570493178585">
            <text:p>0.06</text:p>
          </table:table-cell>
          <table:table-cell office:value-type="float" office:value="0.890625">
            <text:p>0.89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9671361502">
            <text:p>13.97</text:p>
          </table:table-cell>
          <table:table-cell office:value-type="float" office:value="0.0284234026141">
            <text:p>0.03</text:p>
          </table:table-cell>
          <table:table-cell office:value-type="float" office:value="0.9375">
            <text:p>0.94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9507620164">
            <text:p>13.95</text:p>
          </table:table-cell>
          <table:table-cell office:value-type="float" office:value="0.0295316864066">
            <text:p>0.03</text:p>
          </table:table-cell>
          <table:table-cell office:value-type="float" office:value="0.96875">
            <text:p>0.97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0515222482">
            <text:p>14.05</text:p>
          </table:table-cell>
          <table:table-cell office:value-type="float" office:value="0.0134445552326">
            <text:p>0.01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0350877193">
            <text:p>14.04</text:p>
          </table:table-cell>
          <table:table-cell office:value-type="float" office:value="0.225364288514">
            <text:p>0.23</text:p>
          </table:table-cell>
          <table:table-cell office:value-type="float" office:value="0.1875">
            <text:p>0.1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0186915888">
            <text:p>14.02</text:p>
          </table:table-cell>
          <table:table-cell office:value-type="float" office:value="0.055622391004">
            <text:p>0.06</text:p>
          </table:table-cell>
          <table:table-cell office:value-type="float" office:value="0.921875">
            <text:p>0.92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0023337223">
            <text:p>14</text:p>
          </table:table-cell>
          <table:table-cell office:value-type="float" office:value="0.0645300791024">
            <text:p>0.06</text:p>
          </table:table-cell>
          <table:table-cell office:value-type="float" office:value="0.90625">
            <text:p>0.91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.986013986">
            <text:p>13.99</text:p>
          </table:table-cell>
          <table:table-cell office:value-type="float" office:value="0.10734544263">
            <text:p>0.11</text:p>
          </table:table-cell>
          <table:table-cell office:value-type="float" office:value="0.828125">
            <text:p>0.83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0861466822">
            <text:p>14.09</text:p>
          </table:table-cell>
          <table:table-cell office:value-type="float" office:value="0.00610540680608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1860465116">
            <text:p>14.19</text:p>
          </table:table-cell>
          <table:table-cell office:value-type="float" office:value="0.0061327012936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1695702671">
            <text:p>14.17</text:p>
          </table:table-cell>
          <table:table-cell office:value-type="float" office:value="0.0117623239575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1531322506">
            <text:p>14.15</text:p>
          </table:table-cell>
          <table:table-cell office:value-type="float" office:value="0.0815035638994">
            <text:p>0.08</text:p>
          </table:table-cell>
          <table:table-cell office:value-type="float" office:value="0.84375">
            <text:p>0.84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1367323291">
            <text:p>14.14</text:p>
          </table:table-cell>
          <table:table-cell office:value-type="float" office:value="0.127531285958">
            <text:p>0.13</text:p>
          </table:table-cell>
          <table:table-cell office:value-type="float" office:value="0.703125">
            <text:p>0.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2361111111">
            <text:p>14.24</text:p>
          </table:table-cell>
          <table:table-cell office:value-type="float" office:value="0.00370850217082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3352601156">
            <text:p>14.34</text:p>
          </table:table-cell>
          <table:table-cell office:value-type="float" office:value="0.00377271620183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3187066975">
            <text:p>14.32</text:p>
          </table:table-cell>
          <table:table-cell office:value-type="float" office:value="0.0703999614226">
            <text:p>0.07</text:p>
          </table:table-cell>
          <table:table-cell office:value-type="float" office:value="0.84375">
            <text:p>0.84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3021914648">
            <text:p>14.3</text:p>
          </table:table-cell>
          <table:table-cell office:value-type="float" office:value="0.0429391949324">
            <text:p>0.04</text:p>
          </table:table-cell>
          <table:table-cell office:value-type="float" office:value="0.953125">
            <text:p>0.95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400921659">
            <text:p>14.4</text:p>
          </table:table-cell>
          <table:table-cell office:value-type="float" office:value="0.00187664053112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3843498274">
            <text:p>14.38</text:p>
          </table:table-cell>
          <table:table-cell office:value-type="float" office:value="0.0728319782221">
            <text:p>0.07</text:p>
          </table:table-cell>
          <table:table-cell office:value-type="float" office:value="0.875">
            <text:p>0.88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367816092">
            <text:p>14.37</text:p>
          </table:table-cell>
          <table:table-cell office:value-type="float" office:value="0.155874193378">
            <text:p>0.16</text:p>
          </table:table-cell>
          <table:table-cell office:value-type="float" office:value="0.625">
            <text:p>0.6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3513203215">
            <text:p>14.35</text:p>
          </table:table-cell>
          <table:table-cell office:value-type="float" office:value="0.0767607566398">
            <text:p>0.08</text:p>
          </table:table-cell>
          <table:table-cell office:value-type="float" office:value="0.84375">
            <text:p>0.84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4495412844">
            <text:p>14.45</text:p>
          </table:table-cell>
          <table:table-cell office:value-type="float" office:value="0.00174676467402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5475372279">
            <text:p>14.55</text:p>
          </table:table-cell>
          <table:table-cell office:value-type="float" office:value="0.000325677233735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5308924485">
            <text:p>14.53</text:p>
          </table:table-cell>
          <table:table-cell office:value-type="float" office:value="0.0330338073769">
            <text:p>0.03</text:p>
          </table:table-cell>
          <table:table-cell office:value-type="float" office:value="0.953125">
            <text:p>0.95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133">
            <text:p>13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5142857143">
            <text:p>14.51</text:p>
          </table:table-cell>
          <table:table-cell office:value-type="float" office:value="0.11869230397">
            <text:p>0.12</text:p>
          </table:table-cell>
          <table:table-cell office:value-type="float" office:value="0.65625">
            <text:p>0.6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497716895">
            <text:p>14.5</text:p>
          </table:table-cell>
          <table:table-cell office:value-type="float" office:value="0.0264536626244">
            <text:p>0.03</text:p>
          </table:table-cell>
          <table:table-cell office:value-type="float" office:value="0.9375">
            <text:p>0.94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4811858609">
            <text:p>14.48</text:p>
          </table:table-cell>
          <table:table-cell office:value-type="float" office:value="0.0679106947337">
            <text:p>0.07</text:p>
          </table:table-cell>
          <table:table-cell office:value-type="float" office:value="0.9375">
            <text:p>0.94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4646924829">
            <text:p>14.46</text:p>
          </table:table-cell>
          <table:table-cell office:value-type="float" office:value="0.182285717601">
            <text:p>0.18</text:p>
          </table:table-cell>
          <table:table-cell office:value-type="float" office:value="0.375">
            <text:p>0.3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4482366325">
            <text:p>14.45</text:p>
          </table:table-cell>
          <table:table-cell office:value-type="float" office:value="0.164508964937">
            <text:p>0.16</text:p>
          </table:table-cell>
          <table:table-cell office:value-type="float" office:value="0.484375">
            <text:p>0.4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4318181818">
            <text:p>14.43</text:p>
          </table:table-cell>
          <table:table-cell office:value-type="float" office:value="0.0640805979629">
            <text:p>0.06</text:p>
          </table:table-cell>
          <table:table-cell office:value-type="float" office:value="0.90625">
            <text:p>0.91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4154370034">
            <text:p>14.42</text:p>
          </table:table-cell>
          <table:table-cell office:value-type="float" office:value="0.2187392625">
            <text:p>0.22</text:p>
          </table:table-cell>
          <table:table-cell office:value-type="float" office:value="0.296875">
            <text:p>0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3990929705">
            <text:p>14.4</text:p>
          </table:table-cell>
          <table:table-cell office:value-type="float" office:value="0.177493486764">
            <text:p>0.18</text:p>
          </table:table-cell>
          <table:table-cell office:value-type="float" office:value="0.40625">
            <text:p>0.4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382785957">
            <text:p>14.38</text:p>
          </table:table-cell>
          <table:table-cell office:value-type="float" office:value="0.0656061481366">
            <text:p>0.07</text:p>
          </table:table-cell>
          <table:table-cell office:value-type="float" office:value="0.90625">
            <text:p>0.9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3665158371">
            <text:p>14.37</text:p>
          </table:table-cell>
          <table:table-cell office:value-type="float" office:value="0.0940028750823">
            <text:p>0.09</text:p>
          </table:table-cell>
          <table:table-cell office:value-type="float" office:value="0.8125">
            <text:p>0.81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3502824859">
            <text:p>14.35</text:p>
          </table:table-cell>
          <table:table-cell office:value-type="float" office:value="0.067498102811">
            <text:p>0.07</text:p>
          </table:table-cell>
          <table:table-cell office:value-type="float" office:value="0.875">
            <text:p>0.88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4469525959">
            <text:p>14.45</text:p>
          </table:table-cell>
          <table:table-cell office:value-type="float" office:value="0.0178768508645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4306651635">
            <text:p>14.43</text:p>
          </table:table-cell>
          <table:table-cell office:value-type="float" office:value="0.0346035012967">
            <text:p>0.03</text:p>
          </table:table-cell>
          <table:table-cell office:value-type="float" office:value="0.96875">
            <text:p>0.97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527027027">
            <text:p>14.53</text:p>
          </table:table-cell>
          <table:table-cell office:value-type="float" office:value="0.00712274427135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5106861642">
            <text:p>14.51</text:p>
          </table:table-cell>
          <table:table-cell office:value-type="float" office:value="0.045507144821">
            <text:p>0.05</text:p>
          </table:table-cell>
          <table:table-cell office:value-type="float" office:value="0.90625">
            <text:p>0.91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4943820225">
            <text:p>14.49</text:p>
          </table:table-cell>
          <table:table-cell office:value-type="float" office:value="0.070094424037">
            <text:p>0.07</text:p>
          </table:table-cell>
          <table:table-cell office:value-type="float" office:value="0.890625">
            <text:p>0.89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4781144781">
            <text:p>14.48</text:p>
          </table:table-cell>
          <table:table-cell office:value-type="float" office:value="0.0188307966566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4618834081">
            <text:p>14.46</text:p>
          </table:table-cell>
          <table:table-cell office:value-type="float" office:value="0.184153274002">
            <text:p>0.18</text:p>
          </table:table-cell>
          <table:table-cell office:value-type="float" office:value="0.546875">
            <text:p>0.55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5576707727">
            <text:p>14.56</text:p>
          </table:table-cell>
          <table:table-cell office:value-type="float" office:value="0.00050803804701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5413870246">
            <text:p>14.54</text:p>
          </table:table-cell>
          <table:table-cell office:value-type="float" office:value="0.0545388559028">
            <text:p>0.05</text:p>
          </table:table-cell>
          <table:table-cell office:value-type="float" office:value="0.921875">
            <text:p>0.92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6368715084">
            <text:p>14.64</text:p>
          </table:table-cell>
          <table:table-cell office:value-type="float" office:value="0.0153871262471">
            <text:p>0.02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6205357143">
            <text:p>14.62</text:p>
          </table:table-cell>
          <table:table-cell office:value-type="float" office:value="0.0960915048676">
            <text:p>0.1</text:p>
          </table:table-cell>
          <table:table-cell office:value-type="float" office:value="0.8125">
            <text:p>0.81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6042363434">
            <text:p>14.6</text:p>
          </table:table-cell>
          <table:table-cell office:value-type="float" office:value="0.159192702622">
            <text:p>0.16</text:p>
          </table:table-cell>
          <table:table-cell office:value-type="float" office:value="0.546875">
            <text:p>0.5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5879732739">
            <text:p>14.59</text:p>
          </table:table-cell>
          <table:table-cell office:value-type="float" office:value="0.0501120765424">
            <text:p>0.05</text:p>
          </table:table-cell>
          <table:table-cell office:value-type="float" office:value="0.90625">
            <text:p>0.9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5717463849">
            <text:p>14.57</text:p>
          </table:table-cell>
          <table:table-cell office:value-type="float" office:value="0.196695364453">
            <text:p>0.2</text:p>
          </table:table-cell>
          <table:table-cell office:value-type="float" office:value="0.4375">
            <text:p>0.4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6666666667">
            <text:p>14.67</text:p>
          </table:table-cell>
          <table:table-cell office:value-type="float" office:value="0.00520135272034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6503884573">
            <text:p>14.65</text:p>
          </table:table-cell>
          <table:table-cell office:value-type="float" office:value="0.0590493974943">
            <text:p>0.06</text:p>
          </table:table-cell>
          <table:table-cell office:value-type="float" office:value="0.890625">
            <text:p>0.89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7450110865">
            <text:p>14.75</text:p>
          </table:table-cell>
          <table:table-cell office:value-type="float" office:value="0.0135169416897">
            <text:p>0.01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7286821705">
            <text:p>14.73</text:p>
          </table:table-cell>
          <table:table-cell office:value-type="float" office:value="0.108348327514">
            <text:p>0.11</text:p>
          </table:table-cell>
          <table:table-cell office:value-type="float" office:value="0.734375">
            <text:p>0.73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230088496">
            <text:p>14.82</text:p>
          </table:table-cell>
          <table:table-cell office:value-type="float" office:value="0.0148389898798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1183">
            <text:p>11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8066298343">
            <text:p>14.81</text:p>
          </table:table-cell>
          <table:table-cell office:value-type="float" office:value="0.0832466388774">
            <text:p>0.08</text:p>
          </table:table-cell>
          <table:table-cell office:value-type="float" office:value="0.859375">
            <text:p>0.86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9006622517">
            <text:p>14.9</text:p>
          </table:table-cell>
          <table:table-cell office:value-type="float" office:value="0.00728780730523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8842337376">
            <text:p>14.88</text:p>
          </table:table-cell>
          <table:table-cell office:value-type="float" office:value="0.031128364205">
            <text:p>0.03</text:p>
          </table:table-cell>
          <table:table-cell office:value-type="float" office:value="0.96875">
            <text:p>0.9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678414097">
            <text:p>14.87</text:p>
          </table:table-cell>
          <table:table-cell office:value-type="float" office:value="0.0243066756772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8514851485">
            <text:p>14.85</text:p>
          </table:table-cell>
          <table:table-cell office:value-type="float" office:value="0.120328404787">
            <text:p>0.12</text:p>
          </table:table-cell>
          <table:table-cell office:value-type="float" office:value="0.65625">
            <text:p>0.66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351648352">
            <text:p>14.84</text:p>
          </table:table-cell>
          <table:table-cell office:value-type="float" office:value="0.159768732303">
            <text:p>0.16</text:p>
          </table:table-cell>
          <table:table-cell office:value-type="float" office:value="0.46875">
            <text:p>0.4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188803513">
            <text:p>14.82</text:p>
          </table:table-cell>
          <table:table-cell office:value-type="float" office:value="0.0980891120204">
            <text:p>0.1</text:p>
          </table:table-cell>
          <table:table-cell office:value-type="float" office:value="0.78125">
            <text:p>0.78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8026315789">
            <text:p>14.8</text:p>
          </table:table-cell>
          <table:table-cell office:value-type="float" office:value="0.0384185335157">
            <text:p>0.04</text:p>
          </table:table-cell>
          <table:table-cell office:value-type="float" office:value="0.9375">
            <text:p>0.94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7864184009">
            <text:p>14.79</text:p>
          </table:table-cell>
          <table:table-cell office:value-type="float" office:value="0.0529341425426">
            <text:p>0.05</text:p>
          </table:table-cell>
          <table:table-cell office:value-type="float" office:value="0.9375">
            <text:p>0.94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7702407002">
            <text:p>14.77</text:p>
          </table:table-cell>
          <table:table-cell office:value-type="float" office:value="0.160760984949">
            <text:p>0.16</text:p>
          </table:table-cell>
          <table:table-cell office:value-type="float" office:value="0.484375">
            <text:p>0.48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633879781">
            <text:p>14.86</text:p>
          </table:table-cell>
          <table:table-cell office:value-type="float" office:value="0.00655034159085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8471615721">
            <text:p>14.85</text:p>
          </table:table-cell>
          <table:table-cell office:value-type="float" office:value="0.0306367609565">
            <text:p>0.03</text:p>
          </table:table-cell>
          <table:table-cell office:value-type="float" office:value="0.953125">
            <text:p>0.95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309705562">
            <text:p>14.83</text:p>
          </table:table-cell>
          <table:table-cell office:value-type="float" office:value="0.0918189410275">
            <text:p>0.09</text:p>
          </table:table-cell>
          <table:table-cell office:value-type="float" office:value="0.890625">
            <text:p>0.89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8148148148">
            <text:p>14.81</text:p>
          </table:table-cell>
          <table:table-cell office:value-type="float" office:value="0.033221887754">
            <text:p>0.03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7986942329">
            <text:p>14.8</text:p>
          </table:table-cell>
          <table:table-cell office:value-type="float" office:value="0.201228884637">
            <text:p>0.2</text:p>
          </table:table-cell>
          <table:table-cell office:value-type="float" office:value="0.484375">
            <text:p>0.4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7826086957">
            <text:p>14.78</text:p>
          </table:table-cell>
          <table:table-cell office:value-type="float" office:value="0.0191848344607">
            <text:p>0.02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875135722">
            <text:p>14.88</text:p>
          </table:table-cell>
          <table:table-cell office:value-type="float" office:value="0.00158336751883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8590021692">
            <text:p>14.86</text:p>
          </table:table-cell>
          <table:table-cell office:value-type="float" office:value="0.0274164275196">
            <text:p>0.03</text:p>
          </table:table-cell>
          <table:table-cell office:value-type="float" office:value="0.984375">
            <text:p>0.98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9512459372">
            <text:p>14.95</text:p>
          </table:table-cell>
          <table:table-cell office:value-type="float" office:value="0.0127285989886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9350649351">
            <text:p>14.94</text:p>
          </table:table-cell>
          <table:table-cell office:value-type="float" office:value="0.0982222869721">
            <text:p>0.1</text:p>
          </table:table-cell>
          <table:table-cell office:value-type="float" office:value="0.796875">
            <text:p>0.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9189189189">
            <text:p>14.92</text:p>
          </table:table-cell>
          <table:table-cell office:value-type="float" office:value="0.144264436393">
            <text:p>0.14</text:p>
          </table:table-cell>
          <table:table-cell office:value-type="float" office:value="0.640625">
            <text:p>0.6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9028077754">
            <text:p>14.9</text:p>
          </table:table-cell>
          <table:table-cell office:value-type="float" office:value="0.17794843057">
            <text:p>0.18</text:p>
          </table:table-cell>
          <table:table-cell office:value-type="float" office:value="0.421875">
            <text:p>0.4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9946062567">
            <text:p>14.99</text:p>
          </table:table-cell>
          <table:table-cell office:value-type="float" office:value="0.0164046879226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9784482759">
            <text:p>14.98</text:p>
          </table:table-cell>
          <table:table-cell office:value-type="float" office:value="0.029927191546">
            <text:p>0.03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2694">
            <text:p>269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.9623250807">
            <text:p>14.96</text:p>
          </table:table-cell>
          <table:table-cell office:value-type="float" office:value="0.197954375813">
            <text:p>0.2</text:p>
          </table:table-cell>
          <table:table-cell office:value-type="float" office:value="0.375">
            <text:p>0.3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9462365591">
            <text:p>14.95</text:p>
          </table:table-cell>
          <table:table-cell office:value-type="float" office:value="0.0725002058495">
            <text:p>0.07</text:p>
          </table:table-cell>
          <table:table-cell office:value-type="float" office:value="0.890625">
            <text:p>0.89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9301825994">
            <text:p>14.93</text:p>
          </table:table-cell>
          <table:table-cell office:value-type="float" office:value="0.164131515436">
            <text:p>0.16</text:p>
          </table:table-cell>
          <table:table-cell office:value-type="float" office:value="0.546875">
            <text:p>0.5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9141630901">
            <text:p>14.91</text:p>
          </table:table-cell>
          <table:table-cell office:value-type="float" office:value="0.116345794259">
            <text:p>0.12</text:p>
          </table:table-cell>
          <table:table-cell office:value-type="float" office:value="0.703125">
            <text:p>0.7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981779207">
            <text:p>14.9</text:p>
          </table:table-cell>
          <table:table-cell office:value-type="float" office:value="0.0964692344632">
            <text:p>0.1</text:p>
          </table:table-cell>
          <table:table-cell office:value-type="float" office:value="0.828125">
            <text:p>0.8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8822269807">
            <text:p>14.88</text:p>
          </table:table-cell>
          <table:table-cell office:value-type="float" office:value="0.0719045768838">
            <text:p>0.07</text:p>
          </table:table-cell>
          <table:table-cell office:value-type="float" office:value="0.859375">
            <text:p>0.86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9732620321">
            <text:p>14.97</text:p>
          </table:table-cell>
          <table:table-cell office:value-type="float" office:value="0.00577623417844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9572649573">
            <text:p>14.96</text:p>
          </table:table-cell>
          <table:table-cell office:value-type="float" office:value="0.0957014581423">
            <text:p>0.1</text:p>
          </table:table-cell>
          <table:table-cell office:value-type="float" office:value="0.8125">
            <text:p>0.8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9413020277">
            <text:p>14.94</text:p>
          </table:table-cell>
          <table:table-cell office:value-type="float" office:value="0.165547338177">
            <text:p>0.17</text:p>
          </table:table-cell>
          <table:table-cell office:value-type="float" office:value="0.484375">
            <text:p>0.4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.9253731343">
            <text:p>14.93</text:p>
          </table:table-cell>
          <table:table-cell office:value-type="float" office:value="0.143467266011">
            <text:p>0.14</text:p>
          </table:table-cell>
          <table:table-cell office:value-type="float" office:value="0.609375">
            <text:p>0.6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9094781683">
            <text:p>14.91</text:p>
          </table:table-cell>
          <table:table-cell office:value-type="float" office:value="0.166426313052">
            <text:p>0.17</text:p>
          </table:table-cell>
          <table:table-cell office:value-type="float" office:value="0.625">
            <text:p>0.6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8936170213">
            <text:p>14.89</text:p>
          </table:table-cell>
          <table:table-cell office:value-type="float" office:value="0.159120015327">
            <text:p>0.16</text:p>
          </table:table-cell>
          <table:table-cell office:value-type="float" office:value="0.578125">
            <text:p>0.5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777895855">
            <text:p>14.88</text:p>
          </table:table-cell>
          <table:table-cell office:value-type="float" office:value="0.169546458266">
            <text:p>0.17</text:p>
          </table:table-cell>
          <table:table-cell office:value-type="float" office:value="0.46875">
            <text:p>0.4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8619957537">
            <text:p>14.86</text:p>
          </table:table-cell>
          <table:table-cell office:value-type="float" office:value="0.091949456233">
            <text:p>0.09</text:p>
          </table:table-cell>
          <table:table-cell office:value-type="float" office:value="0.859375">
            <text:p>0.8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9522799576">
            <text:p>14.95</text:p>
          </table:table-cell>
          <table:table-cell office:value-type="float" office:value="0.00691673305341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936440678">
            <text:p>14.94</text:p>
          </table:table-cell>
          <table:table-cell office:value-type="float" office:value="0.0901288793987">
            <text:p>0.09</text:p>
          </table:table-cell>
          <table:table-cell office:value-type="float" office:value="0.796875">
            <text:p>0.8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9206349206">
            <text:p>14.92</text:p>
          </table:table-cell>
          <table:table-cell office:value-type="float" office:value="0.111031656978">
            <text:p>0.11</text:p>
          </table:table-cell>
          <table:table-cell office:value-type="float" office:value="0.75">
            <text:p>0.7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9048625793">
            <text:p>14.9</text:p>
          </table:table-cell>
          <table:table-cell office:value-type="float" office:value="0.110160415597">
            <text:p>0.11</text:p>
          </table:table-cell>
          <table:table-cell office:value-type="float" office:value="0.796875">
            <text:p>0.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89123548">
            <text:p>14.89</text:p>
          </table:table-cell>
          <table:table-cell office:value-type="float" office:value="0.0546222165745">
            <text:p>0.05</text:p>
          </table:table-cell>
          <table:table-cell office:value-type="float" office:value="0.921875">
            <text:p>0.92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734177215">
            <text:p>14.87</text:p>
          </table:table-cell>
          <table:table-cell office:value-type="float" office:value="0.0300778498153">
            <text:p>0.03</text:p>
          </table:table-cell>
          <table:table-cell office:value-type="float" office:value="0.953125">
            <text:p>0.95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8577449947">
            <text:p>14.86</text:p>
          </table:table-cell>
          <table:table-cell office:value-type="float" office:value="0.078148777447">
            <text:p>0.08</text:p>
          </table:table-cell>
          <table:table-cell office:value-type="float" office:value="0.8125">
            <text:p>0.8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9473684211">
            <text:p>14.95</text:p>
          </table:table-cell>
          <table:table-cell office:value-type="float" office:value="0.00191934850837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.9316508938">
            <text:p>14.93</text:p>
          </table:table-cell>
          <table:table-cell office:value-type="float" office:value="0.0863663789497">
            <text:p>0.09</text:p>
          </table:table-cell>
          <table:table-cell office:value-type="float" office:value="0.78125">
            <text:p>0.78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9159663866">
            <text:p>14.92</text:p>
          </table:table-cell>
          <table:table-cell office:value-type="float" office:value="0.0162312826964">
            <text:p>0.02</text:p>
          </table:table-cell>
          <table:table-cell office:value-type="float" office:value="0.984375">
            <text:p>0.98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9003147954">
            <text:p>14.9</text:p>
          </table:table-cell>
          <table:table-cell office:value-type="float" office:value="0.13291148887">
            <text:p>0.13</text:p>
          </table:table-cell>
          <table:table-cell office:value-type="float" office:value="0.6875">
            <text:p>0.69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846960168">
            <text:p>14.88</text:p>
          </table:table-cell>
          <table:table-cell office:value-type="float" office:value="0.0182582150578">
            <text:p>0.02</text:p>
          </table:table-cell>
          <table:table-cell office:value-type="float" office:value="0.96875">
            <text:p>0.97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691099476">
            <text:p>14.87</text:p>
          </table:table-cell>
          <table:table-cell office:value-type="float" office:value="0.0896193274196">
            <text:p>0.09</text:p>
          </table:table-cell>
          <table:table-cell office:value-type="float" office:value="0.84375">
            <text:p>0.8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8535564854">
            <text:p>14.85</text:p>
          </table:table-cell>
          <table:table-cell office:value-type="float" office:value="0.14938908014">
            <text:p>0.15</text:p>
          </table:table-cell>
          <table:table-cell office:value-type="float" office:value="0.5625">
            <text:p>0.56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380355277">
            <text:p>14.84</text:p>
          </table:table-cell>
          <table:table-cell office:value-type="float" office:value="0.0353231445801">
            <text:p>0.04</text:p>
          </table:table-cell>
          <table:table-cell office:value-type="float" office:value="0.9375">
            <text:p>0.94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9269311065">
            <text:p>14.93</text:p>
          </table:table-cell>
          <table:table-cell office:value-type="float" office:value="0.00796592326735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015641293">
            <text:p>15.02</text:p>
          </table:table-cell>
          <table:table-cell office:value-type="float" office:value="0.00940842791942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10943687371">
            <text:p>0.11</text:p>
          </table:table-cell>
          <table:table-cell office:value-type="float" office:value="0.796875">
            <text:p>0.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.0884495317">
            <text:p>15.09</text:p>
          </table:table-cell>
          <table:table-cell office:value-type="float" office:value="0.0378314706289">
            <text:p>0.04</text:p>
          </table:table-cell>
          <table:table-cell office:value-type="float" office:value="0.9375">
            <text:p>0.94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1767151767">
            <text:p>15.18</text:p>
          </table:table-cell>
          <table:table-cell office:value-type="float" office:value="0.00350017748312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1609553479">
            <text:p>15.16</text:p>
          </table:table-cell>
          <table:table-cell office:value-type="float" office:value="0.0154934115605">
            <text:p>0.02</text:p>
          </table:table-cell>
          <table:table-cell office:value-type="float" office:value="0.96875">
            <text:p>0.97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.1452282158">
            <text:p>15.15</text:p>
          </table:table-cell>
          <table:table-cell office:value-type="float" office:value="0.0981421466732">
            <text:p>0.1</text:p>
          </table:table-cell>
          <table:table-cell office:value-type="float" office:value="0.828125">
            <text:p>0.8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1295336788">
            <text:p>15.13</text:p>
          </table:table-cell>
          <table:table-cell office:value-type="float" office:value="0.211314079632">
            <text:p>0.21</text:p>
          </table:table-cell>
          <table:table-cell office:value-type="float" office:value="0.328125">
            <text:p>0.3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1138716356">
            <text:p>15.11</text:p>
          </table:table-cell>
          <table:table-cell office:value-type="float" office:value="0.0453190407716">
            <text:p>0.05</text:p>
          </table:table-cell>
          <table:table-cell office:value-type="float" office:value="0.921875">
            <text:p>0.9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0982419855">
            <text:p>15.1</text:p>
          </table:table-cell>
          <table:table-cell office:value-type="float" office:value="0.0193314442828">
            <text:p>0.02</text:p>
          </table:table-cell>
          <table:table-cell office:value-type="float" office:value="0.984375">
            <text:p>0.98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0826446281">
            <text:p>15.08</text:p>
          </table:table-cell>
          <table:table-cell office:value-type="float" office:value="0.0309911274332">
            <text:p>0.03</text:p>
          </table:table-cell>
          <table:table-cell office:value-type="float" office:value="0.96875">
            <text:p>0.97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0670794634">
            <text:p>15.07</text:p>
          </table:table-cell>
          <table:table-cell office:value-type="float" office:value="0.205827429663">
            <text:p>0.21</text:p>
          </table:table-cell>
          <table:table-cell office:value-type="float" office:value="0.40625">
            <text:p>0.4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0515463918">
            <text:p>15.05</text:p>
          </table:table-cell>
          <table:table-cell office:value-type="float" office:value="0.0302685339829">
            <text:p>0.03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.0360453141">
            <text:p>15.04</text:p>
          </table:table-cell>
          <table:table-cell office:value-type="float" office:value="0.120036162359">
            <text:p>0.12</text:p>
          </table:table-cell>
          <table:table-cell office:value-type="float" office:value="0.78125">
            <text:p>0.78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.0205761317">
            <text:p>15.02</text:p>
          </table:table-cell>
          <table:table-cell office:value-type="float" office:value="0.0110676740535">
            <text:p>0.01</text:p>
          </table:table-cell>
          <table:table-cell office:value-type="float" office:value="0.984375">
            <text:p>0.98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1079136691">
            <text:p>15.11</text:p>
          </table:table-cell>
          <table:table-cell office:value-type="float" office:value="0.0232737249731">
            <text:p>0.02</text:p>
          </table:table-cell>
          <table:table-cell office:value-type="float" office:value="0.953125">
            <text:p>0.95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0924024641">
            <text:p>15.09</text:p>
          </table:table-cell>
          <table:table-cell office:value-type="float" office:value="0.0229607287955">
            <text:p>0.02</text:p>
          </table:table-cell>
          <table:table-cell office:value-type="float" office:value="0.96875">
            <text:p>0.97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142">
            <text:p>14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.0769230769">
            <text:p>15.08</text:p>
          </table:table-cell>
          <table:table-cell office:value-type="float" office:value="0.0601183672991">
            <text:p>0.06</text:p>
          </table:table-cell>
          <table:table-cell office:value-type="float" office:value="0.890625">
            <text:p>0.89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0614754098">
            <text:p>15.06</text:p>
          </table:table-cell>
          <table:table-cell office:value-type="float" office:value="0.0323561532318">
            <text:p>0.03</text:p>
          </table:table-cell>
          <table:table-cell office:value-type="float" office:value="0.953125">
            <text:p>0.9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1484135107">
            <text:p>15.15</text:p>
          </table:table-cell>
          <table:table-cell office:value-type="float" office:value="0.00493554491144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1329243354">
            <text:p>15.13</text:p>
          </table:table-cell>
          <table:table-cell office:value-type="float" office:value="0.0790839940394">
            <text:p>0.08</text:p>
          </table:table-cell>
          <table:table-cell office:value-type="float" office:value="0.890625">
            <text:p>0.89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.2196118488">
            <text:p>15.22</text:p>
          </table:table-cell>
          <table:table-cell office:value-type="float" office:value="0.00133250365007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2040816327">
            <text:p>15.2</text:p>
          </table:table-cell>
          <table:table-cell office:value-type="float" office:value="0.203847924827">
            <text:p>0.2</text:p>
          </table:table-cell>
          <table:table-cell office:value-type="float" office:value="0.359375">
            <text:p>0.3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2905198777">
            <text:p>15.29</text:p>
          </table:table-cell>
          <table:table-cell office:value-type="float" office:value="0.00371797729335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2749490835">
            <text:p>15.27</text:p>
          </table:table-cell>
          <table:table-cell office:value-type="float" office:value="0.115540014289">
            <text:p>0.12</text:p>
          </table:table-cell>
          <table:table-cell office:value-type="float" office:value="0.828125">
            <text:p>0.83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2594099695">
            <text:p>15.26</text:p>
          </table:table-cell>
          <table:table-cell office:value-type="float" office:value="0.190828659414">
            <text:p>0.19</text:p>
          </table:table-cell>
          <table:table-cell office:value-type="float" office:value="0.421875">
            <text:p>0.4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243902439">
            <text:p>15.24</text:p>
          </table:table-cell>
          <table:table-cell office:value-type="float" office:value="0.0638698330763">
            <text:p>0.06</text:p>
          </table:table-cell>
          <table:table-cell office:value-type="float" office:value="0.875">
            <text:p>0.88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2284263959">
            <text:p>15.23</text:p>
          </table:table-cell>
          <table:table-cell office:value-type="float" office:value="0.127596261845">
            <text:p>0.13</text:p>
          </table:table-cell>
          <table:table-cell office:value-type="float" office:value="0.71875">
            <text:p>0.7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2129817444">
            <text:p>15.21</text:p>
          </table:table-cell>
          <table:table-cell office:value-type="float" office:value="0.0734261592302">
            <text:p>0.07</text:p>
          </table:table-cell>
          <table:table-cell office:value-type="float" office:value="0.90625">
            <text:p>0.9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.1975683891">
            <text:p>15.2</text:p>
          </table:table-cell>
          <table:table-cell office:value-type="float" office:value="0.0164974916805">
            <text:p>0.02</text:p>
          </table:table-cell>
          <table:table-cell office:value-type="float" office:value="0.984375">
            <text:p>0.98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.2834008097">
            <text:p>15.28</text:p>
          </table:table-cell>
          <table:table-cell office:value-type="float" office:value="0.0109456296974">
            <text:p>0.01</text:p>
          </table:table-cell>
          <table:table-cell office:value-type="float" office:value="0.984375">
            <text:p>0.98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2679474216">
            <text:p>15.27</text:p>
          </table:table-cell>
          <table:table-cell office:value-type="float" office:value="0.0605559868693">
            <text:p>0.06</text:p>
          </table:table-cell>
          <table:table-cell office:value-type="float" office:value="0.890625">
            <text:p>0.89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2525252525">
            <text:p>15.25</text:p>
          </table:table-cell>
          <table:table-cell office:value-type="float" office:value="0.0318781977135">
            <text:p>0.03</text:p>
          </table:table-cell>
          <table:table-cell office:value-type="float" office:value="0.9375">
            <text:p>0.94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.2371342079">
            <text:p>15.24</text:p>
          </table:table-cell>
          <table:table-cell office:value-type="float" office:value="0.0697353719462">
            <text:p>0.07</text:p>
          </table:table-cell>
          <table:table-cell office:value-type="float" office:value="0.84375">
            <text:p>0.84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2217741935">
            <text:p>15.22</text:p>
          </table:table-cell>
          <table:table-cell office:value-type="float" office:value="0.154150875926">
            <text:p>0.15</text:p>
          </table:table-cell>
          <table:table-cell office:value-type="float" office:value="0.53125">
            <text:p>0.5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.2064451158">
            <text:p>15.21</text:p>
          </table:table-cell>
          <table:table-cell office:value-type="float" office:value="0.0672697444345">
            <text:p>0.07</text:p>
          </table:table-cell>
          <table:table-cell office:value-type="float" office:value="0.90625">
            <text:p>0.91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.1911468813">
            <text:p>15.19</text:p>
          </table:table-cell>
          <table:table-cell office:value-type="float" office:value="0.203451499663">
            <text:p>0.2</text:p>
          </table:table-cell>
          <table:table-cell office:value-type="float" office:value="0.328125">
            <text:p>0.3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175879397">
            <text:p>15.18</text:p>
          </table:table-cell>
          <table:table-cell office:value-type="float" office:value="0.0929886428184">
            <text:p>0.09</text:p>
          </table:table-cell>
          <table:table-cell office:value-type="float" office:value="0.703125">
            <text:p>0.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1606425703">
            <text:p>15.16</text:p>
          </table:table-cell>
          <table:table-cell office:value-type="float" office:value="0.134359481666">
            <text:p>0.13</text:p>
          </table:table-cell>
          <table:table-cell office:value-type="float" office:value="0.640625">
            <text:p>0.6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1454363089">
            <text:p>15.15</text:p>
          </table:table-cell>
          <table:table-cell office:value-type="float" office:value="0.0551469687103">
            <text:p>0.06</text:p>
          </table:table-cell>
          <table:table-cell office:value-type="float" office:value="0.90625">
            <text:p>0.91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.2304609218">
            <text:p>15.23</text:p>
          </table:table-cell>
          <table:table-cell office:value-type="float" office:value="0.0078148288543">
            <text:p>0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2152152152">
            <text:p>15.22</text:p>
          </table:table-cell>
          <table:table-cell office:value-type="float" office:value="0.206050442469">
            <text:p>0.21</text:p>
          </table:table-cell>
          <table:table-cell office:value-type="float" office:value="0.3125">
            <text:p>0.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office:value-type="float" office:value="0.13992166953">
            <text:p>0.14</text:p>
          </table:table-cell>
          <table:table-cell office:value-type="float" office:value="0.671875">
            <text:p>0.6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9">03/19/2010</text:date>, <text:time>03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19T03:30:56</dc:date>
    <dc:creator>Nolan Baker</dc:creator>
    <meta:document-statistic meta:table-count="1" meta:cell-count="8008" meta:object-count="4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32.536cm" svg:height="6.431cm" chart:class="chart:scatter" chart:style-name="ch1">
        <chart:legend chart:legend-position="end" svg:x="30.389cm" svg:y="2.933cm" chart:style-name="ch2"/>
        <chart:plot-area chart:style-name="ch3" table:cell-range-address="Sheet1.B1:Sheet1.B1001" chart:data-source-has-labels="row" svg:x="0.65cm" svg:y="0.128cm" svg:width="29.09cm" svg:height="6.04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01" chart:label-cell-address="Sheet1.B1:Sheet1.B1" chart:class="chart:scatter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sq_er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3095071052">
                <text:p text:id="Sheet1.B2:Sheet1.B1001">0.3630950710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5459833143">
                <text:p>0.175459833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8485306272">
                <text:p>0.208485306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9896907826">
                <text:p>0.169896907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4130629752">
                <text:p>0.224130629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530921586">
                <text:p>0.206530921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9838057481">
                <text:p>0.159838057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1091711422">
                <text:p>0.211091711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4356382538">
                <text:p>0.224356382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4687653107">
                <text:p>0.124687653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8473733176">
                <text:p>0.198473733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8854712186">
                <text:p>0.178854712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6703683645">
                <text:p>0.1567036836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4796001394">
                <text:p>0.164796001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5400238379">
                <text:p>0.135400238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7703398095">
                <text:p>0.137703398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4831739568">
                <text:p>0.104831739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73900919946">
                <text:p>0.0973900919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5146727105">
                <text:p>0.175146727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8615776635">
                <text:p>0.138615776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2081146824">
                <text:p>0.142081146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5329691419">
                <text:p>0.095329691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7092561781">
                <text:p>0.1170925617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3347066306">
                <text:p>0.123347066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95086500616">
                <text:p>0.0695086500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0230834329">
                <text:p>0.170230834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20765306483">
                <text:p>0.0820765306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359981336">
                <text:p>0.133599813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1855759835">
                <text:p>0.161855759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4009355828">
                <text:p>0.1140093558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2815213589">
                <text:p>0.1928152135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82825835285">
                <text:p>0.0982825835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28624933656">
                <text:p>0.0928624933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7141372169">
                <text:p>0.107141372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8210388305">
                <text:p>0.168210388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1323794337">
                <text:p>0.0913237943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1716002745">
                <text:p>0.1017160027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4192965416">
                <text:p>0.2041929654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1153943123">
                <text:p>0.181153943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059641644">
                <text:p>0.11059641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95142973425">
                <text:p>0.06951429734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765493302">
                <text:p>0.12765493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56230457978">
                <text:p>0.08562304579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48516746184">
                <text:p>0.0848516746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70599975929">
                <text:p>0.05705999759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09281851756">
                <text:p>0.1092818517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7384536797">
                <text:p>0.1173845367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4071493736">
                <text:p>0.1640714937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544923719">
                <text:p>0.125449237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34437507443">
                <text:p>0.04344375074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5456351041">
                <text:p>0.1654563510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3069525692">
                <text:p>0.113069525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01641599129">
                <text:p>0.08016415991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22011840316">
                <text:p>0.06220118403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87745910903">
                <text:p>0.07877459109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2883623336">
                <text:p>0.172883623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3385114317">
                <text:p>0.083385114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4764885796">
                <text:p>0.2047648857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58905709431">
                <text:p>0.02589057094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9630572331">
                <text:p>0.1996305723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3208954574">
                <text:p>0.0132089545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86825951678">
                <text:p>0.0686825951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94525021633">
                <text:p>0.03945250216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85997520444">
                <text:p>0.0185997520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2911314618">
                <text:p>0.1229113146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70708395239">
                <text:p>0.0670708395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6705450926">
                <text:p>0.1667054509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7675977289">
                <text:p>0.1676759772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16973405992">
                <text:p>0.05169734059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50859762507">
                <text:p>0.09508597625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7514865915">
                <text:p>0.1375148659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2189947558">
                <text:p>0.152189947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74355140198">
                <text:p>0.1743551401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3633868819">
                <text:p>0.1236338688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63667373038">
                <text:p>0.0463667373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7565338908">
                <text:p>0.1075653389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3803266783">
                <text:p>0.1138032667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637442253">
                <text:p>0.126374422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57451749165">
                <text:p>0.0957451749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53214911689">
                <text:p>0.01532149116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0869978474">
                <text:p>0.150869978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5871178441">
                <text:p>0.1058711784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7174016841">
                <text:p>0.1971740168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45240612878">
                <text:p>0.09452406128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0705583656">
                <text:p>0.2107055836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93115332993">
                <text:p>0.0993115332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5310897525">
                <text:p>0.125310897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1394043735">
                <text:p>0.1713940437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57260564741">
                <text:p>0.08572605647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9365535742">
                <text:p>0.109365535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01097478289">
                <text:p>0.06010974782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0078520936">
                <text:p>0.190078520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7027014246">
                <text:p>0.1870270142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2883479121">
                <text:p>0.2028834791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2242557085">
                <text:p>0.1222425570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28868865573">
                <text:p>0.06288688655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4730901383">
                <text:p>0.2047309013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55338567282">
                <text:p>0.05553385672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53543900671">
                <text:p>0.03535439006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88994649105">
                <text:p>0.188994649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10941036261">
                <text:p>0.08109410362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34279049579">
                <text:p>0.1342790495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12663474787">
                <text:p>0.02126634747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70433739993">
                <text:p>0.08704337399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9797867304">
                <text:p>0.1097978673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956459622">
                <text:p>0.06689564596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45351646737">
                <text:p>0.09453516467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1437694253">
                <text:p>0.1614376942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02102632707">
                <text:p>0.2021026327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8309049821">
                <text:p>0.0383090498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13706707567">
                <text:p>0.03137067075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14233448713">
                <text:p>0.2142334487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87535942044">
                <text:p>0.05875359420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1478395291">
                <text:p>0.131478395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76547668954">
                <text:p>0.176547668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34359369148">
                <text:p>0.1343593691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0724102475">
                <text:p>0.1007241024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4385039847">
                <text:p>0.143850398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2776863956">
                <text:p>0.1927768639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46376981179">
                <text:p>0.02463769811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682202097">
                <text:p>0.16682202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1146909401">
                <text:p>0.1411469094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4385375341">
                <text:p>0.1243853753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35435804155">
                <text:p>0.1354358041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71617082565">
                <text:p>0.0716170825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37874555892">
                <text:p>0.1378745558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03898487099">
                <text:p>0.2038984870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65686522256">
                <text:p>0.0265686522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45798963736">
                <text:p>0.07457989637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6679487251">
                <text:p>0.0866794872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26734241349">
                <text:p>0.08267342413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48758683536">
                <text:p>0.01487586835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99504805406">
                <text:p>0.0499504805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6197225142">
                <text:p>0.1361972251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66804015783">
                <text:p>0.05668040157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80500389903">
                <text:p>0.1805003899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6681523732">
                <text:p>0.1966815237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38923186449">
                <text:p>0.03389231864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6693129621">
                <text:p>0.1766931296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65704603954">
                <text:p>0.07657046039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1079648568">
                <text:p>0.1510796485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56021064907">
                <text:p>0.04560210649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931915163541">
                <text:p>0.09319151635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69581517531">
                <text:p>0.1695815175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647456135803">
                <text:p>0.06474561358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21688880734">
                <text:p>0.09216888807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82529374644">
                <text:p>0.01825293746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6885762144">
                <text:p>0.0768857621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86792719246">
                <text:p>0.03867927192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75906466581">
                <text:p>0.1759064665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32419051139">
                <text:p>0.06324190511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533831768">
                <text:p>0.155338317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26084493919">
                <text:p>0.07260844939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80058118404">
                <text:p>0.04800581184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9958059335">
                <text:p>0.08699580593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32445002686">
                <text:p>0.1324450026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795581847274">
                <text:p>0.07955818472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81990324962">
                <text:p>0.03819903249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893194606723">
                <text:p>0.08931946067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0039028152">
                <text:p>0.1500390281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49836584597">
                <text:p>0.06498365845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75268709585">
                <text:p>0.1752687095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24224821148">
                <text:p>0.1242248211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889942026268">
                <text:p>0.08899420262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80893103684">
                <text:p>0.01808931036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4161229942">
                <text:p>0.1441612299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70953160824">
                <text:p>0.05709531608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990683442372">
                <text:p>0.09906834423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10529911937">
                <text:p>0.06105299119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15954815964">
                <text:p>0.09159548159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10790052899">
                <text:p>0.1107900528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16285833429">
                <text:p>0.01162858334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894680647281">
                <text:p>0.08946806472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828977535066">
                <text:p>0.08289775350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0087423226">
                <text:p>0.0600874232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58149749287">
                <text:p>0.05581497492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23407254671">
                <text:p>0.2234072546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63403910582">
                <text:p>0.1634039105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45024533115">
                <text:p>0.09450245331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857709039181">
                <text:p>0.08577090391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577877719204">
                <text:p>0.0577877719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22693962768">
                <text:p>0.07226939627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09227796869">
                <text:p>0.2092277968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0083251302">
                <text:p>0.0300832513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15280192095">
                <text:p>0.1152801920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45403464248">
                <text:p>0.1454034642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0425120531">
                <text:p>0.0904251205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999885101986">
                <text:p>0.009998851019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6033386726">
                <text:p>0.1960333867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87606348622">
                <text:p>0.03876063486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52562084527">
                <text:p>0.07525620845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83232360787">
                <text:p>0.06832323607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82780290807">
                <text:p>0.03827802908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87452565492">
                <text:p>0.0874525654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993501846443">
                <text:p>0.09935018464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376484002373">
                <text:p>0.003764840023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21264798769">
                <text:p>0.2212647987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96088287807">
                <text:p>0.07960882878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57339266778">
                <text:p>0.05573392667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02114772822">
                <text:p>0.05021147728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1258073598">
                <text:p>0.212580735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52119471669">
                <text:p>0.01521194716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89529532852">
                <text:p>0.01895295328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3061347656">
                <text:p>0.1930613476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948514115663">
                <text:p>0.09485141156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598421521641">
                <text:p>0.05984215216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66590444078">
                <text:p>0.07665904440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3655004445">
                <text:p>0.0536550044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06493343387">
                <text:p>0.06064933433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32457117911">
                <text:p>0.01324571179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29867506834">
                <text:p>0.09298675068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29154403614">
                <text:p>0.1291544036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594692568251">
                <text:p>0.05946925682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545017077047">
                <text:p>0.005450170770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93529021029">
                <text:p>0.1935290210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51025478659">
                <text:p>0.08510254786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72645588717">
                <text:p>0.03726455887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29521127175">
                <text:p>0.1295211271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71046092161">
                <text:p>0.007710460921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03893801195">
                <text:p>0.1038938011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11997947998">
                <text:p>0.03119979479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46089150598">
                <text:p>0.02460891505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50685109181">
                <text:p>0.08506851091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745134714592">
                <text:p>0.07451347145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55611914953">
                <text:p>0.1556119149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52223728367">
                <text:p>0.1522237283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669597686803">
                <text:p>0.00669597686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513278445018">
                <text:p>0.0513278445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462541932643">
                <text:p>0.04625419326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515390589866">
                <text:p>0.05153905898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05395939018">
                <text:p>0.03053959390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18670333815">
                <text:p>0.1186703338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484992589261">
                <text:p>0.04849925892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546780310564">
                <text:p>0.05467803105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79202142">
                <text:p>0.16792021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50305247519">
                <text:p>0.04503052475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90218758858">
                <text:p>0.1902187588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45103938602">
                <text:p>0.1451039386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406819535796">
                <text:p>0.004068195357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407236400871">
                <text:p>0.04072364008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935240473127">
                <text:p>0.09352404731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468110124937">
                <text:p>0.04681101249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61344973855">
                <text:p>0.08613449738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546401873">
                <text:p>0.015464018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37392647455">
                <text:p>0.1373926474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69870850382">
                <text:p>0.05698708503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34762226078">
                <text:p>0.1347622260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5294722798">
                <text:p>0.0152947227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12872368481">
                <text:p>0.1128723684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68680511182">
                <text:p>0.05686805111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591529932627">
                <text:p>0.05915299326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168722767">
                <text:p>0.081687227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55675417685">
                <text:p>0.06556754176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13725189394">
                <text:p>0.05137251893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18001699217">
                <text:p>0.1180016992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02852230521">
                <text:p>0.1028522305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4665507414">
                <text:p>0.0546655074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46906850168">
                <text:p>0.1469068501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51786469391">
                <text:p>0.05517864693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15766488242">
                <text:p>0.1157664882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617566510373">
                <text:p>0.006175665103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98328463123">
                <text:p>0.02983284631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00347926142">
                <text:p>0.04003479261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39232604248">
                <text:p>0.06392326042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59496251045">
                <text:p>0.0159496251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64143982064">
                <text:p>0.02641439820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864298001959">
                <text:p>0.08642980019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80962885394">
                <text:p>0.1809628853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9514700855">
                <text:p>0.095147008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723526908726">
                <text:p>0.07235269087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46305079953">
                <text:p>0.1463050799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916385396525">
                <text:p>0.009163853965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953902301087">
                <text:p>0.09539023010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575194941124">
                <text:p>0.05751949411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60365799114">
                <text:p>0.1603657991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86049628437">
                <text:p>0.01860496284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40887985474">
                <text:p>0.02408879854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659061284616">
                <text:p>0.006590612846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16761281975">
                <text:p>0.2167612819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38288814178">
                <text:p>0.002382888141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15144270508">
                <text:p>0.1151442705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765692420544">
                <text:p>0.007656924205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785953380877">
                <text:p>0.007859533808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25858086371">
                <text:p>0.2258580863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40563585004">
                <text:p>0.1405635850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654284300437">
                <text:p>0.06542843004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61992758559">
                <text:p>0.1619927585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43385327221">
                <text:p>0.03433853272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53455657362">
                <text:p>0.1534556573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65908989121">
                <text:p>0.001659089891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72558201967">
                <text:p>0.1725582019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0337862664">
                <text:p>0.203378626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06076549299">
                <text:p>0.1060765492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72040575911">
                <text:p>0.04720405759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0489479687">
                <text:p>0.104894796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90651090014">
                <text:p>0.01906510900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9398611634">
                <text:p>0.193986116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43857795362">
                <text:p>0.1438577953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819274906312">
                <text:p>0.08192749063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929782752083">
                <text:p>0.009297827520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17724757823">
                <text:p>0.2177247578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66491098447">
                <text:p>0.002664910984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62091598436">
                <text:p>0.1620915984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45649878586">
                <text:p>0.02456498785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87413287064">
                <text:p>0.1874132870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83913078955">
                <text:p>0.07839130789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637727987493">
                <text:p>0.06377279874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835715417233">
                <text:p>0.008357154172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50729601804">
                <text:p>0.1507296018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9959635939">
                <text:p>0.0599596359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4381459543">
                <text:p>0.143814595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941432381313">
                <text:p>0.09414323813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84559761877">
                <text:p>0.01845597618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34486171499">
                <text:p>0.1344861714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2709792071">
                <text:p>0.227097920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726144569024">
                <text:p>0.07261445690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42036779144">
                <text:p>0.1420367791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626047024794">
                <text:p>0.06260470247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682745604586">
                <text:p>0.06827456045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800727079028">
                <text:p>0.08007270790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514039360718">
                <text:p>0.005140393607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9208225873">
                <text:p>0.1292082258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5258627849">
                <text:p>0.0552586278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40214882794">
                <text:p>0.07402148827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00147831458">
                <text:p>0.1001478314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579750048041">
                <text:p>0.05797500480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767623765791">
                <text:p>0.07676237657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99526998144">
                <text:p>0.002995269981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8351272993">
                <text:p>0.1383512729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707977032656">
                <text:p>0.007079770326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989614845">
                <text:p>0.19896148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3323086899">
                <text:p>0.1433230868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82212346447">
                <text:p>0.1822123464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598015973327">
                <text:p>0.05980159733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92512131808">
                <text:p>0.1925121318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83289751193">
                <text:p>0.02832897511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552077651279">
                <text:p>0.05520776512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79818909057">
                <text:p>0.06798189090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678079091106">
                <text:p>0.06780790911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73599918155">
                <text:p>0.06735999181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23927969319">
                <text:p>0.1239279693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689608573147">
                <text:p>0.006896085731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419644115896">
                <text:p>0.04196441158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4146272678">
                <text:p>0.241462726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676836614943">
                <text:p>0.006768366149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4039257576">
                <text:p>0.140392575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32438801513">
                <text:p>0.02324388015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0530309383">
                <text:p>0.105303093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47394557837">
                <text:p>0.0473945578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451295234703">
                <text:p>0.04512952347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624227154191">
                <text:p>0.06242271541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54393834743">
                <text:p>0.02543938347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99418857387">
                <text:p>0.02994188573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80088151496">
                <text:p>0.1800881514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13885002882">
                <text:p>0.1138850028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86850199953">
                <text:p>0.0868501999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840073802687">
                <text:p>0.08400738026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369828386229">
                <text:p>0.03698283862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7301735609">
                <text:p>0.173017356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60832780728">
                <text:p>0.00608327807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24227594811">
                <text:p>0.2242275948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15622749257">
                <text:p>0.1156227492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609850039271">
                <text:p>0.06098500392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24718089558">
                <text:p>0.1247180895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85570276631">
                <text:p>0.03855702766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894468338856">
                <text:p>0.08944683388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597743601339">
                <text:p>0.05977436013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47504440168">
                <text:p>0.02475044401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44565730003">
                <text:p>0.05445657300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54789628822">
                <text:p>0.1547896288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34201662736">
                <text:p>0.1342016627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0190574378">
                <text:p>0.101905743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598917817656">
                <text:p>0.05989178176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50046904259">
                <text:p>0.01500469042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600583898">
                <text:p>0.016005838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35892729512">
                <text:p>0.02358927295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26751228236">
                <text:p>0.01267512282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65706306658">
                <text:p>0.01657063066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677475283482">
                <text:p>0.06774752834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838271961827">
                <text:p>0.08382719618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855615757256">
                <text:p>0.008556157572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36615491517">
                <text:p>0.1366154915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423076660233">
                <text:p>0.04230766602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59119405289">
                <text:p>0.1591194052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855476863644">
                <text:p>0.08554768636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26862060074">
                <text:p>0.05268620600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13783687594">
                <text:p>0.1137836875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210972543757">
                <text:p>0.002109725437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08514364057">
                <text:p>0.2085143640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13476378502">
                <text:p>0.1134763785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558355023658">
                <text:p>0.05583550236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544099437179">
                <text:p>0.05440994371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99341123219">
                <text:p>0.0993411232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67509981133">
                <text:p>0.1675099811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30602110089">
                <text:p>0.02306021100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666782829139">
                <text:p>0.06667828291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80850456374">
                <text:p>0.0808504563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62869234323">
                <text:p>0.1628692343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30858679437">
                <text:p>0.03308586794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522473338935">
                <text:p>0.05224733389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393690379467">
                <text:p>0.03936903794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21723750979">
                <text:p>0.1217237509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72613612405">
                <text:p>0.1726136124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684403151217">
                <text:p>0.06844031512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13221638832">
                <text:p>0.1132216388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73859383261">
                <text:p>0.03738593832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05297687411">
                <text:p>0.2052976874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19647707062">
                <text:p>0.1196477070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850285504283">
                <text:p>0.085028550428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687468921545">
                <text:p>0.06874689215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09775009132">
                <text:p>0.2097750091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04905986621">
                <text:p>0.1049059866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79160875774">
                <text:p>0.01791608757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708805061631">
                <text:p>0.07088050616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28283839098">
                <text:p>0.1282838390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526446605625">
                <text:p>0.05264466056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62547333424">
                <text:p>0.1625473334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483703290605">
                <text:p>0.04837032906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9882051792">
                <text:p>0.198820517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62920997366">
                <text:p>0.02629209973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1069806594">
                <text:p>0.210698065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776800530716">
                <text:p>0.07768005307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37197855946">
                <text:p>0.0371978559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412363403201">
                <text:p>0.04123634032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49372754301">
                <text:p>0.1493727543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63715086537">
                <text:p>0.1637150865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412045793952">
                <text:p>0.04120457939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346503812906">
                <text:p>0.003465038129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99179622022">
                <text:p>0.1991796220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65136630611">
                <text:p>0.02651366306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52151722277">
                <text:p>0.1521517222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846150058253">
                <text:p>0.008461500582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81142498326">
                <text:p>0.00811424983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00164338705">
                <text:p>0.1001643387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772839242778">
                <text:p>0.07728392427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50864702267">
                <text:p>0.08508647022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59618043916">
                <text:p>0.0596180439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83419708986">
                <text:p>0.1834197089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27917736738">
                <text:p>0.1279177367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39339820385">
                <text:p>0.1393398203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503630354795">
                <text:p>0.05036303547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94403242239">
                <text:p>0.01944032422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947753794864">
                <text:p>0.09477537948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60696091901">
                <text:p>0.1606960919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613417127142">
                <text:p>0.06134171271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02855655383">
                <text:p>0.1028556553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606000896602">
                <text:p>0.06060008966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239838643468">
                <text:p>0.002398386434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67658616923">
                <text:p>0.1676586169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325791612674">
                <text:p>0.03257916126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855053148261">
                <text:p>0.08550531482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06467229116">
                <text:p>0.1064672291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29294360914">
                <text:p>0.1292943609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34923244606">
                <text:p>0.1349232446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25228057764">
                <text:p>0.1252280577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421200973767">
                <text:p>0.04212009737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966277709859">
                <text:p>0.09662777098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56099126282">
                <text:p>0.1560991262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816790523529">
                <text:p>0.08167905235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80348858">
                <text:p>0.003803488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41119954567">
                <text:p>0.1411199545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832103992432">
                <text:p>0.08321039924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4909628875">
                <text:p>0.0149096288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04599791652">
                <text:p>0.2045997916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824810551187">
                <text:p>0.08248105511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882809995201">
                <text:p>0.08828099952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91395389781">
                <text:p>0.1913953897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738102565307">
                <text:p>0.07381025653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36741773851">
                <text:p>0.02367417738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63685734357">
                <text:p>0.00636857343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58979351025">
                <text:p>0.1589793510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832068870099">
                <text:p>0.08320688700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35514312677">
                <text:p>0.01355143126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51265627228">
                <text:p>0.1512656272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665454260427">
                <text:p>0.06654542604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50961312766">
                <text:p>0.01509613127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334703785125">
                <text:p>0.03347037851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1668193843">
                <text:p>0.116681938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01921725483">
                <text:p>0.1019217254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249303632569">
                <text:p>0.002493036325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395401187763">
                <text:p>0.03954011877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05442866436">
                <text:p>0.2054428664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507661124084">
                <text:p>0.05076611240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790746702173">
                <text:p>0.07907467021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15921318118">
                <text:p>0.1159213181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55271349688">
                <text:p>0.1552713496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69756773726">
                <text:p>0.1697567737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331459979715">
                <text:p>0.03314599797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606186929429">
                <text:p>0.006061869294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495196304489">
                <text:p>0.04951963044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608852011579">
                <text:p>0.006088520115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25853486647">
                <text:p>0.1258534866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52017796489">
                <text:p>0.0520177964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953309994717">
                <text:p>0.09533099947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384082569586">
                <text:p>0.03840825695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691786728594">
                <text:p>0.0006917867285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96886314418">
                <text:p>0.1968863144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88387323544">
                <text:p>0.05883873235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82826414613">
                <text:p>0.1828264146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459879928445">
                <text:p>0.04598799284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74293582871">
                <text:p>0.01742935828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349615158495">
                <text:p>0.003496151584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35361687647">
                <text:p>0.1353616876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999764281789">
                <text:p>0.09997642817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07881504771">
                <text:p>0.10788150477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979081018837">
                <text:p>0.09790810188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26616097035">
                <text:p>0.1266160970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631416213962">
                <text:p>0.06314162139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27621861335">
                <text:p>0.1276218613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46456753324">
                <text:p>0.1464567533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01566950866">
                <text:p>0.1015669508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06380475686">
                <text:p>0.04063804756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27996071985">
                <text:p>0.01279960719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06934531452">
                <text:p>0.1069345314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551355637936">
                <text:p>0.05513556379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02306519133">
                <text:p>0.1023065191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430282318624">
                <text:p>0.04302823186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448801663411">
                <text:p>0.04488016634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833489603629">
                <text:p>0.083348960362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377919684756">
                <text:p>0.03779196847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8171329205">
                <text:p>0.0181713292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57135643804">
                <text:p>0.0571356438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10146058651">
                <text:p>0.1101460586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852323584366">
                <text:p>0.08523235843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85325586438">
                <text:p>0.0853255864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87352142021">
                <text:p>0.01873521420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8507944389">
                <text:p>0.185079443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674860683316">
                <text:p>0.06748606833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6022628957">
                <text:p>0.0160226289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64012226279">
                <text:p>0.1640122262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76909437138">
                <text:p>0.1769094371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14927917487">
                <text:p>0.1149279174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610616586923">
                <text:p>0.06106165869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651017898234">
                <text:p>0.06510178982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279346866997">
                <text:p>0.027934686699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252119456253">
                <text:p>0.02521194562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834178854633">
                <text:p>0.08341788546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417011567204">
                <text:p>0.04170115672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18303041332">
                <text:p>0.1183030413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914254244595">
                <text:p>0.009142542445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360984826127">
                <text:p>0.003609848261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66641973692">
                <text:p>0.16664197369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851984518573">
                <text:p>0.08519845185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26051740368">
                <text:p>0.1260517403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19129559922">
                <text:p>0.01191295599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436271335459">
                <text:p>0.04362713354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471662481741">
                <text:p>0.04716624817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43926092853">
                <text:p>0.1439260928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48817555882">
                <text:p>0.1488175558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566712292571">
                <text:p>0.05667122925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41105618078">
                <text:p>0.14110561807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270705548183">
                <text:p>0.0027070554818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352104887027">
                <text:p>0.03521048870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239111615816">
                <text:p>0.02391116158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04700387736">
                <text:p>0.1047003877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699281289756">
                <text:p>0.06992812897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41613756439">
                <text:p>0.1416137564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98394461319">
                <text:p>0.1983944613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997555116964">
                <text:p>0.009975551169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38660380105">
                <text:p>0.1386603801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91866761887">
                <text:p>0.1918667618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35071755856">
                <text:p>0.1350717558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587312568882">
                <text:p>0.058731256888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119414059642">
                <text:p>0.001194140596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443452520781">
                <text:p>0.044345252078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56184627963">
                <text:p>0.1561846279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504449253466">
                <text:p>0.05044492534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13569679091">
                <text:p>0.1135696790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54937380868">
                <text:p>0.1549373808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41415048422">
                <text:p>0.1414150484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5221071081">
                <text:p>0.152210710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592189002748">
                <text:p>0.05921890027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55782247269">
                <text:p>0.1557822472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55220674543">
                <text:p>0.15522067454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06981140454">
                <text:p>0.1069811404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980395864351">
                <text:p>0.09803958643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335934044076">
                <text:p>0.003359340440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33466179678">
                <text:p>0.0334661796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60035689746">
                <text:p>0.1600356897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949708229054">
                <text:p>0.09497082290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58014258992">
                <text:p>0.01580142589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293599171856">
                <text:p>0.02935991718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29815948798">
                <text:p>0.1298159487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34214459166">
                <text:p>0.1342144591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67466797805">
                <text:p>0.1674667978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768037134673">
                <text:p>0.07680371346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28642093902">
                <text:p>0.1286420939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756983013603">
                <text:p>0.075698301360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350955422028">
                <text:p>0.03509554220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82757279092">
                <text:p>0.1827572790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719739429292">
                <text:p>0.07197394292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935821171693">
                <text:p>0.09358211716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267228274107">
                <text:p>0.0026722827410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493393206885">
                <text:p>0.04933932068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443404517676">
                <text:p>0.04434045176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06933115104">
                <text:p>0.1069331151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15190329225">
                <text:p>0.1151903292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830106483243">
                <text:p>0.083010648324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72663788312">
                <text:p>0.1726637883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494457454466">
                <text:p>0.04944574544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917874195076">
                <text:p>0.09178741950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47522400294">
                <text:p>0.014752240029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188906043855">
                <text:p>0.01889060438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565571512502">
                <text:p>0.05655715125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03756762234">
                <text:p>0.10375676223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261990380954">
                <text:p>0.0026199038095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444534260724">
                <text:p>0.04445342607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218994828426">
                <text:p>0.02189948284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105556040959">
                <text:p>0.01055560409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501960408853">
                <text:p>0.05019604088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340965978305">
                <text:p>0.03409659783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06198792993">
                <text:p>0.10619879299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19691653534">
                <text:p>0.01196916535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63896521851">
                <text:p>0.0638965218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824858872903">
                <text:p>0.08248588729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00765896703">
                <text:p>0.1007658967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54157829586">
                <text:p>0.08541578295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52164707205">
                <text:p>0.1521647072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98149215412">
                <text:p>0.1981492154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3516505444">
                <text:p>0.1351650544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84585063481">
                <text:p>0.028458506348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732188159354">
                <text:p>0.07321881593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60082067484">
                <text:p>0.1600820674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168868254965">
                <text:p>0.016886825496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94533635663">
                <text:p>0.1945336356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68355350302">
                <text:p>0.1683553503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244204548916">
                <text:p>0.02442045489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01339580529">
                <text:p>0.1013395805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302008917623">
                <text:p>0.03020089176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40270681203">
                <text:p>0.08402706812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10645587473">
                <text:p>0.21064558747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98414530123">
                <text:p>0.1984145301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2770936496">
                <text:p>0.127709364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79825122214">
                <text:p>0.00798251222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246836393781">
                <text:p>0.0024683639378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1418786357">
                <text:p>0.114187863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13950798741">
                <text:p>0.11395079874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818308378748">
                <text:p>0.081830837874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69696390486">
                <text:p>0.1696963904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838661196418">
                <text:p>0.08386611964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138462711351">
                <text:p>0.01384627113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734729951021">
                <text:p>0.007347299510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641625086009">
                <text:p>0.06416250860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89932038857">
                <text:p>0.18993203885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67600118224">
                <text:p>0.1676001182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43646364894">
                <text:p>0.1436463648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903260089436">
                <text:p>0.09032600894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273148245198">
                <text:p>0.02731482451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681804966649">
                <text:p>0.06818049666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412347836753">
                <text:p>0.041234783675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964707998028">
                <text:p>0.096470799802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37229226278">
                <text:p>0.01372292262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483029145739">
                <text:p>0.04830291457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323381020614">
                <text:p>0.03233810206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148835394417">
                <text:p>0.01488353944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75305280688">
                <text:p>0.17530528068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868313589118">
                <text:p>0.08683135891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86344698188">
                <text:p>0.00863446981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496202273131">
                <text:p>0.049620227313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16787059305">
                <text:p>0.01167870593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94294452481">
                <text:p>0.0942944524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215775600194">
                <text:p>0.02157756001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39966027084">
                <text:p>0.1399660270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350770036263">
                <text:p>0.03507700362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342578164147">
                <text:p>0.034257816414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493654942308">
                <text:p>0.004936549423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35688330115">
                <text:p>0.1356883301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674319814517">
                <text:p>0.06743198145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421306458697">
                <text:p>0.04213064586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15531173353">
                <text:p>0.1155311733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24225098268">
                <text:p>0.01242250982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92861151118">
                <text:p>0.01928611511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95619369745">
                <text:p>0.0956193697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919422188068">
                <text:p>0.09194221880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44183194788">
                <text:p>0.014418319478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697715829936">
                <text:p>0.06977158299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61900172941">
                <text:p>0.1619001729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95476979087">
                <text:p>0.1954769790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37489329874">
                <text:p>0.01374893298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306371593755">
                <text:p>0.03063715937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95197692362">
                <text:p>0.019519769236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456862972702">
                <text:p>0.045686297270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03828561619">
                <text:p>0.01038285616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574140744945">
                <text:p>0.005741407449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19408672441">
                <text:p>0.01940867244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76462168854">
                <text:p>0.1764621688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06360166029">
                <text:p>0.10636016602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07094039699">
                <text:p>0.1070940396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61826364684">
                <text:p>0.1618263646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323143890325">
                <text:p>0.03231438903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552989964565">
                <text:p>0.0055298996456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262973683808">
                <text:p>0.02629736838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305303885436">
                <text:p>0.03053038854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778403049219">
                <text:p>0.07784030492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753344572367">
                <text:p>0.007533445723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365291211223">
                <text:p>0.03652912112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519910740843">
                <text:p>0.05199107408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79435930429">
                <text:p>0.1794359304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12539282883">
                <text:p>0.1125392828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374385956725">
                <text:p>0.03743859567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478607404229">
                <text:p>0.04786074042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204251991706">
                <text:p>0.020425199170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70023604097">
                <text:p>0.0700236040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90549049679">
                <text:p>0.0905490496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531288627586">
                <text:p>0.053128862758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28911647903">
                <text:p>0.2289116479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266147038606">
                <text:p>0.02661470386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613933823421">
                <text:p>0.006139338234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7104753132">
                <text:p>0.0071047531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449770640515">
                <text:p>0.04497706405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241348351578">
                <text:p>0.024134835157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579163128521">
                <text:p>0.057916312852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173727267801">
                <text:p>0.01737272678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449321579594">
                <text:p>0.04493215795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05713601045">
                <text:p>0.10571360104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411136248567">
                <text:p>0.004111362485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391555813628">
                <text:p>0.03915558136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435551058443">
                <text:p>0.04355510584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06086526954">
                <text:p>0.10608652695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22251108715">
                <text:p>0.2222511087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83940383696">
                <text:p>0.01839403836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81275160134">
                <text:p>0.1812751601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120637244432">
                <text:p>0.012063724443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625761220977">
                <text:p>0.06257612209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628630912984">
                <text:p>0.062863091298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28508021067">
                <text:p>0.1285080210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867115371896">
                <text:p>0.008671153718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613159066523">
                <text:p>0.061315906652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189413487373">
                <text:p>0.018941348737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04796486027">
                <text:p>0.1047964860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771742792681">
                <text:p>0.077174279268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8826274637">
                <text:p>0.188262746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536119297939">
                <text:p>0.0053611929793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412049049981">
                <text:p>0.041204904998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684777477554">
                <text:p>0.068477747755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408368781377">
                <text:p>0.004083687813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74565879302">
                <text:p>0.1745658793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752693621554">
                <text:p>0.075269362155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45250134269">
                <text:p>0.04525013426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195698215996">
                <text:p>0.0019569821599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340259165518">
                <text:p>0.034025916551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264901101228">
                <text:p>0.02649011012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551441208902">
                <text:p>0.05514412089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884504124419">
                <text:p>0.008845041244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137331426">
                <text:p>0.01373314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41923542727">
                <text:p>0.1419235427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44399855694">
                <text:p>0.14439985569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24799067628">
                <text:p>0.22479906762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40189137525">
                <text:p>0.0401891375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531148345874">
                <text:p>0.053114834587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130118821632">
                <text:p>0.01301188216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415461927952">
                <text:p>0.04154619279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93861786838">
                <text:p>0.19386178683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6476092359">
                <text:p>0.0647609235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17688716387">
                <text:p>0.11768871638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699045582107">
                <text:p>0.06990455821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608072196269">
                <text:p>0.060807219626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782490572262">
                <text:p>0.07824905722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93083796405">
                <text:p>0.1930837964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791731042314">
                <text:p>0.07917310423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128613412624">
                <text:p>0.01286134126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505681725529">
                <text:p>0.05056817255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90380803256">
                <text:p>0.0903808032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19411371436">
                <text:p>0.2194113714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617888526753">
                <text:p>0.061788852675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93569111577">
                <text:p>0.1935691115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07278409856">
                <text:p>0.10727840985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106772267019">
                <text:p>0.01067722670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889650805511">
                <text:p>0.008896508055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213504138997">
                <text:p>0.02135041389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565947371163">
                <text:p>0.056594737116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901021066941">
                <text:p>0.090102106694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216169786433">
                <text:p>0.02161697864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924459422823">
                <text:p>0.092445942282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905573112818">
                <text:p>0.09055731128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321104704689">
                <text:p>0.03211047046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968007351576">
                <text:p>0.0096800735157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47140339841">
                <text:p>0.1471403398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237890623575">
                <text:p>0.02378906235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14396478973">
                <text:p>0.1143964789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553935913473">
                <text:p>0.05539359134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5733709881">
                <text:p>0.157337098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102066174696">
                <text:p>0.01020661746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660931597244">
                <text:p>0.06609315972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66131541039">
                <text:p>0.16613154103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230157566185">
                <text:p>0.02301575661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06200498313">
                <text:p>0.2062004983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12398561588">
                <text:p>0.001239856158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02483276076">
                <text:p>0.1024832760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273248188622">
                <text:p>0.027324818862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06793703946">
                <text:p>0.10679370394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105145511706">
                <text:p>0.01051455117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60602171011">
                <text:p>0.16060217101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450613084629">
                <text:p>0.0045061308462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578267317411">
                <text:p>0.005782673174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98341149549">
                <text:p>0.19834114954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983885142925">
                <text:p>0.009838851429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132647368668">
                <text:p>0.013264736866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156300361193">
                <text:p>0.015630036119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513691236523">
                <text:p>0.005136912365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944142871372">
                <text:p>0.094414287137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713395534693">
                <text:p>0.0071339553469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471453867964">
                <text:p>0.04714538679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594590350037">
                <text:p>0.05945903500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687095782875">
                <text:p>0.06870957828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264824536263">
                <text:p>0.0026482453626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37355800571">
                <text:p>0.13735580057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383959496384">
                <text:p>0.038395949638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31769490102">
                <text:p>0.003176949010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25924630045">
                <text:p>0.1259246300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605966571856">
                <text:p>0.06059665718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836804365689">
                <text:p>0.083680436568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572521301916">
                <text:p>0.005725213019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863449080619">
                <text:p>0.08634490806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510446023153">
                <text:p>0.051044602315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25719336623">
                <text:p>0.12571933662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581568237543">
                <text:p>0.058156823754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338365251621">
                <text:p>0.033836525162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91098166051">
                <text:p>0.1910981660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646943233533">
                <text:p>0.06469432335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615850313205">
                <text:p>0.061585031320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569193430804">
                <text:p>0.056919343080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853046373523">
                <text:p>0.008530463735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565764437843">
                <text:p>0.05657644378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46588967058">
                <text:p>0.1465889670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585556026911">
                <text:p>0.005855560269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14127417022">
                <text:p>0.1141274170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56409195837">
                <text:p>0.1564091958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26383868412">
                <text:p>0.0263838684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660255572072">
                <text:p>0.06602555720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246192356396">
                <text:p>0.02461923563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5628770149">
                <text:p>0.01562877014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06818811151">
                <text:p>0.20681881115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766037677479">
                <text:p>0.076603767747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935567700509">
                <text:p>0.0093556770050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328957104887">
                <text:p>0.03289571048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731418000611">
                <text:p>0.073141800061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118784070337">
                <text:p>0.01187840703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604864942256">
                <text:p>0.006048649422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575307133643">
                <text:p>0.057530713364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94592580406">
                <text:p>0.1945925804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1134191587">
                <text:p>0.1113419158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975405353681">
                <text:p>0.097540535368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107384000998">
                <text:p>0.01073840009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34090523928">
                <text:p>0.1340905239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76155243406">
                <text:p>0.1761552434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72967402757">
                <text:p>0.17296740275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520083843038">
                <text:p>0.052008384303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533312786295">
                <text:p>0.05333127862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406955570824">
                <text:p>0.04069555708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570493178585">
                <text:p>0.057049317858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284234026141">
                <text:p>0.028423402614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295316864066">
                <text:p>0.029531686406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134445552326">
                <text:p>0.013444555232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225364288514">
                <text:p>0.2253642885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55622391004">
                <text:p>0.0556223910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645300791024">
                <text:p>0.06453007910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0734544263">
                <text:p>0.1073454426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610540680608">
                <text:p>0.006105406806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61327012936">
                <text:p>0.00613270129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17623239575">
                <text:p>0.01176232395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815035638994">
                <text:p>0.08150356389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27531285958">
                <text:p>0.1275312859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370850217082">
                <text:p>0.0037085021708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377271620183">
                <text:p>0.0037727162018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703999614226">
                <text:p>0.070399961422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429391949324">
                <text:p>0.04293919493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187664053112">
                <text:p>0.001876640531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728319782221">
                <text:p>0.07283197822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55874193378">
                <text:p>0.15587419337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767607566398">
                <text:p>0.076760756639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174676467402">
                <text:p>0.0017467646740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325677233735">
                <text:p>0.00032567723373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330338073769">
                <text:p>0.033033807376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1869230397">
                <text:p>0.118692303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264536626244">
                <text:p>0.02645366262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679106947337">
                <text:p>0.067910694733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82285717601">
                <text:p>0.18228571760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64508964937">
                <text:p>0.1645089649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640805979629">
                <text:p>0.064080597962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187392625">
                <text:p>0.21873926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77493486764">
                <text:p>0.1774934867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656061481366">
                <text:p>0.065606148136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940028750823">
                <text:p>0.09400287508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67498102811">
                <text:p>0.0674981028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178768508645">
                <text:p>0.01787685086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346035012967">
                <text:p>0.034603501296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12274427135">
                <text:p>0.0071227442713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45507144821">
                <text:p>0.0455071448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70094424037">
                <text:p>0.0700944240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188307966566">
                <text:p>0.018830796656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84153274002">
                <text:p>0.1841532740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50803804701">
                <text:p>0.0005080380470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545388559028">
                <text:p>0.05453885590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153871262471">
                <text:p>0.015387126247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960915048676">
                <text:p>0.096091504867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59192702622">
                <text:p>0.1591927026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501120765424">
                <text:p>0.05011207654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96695364453">
                <text:p>0.19669536445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520135272034">
                <text:p>0.005201352720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590493974943">
                <text:p>0.059049397494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135169416897">
                <text:p>0.01351694168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08348327514">
                <text:p>0.1083483275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148389898798">
                <text:p>0.014838989879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832466388774">
                <text:p>0.083246638877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728780730523">
                <text:p>0.007287807305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31128364205">
                <text:p>0.0311283642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243066756772">
                <text:p>0.024306675677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20328404787">
                <text:p>0.12032840478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59768732303">
                <text:p>0.15976873230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980891120204">
                <text:p>0.09808911202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384185335157">
                <text:p>0.03841853351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529341425426">
                <text:p>0.052934142542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60760984949">
                <text:p>0.1607609849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655034159085">
                <text:p>0.0065503415908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306367609565">
                <text:p>0.030636760956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918189410275">
                <text:p>0.09181894102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33221887754">
                <text:p>0.0332218877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201228884637">
                <text:p>0.2012288846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191848344607">
                <text:p>0.01918483446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158336751883">
                <text:p>0.0015833675188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274164275196">
                <text:p>0.02741642751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27285989886">
                <text:p>0.012728598988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982222869721">
                <text:p>0.098222286972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44264436393">
                <text:p>0.14426443639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7794843057">
                <text:p>0.1779484305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164046879226">
                <text:p>0.016404687922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29927191546">
                <text:p>0.0299271915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97954375813">
                <text:p>0.1979543758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725002058495">
                <text:p>0.072500205849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64131515436">
                <text:p>0.16413151543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16345794259">
                <text:p>0.1163457942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964692344632">
                <text:p>0.09646923446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719045768838">
                <text:p>0.071904576883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577623417844">
                <text:p>0.0057762341784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957014581423">
                <text:p>0.09570145814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65547338177">
                <text:p>0.16554733817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43467266011">
                <text:p>0.1434672660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66426313052">
                <text:p>0.1664263130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59120015327">
                <text:p>0.1591200153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69546458266">
                <text:p>0.16954645826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91949456233">
                <text:p>0.0919494562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691673305341">
                <text:p>0.0069167330534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901288793987">
                <text:p>0.090128879398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11031656978">
                <text:p>0.11103165697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10160415597">
                <text:p>0.11016041559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546222165745">
                <text:p>0.054622216574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300778498153">
                <text:p>0.030077849815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78148777447">
                <text:p>0.07814877744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191934850837">
                <text:p>0.0019193485083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863663789497">
                <text:p>0.086366378949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162312826964">
                <text:p>0.016231282696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3291148887">
                <text:p>0.1329114888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182582150578">
                <text:p>0.018258215057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896193274196">
                <text:p>0.089619327419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4938908014">
                <text:p>0.149389080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353231445801">
                <text:p>0.035323144580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796592326735">
                <text:p>0.007965923267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940842791942">
                <text:p>0.0094084279194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10943687371">
                <text:p>0.11094368737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378314706289">
                <text:p>0.03783147062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350017748312">
                <text:p>0.003500177483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154934115605">
                <text:p>0.01549341156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981421466732">
                <text:p>0.09814214667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211314079632">
                <text:p>0.21131407963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453190407716">
                <text:p>0.045319040771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193314442828">
                <text:p>0.01933144428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309911274332">
                <text:p>0.03099112743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05827429663">
                <text:p>0.20582742966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302685339829">
                <text:p>0.030268533982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20036162359">
                <text:p>0.12003616235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110676740535">
                <text:p>0.01106767405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232737249731">
                <text:p>0.023273724973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229607287955">
                <text:p>0.02296072879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601183672991">
                <text:p>0.06011836729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323561532318">
                <text:p>0.03235615323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493554491144">
                <text:p>0.0049355449114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790839940394">
                <text:p>0.07908399403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133250365007">
                <text:p>0.0013325036500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03847924827">
                <text:p>0.20384792482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371797729335">
                <text:p>0.003717977293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15540014289">
                <text:p>0.11554001428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90828659414">
                <text:p>0.1908286594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638698330763">
                <text:p>0.063869833076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27596261845">
                <text:p>0.1275962618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734261592302">
                <text:p>0.073426159230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164974916805">
                <text:p>0.01649749168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109456296974">
                <text:p>0.010945629697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605559868693">
                <text:p>0.060555986869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318781977135">
                <text:p>0.03187819771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697353719462">
                <text:p>0.069735371946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54150875926">
                <text:p>0.15415087592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672697444345">
                <text:p>0.067269744434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203451499663">
                <text:p>0.20345149966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929886428184">
                <text:p>0.092988642818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34359481666">
                <text:p>0.13435948166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551469687103">
                <text:p>0.055146968710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78148288543">
                <text:p>0.007814828854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206050442469">
                <text:p>0.2060504424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3992166953">
                <text:p>0.13992166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31.355cm" svg:height="6.59cm" chart:class="chart:scatter" chart:style-name="ch1">
        <chart:legend chart:legend-position="end" svg:x="29.099cm" svg:y="3.013cm" chart:style-name="ch2"/>
        <chart:plot-area chart:style-name="ch3" table:cell-range-address="Sheet1.C1:Sheet1.C1001" chart:data-source-has-labels="row" svg:x="0.627cm" svg:y="0.131cm" svg:width="27.846cm" svg:height="6.19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01" chart:label-cell-address="Sheet1.C1:Sheet1.C1" chart:class="chart:scatter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pct_c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 text:id="Sheet1.C2:Sheet1.C1001"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34375">
                <text:p>0.2343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4375">
                <text:p>0.9843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28125">
                <text:p>0.3281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671875">
                <text:p>0.671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32.316cm" svg:height="6.987cm" chart:class="chart:scatter" chart:style-name="ch1">
        <chart:legend chart:legend-position="end" svg:x="29.829cm" svg:y="3.211cm" chart:style-name="ch2"/>
        <chart:plot-area chart:style-name="ch3" table:cell-range-address="Sheet1.G1:Sheet1.G1001" chart:data-source-has-labels="row" svg:x="0.646cm" svg:y="0.139cm" svg:width="28.538cm" svg:height="6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001" chart:label-cell-address="Sheet1.G1:Sheet1.G1" chart:class="chart:scatter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:Sheet1.G1">cor_flag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G2:Sheet1.G10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32.14cm" svg:height="7cm" chart:class="chart:scatter" chart:style-name="ch1">
        <chart:legend chart:legend-position="end" svg:x="29.869cm" svg:y="3.218cm" chart:style-name="ch2"/>
        <chart:plot-area chart:style-name="ch3" table:cell-range-address="Sheet1.A1:Sheet1.A1001" chart:data-source-has-labels="row" svg:x="0.642cm" svg:y="0.14cm" svg:width="28.586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01" chart:label-cell-address="Sheet1.A1:Sheet1.A1" chart:class="chart:scatter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win_pc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:Sheet1.A10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393442623">
                <text:p>1.63934426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1290322581">
                <text:p>1.61290322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873015873">
                <text:p>1.5873015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7692307692">
                <text:p>3.07692307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0303030303">
                <text:p>3.03030303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8507462687">
                <text:p>2.98507462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4117647059">
                <text:p>2.941176470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9855072464">
                <text:p>2.8985507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5714285714">
                <text:p>2.857142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1690140845">
                <text:p>2.816901408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77777777778">
                <text:p>2.77777777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7397260274">
                <text:p>2.73972602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7027027027">
                <text:p>2.7027027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6666666667">
                <text:p>2.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3157894737">
                <text:p>2.631578947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74025974">
                <text:p>2.59740259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641025641">
                <text:p>2.5641025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3164556962">
                <text:p>2.531645569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7037037037">
                <text:p>3.7037037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65853658537">
                <text:p>3.658536585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61445783133">
                <text:p>3.614457831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7142857143">
                <text:p>3.57142857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2941176471">
                <text:p>3.529411764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8837209302">
                <text:p>3.48837209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827586207">
                <text:p>3.44827586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0909090909">
                <text:p>3.40909090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7078651685">
                <text:p>3.37078651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3333333333">
                <text:p>3.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2967032967">
                <text:p>3.29670329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26086956522">
                <text:p>3.26086956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2580645161">
                <text:p>3.225806451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914893617">
                <text:p>3.1914893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5789473684">
                <text:p>3.15789473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9278350515">
                <text:p>3.09278350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612244898">
                <text:p>3.0612244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303030303">
                <text:p>3.0303030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9702970297">
                <text:p>2.97029702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94117647059">
                <text:p>2.941176470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88349514563">
                <text:p>3.883495145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4615384615">
                <text:p>3.846153846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0952380952">
                <text:p>3.80952380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77358490566">
                <text:p>3.773584905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73831775701">
                <text:p>3.738317757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7037037037">
                <text:p>3.70370370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6972477064">
                <text:p>3.66972477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3636363636">
                <text:p>3.636363636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036036036">
                <text:p>3.6036036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57142857143">
                <text:p>3.571428571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3982300885">
                <text:p>3.539823008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0877192982">
                <text:p>3.508771929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7826086957">
                <text:p>3.478260869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44827586207">
                <text:p>3.448275862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4188034188">
                <text:p>3.41880341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38983050847">
                <text:p>3.389830508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6134453782">
                <text:p>3.361344537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33333333333">
                <text:p>3.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30578512397">
                <text:p>3.305785123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27868852459">
                <text:p>3.278688524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25203252033">
                <text:p>3.252032520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2580645161">
                <text:p>3.225806451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746031746">
                <text:p>3.17460317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4960629921">
                <text:p>3.14960629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007751938">
                <text:p>3.10077519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7692307692">
                <text:p>3.076923076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534351145">
                <text:p>3.05343511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303030303">
                <text:p>3.03030303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00751879699">
                <text:p>3.007518796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8507462687">
                <text:p>2.985074626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96296296296">
                <text:p>2.962962962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94117647059">
                <text:p>2.941176470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9197080292">
                <text:p>2.91970802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9855072464">
                <text:p>2.898550724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87769784173">
                <text:p>2.877697841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85714285714">
                <text:p>2.85714285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3687943262">
                <text:p>2.83687943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1690140845">
                <text:p>2.81690140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972027972">
                <text:p>2.79720279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7777777778">
                <text:p>2.777777777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5862068966">
                <text:p>2.758620689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397260274">
                <text:p>2.73972602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0136054422">
                <text:p>3.401360544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37837837838">
                <text:p>3.37837837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35570469799">
                <text:p>3.355704697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33333333333">
                <text:p>3.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31125827815">
                <text:p>3.311258278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28947368421">
                <text:p>3.289473684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26797385621">
                <text:p>3.267973856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24675324675">
                <text:p>3.246753246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22580645161">
                <text:p>3.225806451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20512820513">
                <text:p>3.205128205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847133758">
                <text:p>3.18471337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6455696203">
                <text:p>3.16455696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4465408805">
                <text:p>3.144654088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10559006211">
                <text:p>3.105590062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08641975309">
                <text:p>3.086419753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06748466258">
                <text:p>3.067484662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487804878">
                <text:p>3.04878048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303030303">
                <text:p>3.0303030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1204819277">
                <text:p>3.012048192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99401197605">
                <text:p>2.994011976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97619047619">
                <text:p>2.976190476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95857988166">
                <text:p>2.958579881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94117647059">
                <text:p>2.941176470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92397660819">
                <text:p>2.923976608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8837209302">
                <text:p>3.488372093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6820809249">
                <text:p>3.468208092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4827586207">
                <text:p>3.448275862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2857142857">
                <text:p>3.428571428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0909090909">
                <text:p>3.409090909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38983050847">
                <text:p>3.389830508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37078651685">
                <text:p>3.370786516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35195530726">
                <text:p>3.351955307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33333333333">
                <text:p>3.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31491712707">
                <text:p>3.314917127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2967032967">
                <text:p>3.29670329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27868852459">
                <text:p>3.278688524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26086956522">
                <text:p>3.260869565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24324324324">
                <text:p>3.243243243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22580645161">
                <text:p>3.225806451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20855614973">
                <text:p>3.208556149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2340425532">
                <text:p>3.723404255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037037037">
                <text:p>3.70370370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68421052632">
                <text:p>3.68421052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66492146597">
                <text:p>3.664921465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64583333333">
                <text:p>3.6458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62694300518">
                <text:p>3.626943005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60824742268">
                <text:p>3.608247422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8974358974">
                <text:p>3.589743589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08163265306">
                <text:p>4.081632653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6091370558">
                <text:p>4.060913705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0404040404">
                <text:p>4.04040404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02010050251">
                <text:p>4.020100502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98009950249">
                <text:p>3.980099502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9603960396">
                <text:p>3.96039603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94088669951">
                <text:p>3.940886699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92156862745">
                <text:p>3.92156862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90243902439">
                <text:p>3.902439024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88349514563">
                <text:p>3.883495145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86473429952">
                <text:p>3.864734299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84615384615">
                <text:p>3.846153846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82775119617">
                <text:p>3.827751196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28571428571">
                <text:p>4.285714285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654028436">
                <text:p>4.26540284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4528301887">
                <text:p>4.245283018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2535211268">
                <text:p>4.225352112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67289719626">
                <text:p>4.672897196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6511627907">
                <text:p>4.65116279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62962962963">
                <text:p>4.62962962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60829493088">
                <text:p>4.608294930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5871559633">
                <text:p>4.58715596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02283105023">
                <text:p>5.022831050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42986425339">
                <text:p>5.429864253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85585585586">
                <text:p>5.855855855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82959641256">
                <text:p>5.829596412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80357142857">
                <text:p>5.803571428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77777777778">
                <text:p>5.777777777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75221238938">
                <text:p>5.75221238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16740088106">
                <text:p>6.167400881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14035087719">
                <text:p>6.140350877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1135371179">
                <text:p>6.11353711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08695652174">
                <text:p>6.086956521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06060606061">
                <text:p>6.060606060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03448275862">
                <text:p>6.034482758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00858369099">
                <text:p>6.008583690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98290598291">
                <text:p>5.982905982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95744680851">
                <text:p>5.957446808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93220338983">
                <text:p>5.932203389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90717299578">
                <text:p>5.907172995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88235294118">
                <text:p>5.882352941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27615062762">
                <text:p>6.276150627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22406639004">
                <text:p>6.224066390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19834710744">
                <text:p>6.19834710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17283950617">
                <text:p>6.172839506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14754098361">
                <text:p>6.147540983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12244897959">
                <text:p>6.122448979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09756097561">
                <text:p>6.097560975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07287449393">
                <text:p>6.072874493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04838709677">
                <text:p>6.048387096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02409638554">
                <text:p>6.024096385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97609561753">
                <text:p>5.976095617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95238095238">
                <text:p>5.952380952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92885375494">
                <text:p>5.928853754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90551181102">
                <text:p>5.905511811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88235294118">
                <text:p>5.882352941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859375">
                <text:p>5.8593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83657587549">
                <text:p>5.836575875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81395348837">
                <text:p>5.813953488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79150579151">
                <text:p>5.791505791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76923076923">
                <text:p>5.769230769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13026819923">
                <text:p>6.130268199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0687022901">
                <text:p>6.106870229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08365019011">
                <text:p>6.083650190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06060606061">
                <text:p>6.060606060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03773584906">
                <text:p>6.037735849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01503759398">
                <text:p>6.015037593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9925093633">
                <text:p>5.99250936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97014925373">
                <text:p>5.970149253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94795539033">
                <text:p>5.947955390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92592592593">
                <text:p>5.925925925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90405904059">
                <text:p>5.904059040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88235294118">
                <text:p>5.882352941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86080586081">
                <text:p>5.860805860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83941605839">
                <text:p>5.839416058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81818181818">
                <text:p>5.818181818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79710144928">
                <text:p>5.797101449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7761732852">
                <text:p>5.77617328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11510791367">
                <text:p>6.115107913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09318996416">
                <text:p>6.093189964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42857142857">
                <text:p>6.428571428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40569395018">
                <text:p>6.405693950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73758865248">
                <text:p>6.737588652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06713780919">
                <text:p>7.067137809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04225352113">
                <text:p>7.042253521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01754385965">
                <text:p>7.017543859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99300699301">
                <text:p>6.993006993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96864111498">
                <text:p>6.968641114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29166666667">
                <text:p>7.291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26643598616">
                <text:p>7.266435986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58620689655">
                <text:p>7.586206896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56013745704">
                <text:p>7.560137457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53424657534">
                <text:p>7.534246575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50853242321">
                <text:p>7.508532423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48299319728">
                <text:p>7.482993197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45762711864">
                <text:p>7.457627118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77027027027">
                <text:p>7.770270270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74410774411">
                <text:p>7.744107744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71812080537">
                <text:p>7.718120805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69230769231">
                <text:p>7.692307692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97342192691">
                <text:p>7.973421926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27814569536">
                <text:p>8.278145695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25082508251">
                <text:p>8.250825082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.22368421053">
                <text:p>8.223684210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19672131148">
                <text:p>8.196721311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16993464052">
                <text:p>8.169934640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.14332247557">
                <text:p>8.143322475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44155844156">
                <text:p>8.441558441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4142394822">
                <text:p>8.41423948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38709677419">
                <text:p>8.387096774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36012861736">
                <text:p>8.360128617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33333333333">
                <text:p>8.3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30670926518">
                <text:p>8.306709265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28025477707">
                <text:p>8.280254777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25396825397">
                <text:p>8.253968253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22784810127">
                <text:p>8.227848101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20189274448">
                <text:p>8.201892744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17610062893">
                <text:p>8.176100628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15047021944">
                <text:p>8.150470219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41121495327">
                <text:p>8.411214953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3850931677">
                <text:p>8.38509316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35913312693">
                <text:p>8.359133126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.33333333333">
                <text:p>8.33333333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30769230769">
                <text:p>8.307692307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28220858896">
                <text:p>8.282208588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.25688073394">
                <text:p>8.256880733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.53658536585">
                <text:p>8.536585365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.51063829787">
                <text:p>8.510638297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.78787878788">
                <text:p>8.78787878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76132930514">
                <text:p>8.761329305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73493975904">
                <text:p>8.734939759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70870870871">
                <text:p>8.708708708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68263473054">
                <text:p>8.682634730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65671641791">
                <text:p>8.656716417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63095238095">
                <text:p>8.630952380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60534124629">
                <text:p>8.605341246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5798816568">
                <text:p>8.57988165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.55457227139">
                <text:p>8.554572271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52941176471">
                <text:p>8.529411764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50439882698">
                <text:p>8.504398826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77192982456">
                <text:p>8.771929824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74635568513">
                <text:p>8.746355685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72093023256">
                <text:p>8.720930232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98550724638">
                <text:p>8.985507246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95953757225">
                <text:p>8.959537572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22190201729">
                <text:p>9.221902017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19540229885">
                <text:p>9.195402298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16905444126">
                <text:p>9.169054441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14285714286">
                <text:p>9.142857142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11680911681">
                <text:p>9.116809116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34844192635">
                <text:p>9.348441926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32203389831">
                <text:p>9.322033898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.29577464789">
                <text:p>9.295774647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.26966292135">
                <text:p>9.269662921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.24369747899">
                <text:p>9.243697478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21787709497">
                <text:p>9.217877094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.1922005571">
                <text:p>9.19220055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44444444444">
                <text:p>9.444444444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.41828254848">
                <text:p>9.418282548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.39226519337">
                <text:p>9.392265193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.36639118457">
                <text:p>9.366391184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.34065934066">
                <text:p>9.340659340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.31506849315">
                <text:p>9.315068493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.28961748634">
                <text:p>9.289617486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.26430517711">
                <text:p>9.264305177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.51086956522">
                <text:p>9.510869565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.48509485095">
                <text:p>9.485094850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.45945945946">
                <text:p>9.459459459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.43396226415">
                <text:p>9.433962264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.40860215054">
                <text:p>9.408602150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.38337801609">
                <text:p>9.383378016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.6256684492">
                <text:p>9.62566844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86666666667">
                <text:p>9.86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.84042553191">
                <text:p>9.840425531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.0795755968">
                <text:p>10.07957559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.3174603175">
                <text:p>10.31746031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290237467">
                <text:p>10.2902374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2631578947">
                <text:p>10.26315789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.498687664">
                <text:p>10.4986876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4712041885">
                <text:p>10.47120418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.4438642298">
                <text:p>10.44386422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.4166666667">
                <text:p>10.416666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.3896103896">
                <text:p>10.38961038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3626943005">
                <text:p>10.36269430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3359173127">
                <text:p>10.33591731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.5670103093">
                <text:p>10.56701030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.5398457584">
                <text:p>10.53984575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5128205128">
                <text:p>10.51282051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4859335038">
                <text:p>10.48593350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4591836735">
                <text:p>10.45918367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.4325699746">
                <text:p>10.43256997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.4060913706">
                <text:p>10.40609137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3797468354">
                <text:p>10.37974683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.3535353535">
                <text:p>10.35353535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3274559194">
                <text:p>10.32745591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3015075377">
                <text:p>10.30150753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2756892231">
                <text:p>10.27568922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2244389027">
                <text:p>10.22443890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.1990049751">
                <text:p>10.19900497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.1736972705">
                <text:p>10.17369727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1485148515">
                <text:p>10.14851485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1234567901">
                <text:p>10.12345679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0985221675">
                <text:p>10.09852216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0737100737">
                <text:p>10.07371007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0490196078">
                <text:p>10.04901960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0244498778">
                <text:p>10.02444987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97566909976">
                <text:p>9.975669099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.95145631068">
                <text:p>9.951456310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.1694915254">
                <text:p>10.16949152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.1449275362">
                <text:p>10.14492753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.1204819277">
                <text:p>10.12048192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.0961538462">
                <text:p>10.09615384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.071942446">
                <text:p>10.0719424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04784689">
                <text:p>10.047846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.0238663484">
                <text:p>10.02386634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.2380952381">
                <text:p>10.23809523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.2137767221">
                <text:p>10.21377672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.1895734597">
                <text:p>10.18957345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.1654846336">
                <text:p>10.16548463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.141509434">
                <text:p>10.1415094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.1176470588">
                <text:p>10.11764705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.0938967136">
                <text:p>10.09389671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.0702576112">
                <text:p>10.07025761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.2803738318">
                <text:p>10.28037383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.2564102564">
                <text:p>10.25641025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2325581395">
                <text:p>10.23255813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.2088167053">
                <text:p>10.20881670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.4166666667">
                <text:p>10.4166666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.623556582">
                <text:p>10.6235565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599078341">
                <text:p>10.5990783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.5747126437">
                <text:p>10.57471264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.5504587156">
                <text:p>10.55045871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.5263157895">
                <text:p>10.52631578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.502283105">
                <text:p>10.5022831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.4783599089">
                <text:p>10.47835990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4545454545">
                <text:p>10.45454545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4308390023">
                <text:p>10.43083900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.407239819">
                <text:p>10.4072398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.3837471783">
                <text:p>10.383747178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3603603604">
                <text:p>10.36036036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3370786517">
                <text:p>10.33707865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3139013453">
                <text:p>10.31390134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2908277405">
                <text:p>10.29082774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2678571429">
                <text:p>10.26785714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2449888641">
                <text:p>10.24498886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4444444444">
                <text:p>10.44444444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421286031">
                <text:p>10.4212860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3982300885">
                <text:p>10.39823008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3752759382">
                <text:p>10.37527593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3524229075">
                <text:p>10.35242290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3296703297">
                <text:p>10.32967032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3070175439">
                <text:p>10.30701754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284463895">
                <text:p>10.2844638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2620087336">
                <text:p>10.26200873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2396514161">
                <text:p>10.23965141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4347826087">
                <text:p>10.43478260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4121475054">
                <text:p>10.41214750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3896103896">
                <text:p>10.38961038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5831533477">
                <text:p>10.58315334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5603448276">
                <text:p>10.56034482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5376344086">
                <text:p>10.53763440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5150214592">
                <text:p>10.51502145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4925053533">
                <text:p>10.49250535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4700854701">
                <text:p>10.47008547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447761194">
                <text:p>10.4477611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6382978723">
                <text:p>10.63829787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6157112527">
                <text:p>10.61571125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593220339">
                <text:p>10.5932203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5708245243">
                <text:p>10.57082452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5485232068">
                <text:p>10.54852320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5263157895">
                <text:p>10.52631578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.5042016807">
                <text:p>10.50420168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4821802935">
                <text:p>10.48218029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460251046">
                <text:p>10.4602510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4384133612">
                <text:p>10.43841336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625">
                <text:p>10.6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6029106029">
                <text:p>10.60291060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5809128631">
                <text:p>10.58091286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5590062112">
                <text:p>10.55900621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5371900826">
                <text:p>10.53719008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5154639175">
                <text:p>10.51546391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4938271605">
                <text:p>10.49382716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4722792608">
                <text:p>10.47227926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4508196721">
                <text:p>10.45081967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6339468303">
                <text:p>10.63394683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612244898">
                <text:p>10.6122448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7942973523">
                <text:p>10.79429735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7723577236">
                <text:p>10.77235772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7505070994">
                <text:p>10.75050709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7287449393">
                <text:p>10.72874493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7070707071">
                <text:p>10.70707070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8870967742">
                <text:p>10.88709677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8651911469">
                <text:p>10.86519114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843373494">
                <text:p>10.8433734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8216432866">
                <text:p>10.82164328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7784431138">
                <text:p>10.77844311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9561752988">
                <text:p>10.95617529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9343936382">
                <text:p>10.934393638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9126984127">
                <text:p>10.91269841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8910891089">
                <text:p>10.89108910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8695652174">
                <text:p>10.869565217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8481262327">
                <text:p>10.84812623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8267716535">
                <text:p>10.82677165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8055009823">
                <text:p>10.80550098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7843137255">
                <text:p>10.78431372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7632093933">
                <text:p>10.76320939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7421875">
                <text:p>10.74218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7212475634">
                <text:p>10.72124756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7003891051">
                <text:p>10.70038910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6796116505">
                <text:p>10.67961165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6589147287">
                <text:p>10.658914728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6382978723">
                <text:p>10.63829787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6177606178">
                <text:p>10.61776061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5973025048">
                <text:p>10.59730250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7692307692">
                <text:p>10.76923076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9404990403">
                <text:p>10.94049904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9195402299">
                <text:p>10.91954022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8986615679">
                <text:p>10.898661567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8778625954">
                <text:p>10.87786259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8571428571">
                <text:p>10.857142857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0266159696">
                <text:p>11.02661596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0056925996">
                <text:p>11.00569259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9848484848">
                <text:p>10.98484848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9640831758">
                <text:p>10.96408317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9433962264">
                <text:p>10.94339622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922787194">
                <text:p>10.9227871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9022556391">
                <text:p>10.90225563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8818011257">
                <text:p>10.88180112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861423221">
                <text:p>10.8614232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8411214953">
                <text:p>10.841121495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8208955224">
                <text:p>10.82089552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800744879">
                <text:p>10.80074487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780669145">
                <text:p>10.7806691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7606679035">
                <text:p>10.76066790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9259259259">
                <text:p>10.92592592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0905730129">
                <text:p>11.09057301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.0701107011">
                <text:p>11.07011070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.0497237569">
                <text:p>11.04972375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0294117647">
                <text:p>11.02941176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0091743119">
                <text:p>11.00917431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.989010989">
                <text:p>10.9890109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.9689213894">
                <text:p>10.96892138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.9489051095">
                <text:p>10.948905109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.9289617486">
                <text:p>10.92896174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.9090909091">
                <text:p>10.90909090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.889292196">
                <text:p>10.8892921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0507246377">
                <text:p>11.05072463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0307414105">
                <text:p>11.03074141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0108303249">
                <text:p>11.01083032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.990990991">
                <text:p>10.9909909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.9712230216">
                <text:p>10.97122302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.9515260323">
                <text:p>10.95152603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.9318996416">
                <text:p>10.93189964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091234347">
                <text:p>11.0912343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0714285714">
                <text:p>11.07142857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0516934046">
                <text:p>11.05169340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0320284698">
                <text:p>11.032028469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0124333925">
                <text:p>11.01243339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170212766">
                <text:p>11.17021276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1504424779">
                <text:p>11.15044247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1307420495">
                <text:p>11.130742049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0915492958">
                <text:p>11.09154929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072056239">
                <text:p>11.0720562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0526315789">
                <text:p>11.05263157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0332749562">
                <text:p>11.03327495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013986014">
                <text:p>11.0139860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.9947643979">
                <text:p>10.99476439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.9756097561">
                <text:p>10.97560975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.9565217391">
                <text:p>10.95652173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.9375">
                <text:p>10.93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0918544194">
                <text:p>11.09185441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0726643599">
                <text:p>11.07266435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0535405872">
                <text:p>11.053540587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0344827586">
                <text:p>11.03448275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1876075731">
                <text:p>11.18760757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1683848797">
                <text:p>11.16838487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1492281304">
                <text:p>11.14922813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1301369863">
                <text:p>11.13013698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0921501706">
                <text:p>11.09215017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.073253833">
                <text:p>11.0732538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0544217687">
                <text:p>11.05442176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0356536503">
                <text:p>11.03565365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0169491525">
                <text:p>11.01694915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.9983079526">
                <text:p>10.99830795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.9797297297">
                <text:p>10.97972972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.1298482293">
                <text:p>11.129848229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0924369748">
                <text:p>11.09243697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0738255034">
                <text:p>11.073825503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0552763819">
                <text:p>11.05527638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0367892977">
                <text:p>11.03678929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.0183639399">
                <text:p>11.01836393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.9816971714">
                <text:p>10.98169717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.1295681063">
                <text:p>11.12956810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.0927152318">
                <text:p>11.09271523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.0743801653">
                <text:p>11.07438016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.2211221122">
                <text:p>11.22112211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.2026359143">
                <text:p>11.20263591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.1842105263">
                <text:p>11.18421052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.3300492611">
                <text:p>11.33004926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.3114754098">
                <text:p>11.31147540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.2929623568">
                <text:p>11.29296235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.2745098039">
                <text:p>11.274509803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.4192495922">
                <text:p>11.41924959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.4006514658">
                <text:p>11.400651465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.3821138211">
                <text:p>11.38211382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.3636363636">
                <text:p>11.36363636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.3452188006">
                <text:p>11.34521880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.3268608414">
                <text:p>11.32686084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.3085621971">
                <text:p>11.30856219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.2903225806">
                <text:p>11.290322580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.2721417069">
                <text:p>11.272141706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.2540192926">
                <text:p>11.254019292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.2359550562">
                <text:p>11.23595505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.2179487179">
                <text:p>11.21794871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.1821086262">
                <text:p>11.18210862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.1642743222">
                <text:p>11.16427432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.1464968153">
                <text:p>11.14649681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.1287758347">
                <text:p>11.128775834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.0935023772">
                <text:p>11.093502377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.0759493671">
                <text:p>11.07594936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.0584518167">
                <text:p>11.05845181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.1987381703">
                <text:p>11.19873817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.3385826772">
                <text:p>11.33858267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.4779874214">
                <text:p>11.47798742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.4599686028">
                <text:p>11.45996860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.4420062696">
                <text:p>11.44200626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.4241001565">
                <text:p>11.42410015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.40625">
                <text:p>11.406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.5444617785">
                <text:p>11.544461778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.6822429907">
                <text:p>11.682242990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.6640746501">
                <text:p>11.66407465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.6459627329">
                <text:p>11.64596273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.6279069767">
                <text:p>11.62790697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.6099071207">
                <text:p>11.60990712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.5919629057">
                <text:p>11.59196290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.7283950617">
                <text:p>11.72839506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.7103235747">
                <text:p>11.710323574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.6923076923">
                <text:p>11.69230769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.6743471582">
                <text:p>11.67434715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.8098159509">
                <text:p>11.80981595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.7917304747">
                <text:p>11.79173047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.7737003058">
                <text:p>11.77370030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.9083969466">
                <text:p>11.90839694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.8902439024">
                <text:p>11.89024390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.8721461187">
                <text:p>11.87214611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.0060790274">
                <text:p>12.006079027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.9878603945">
                <text:p>11.987860394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.1212121212">
                <text:p>12.12121212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.1028744327">
                <text:p>12.10287443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.2356495468">
                <text:p>12.23564954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.2171945701">
                <text:p>12.217194570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.3493975904">
                <text:p>12.34939759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.3308270677">
                <text:p>12.330827067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.4624624625">
                <text:p>12.46246246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.4437781109">
                <text:p>12.44377811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.4251497006">
                <text:p>12.42514970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.4065769806">
                <text:p>12.40657698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.3880597015">
                <text:p>12.38805970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.3695976155">
                <text:p>12.36959761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.3511904762">
                <text:p>12.35119047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.3328380386">
                <text:p>12.332838038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.3145400593">
                <text:p>12.31454005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.2962962963">
                <text:p>12.29629629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.2781065089">
                <text:p>12.27810650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.2599704579">
                <text:p>12.25997045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.2418879056">
                <text:p>12.24188790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.3711340206">
                <text:p>12.371134020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.3529411765">
                <text:p>12.352941176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2.3348017621">
                <text:p>12.33480176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2.3167155425">
                <text:p>12.31671554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.4450951684">
                <text:p>12.44509516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.5730994152">
                <text:p>12.57309941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.5547445255">
                <text:p>12.55474452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.5364431487">
                <text:p>12.536443148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.5181950509">
                <text:p>12.518195050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.4818577649">
                <text:p>12.48185776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.4637681159">
                <text:p>12.46376811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.5904486252">
                <text:p>12.590448625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.5722543353">
                <text:p>12.57225433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.5541125541">
                <text:p>12.554112554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.5360230548">
                <text:p>12.53602305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.5179856115">
                <text:p>12.51798561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.4820659971">
                <text:p>12.482065997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.4641833811">
                <text:p>12.46418338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.4463519313">
                <text:p>12.44635193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.4285714286">
                <text:p>12.428571428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.4108416548">
                <text:p>12.410841654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.5356125356">
                <text:p>12.53561253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.5177809388">
                <text:p>12.51778093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.4822695035">
                <text:p>12.48226950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2.4645892351">
                <text:p>12.46458923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2.4469589816">
                <text:p>12.44695898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2.5706214689">
                <text:p>12.570621468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2.6939351199">
                <text:p>12.693935119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.676056338">
                <text:p>12.67605633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2.6582278481">
                <text:p>12.65822784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.6404494382">
                <text:p>12.64044943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.6227208976">
                <text:p>12.62272089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.6050420168">
                <text:p>12.605042016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.5874125874">
                <text:p>12.58741258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.7094972067">
                <text:p>12.70949720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.6917712692">
                <text:p>12.69177126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.6740947075">
                <text:p>12.67409470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.6564673157">
                <text:p>12.65646731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.6388888889">
                <text:p>12.638888888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.7600554785">
                <text:p>12.760055478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.7423822715">
                <text:p>12.74238227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2.724757953">
                <text:p>12.72475795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.7071823204">
                <text:p>12.70718232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.6896551724">
                <text:p>12.68965517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.6721763085">
                <text:p>12.672176308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.7922971114">
                <text:p>12.79229711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.7747252747">
                <text:p>12.774725274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.8943758573">
                <text:p>12.894375857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2.8767123288">
                <text:p>12.87671232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.8590971272">
                <text:p>12.859097127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.8415300546">
                <text:p>12.841530054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.9604365621">
                <text:p>12.96043656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.9427792916">
                <text:p>12.94277929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.925170068">
                <text:p>12.9251700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3.0434782609">
                <text:p>13.043478260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.02578019">
                <text:p>13.025780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.0081300813">
                <text:p>13.00813008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.9905277402">
                <text:p>12.99052774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.1081081081">
                <text:p>13.108108108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.0904183536">
                <text:p>13.09041835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3.2075471698">
                <text:p>13.20754716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.1897711978">
                <text:p>13.189771197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.3064516129">
                <text:p>13.306451612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.288590604">
                <text:p>13.2885906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.2707774799">
                <text:p>13.270777479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.2530120482">
                <text:p>13.253012048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.2352941176">
                <text:p>13.235294117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.217623498">
                <text:p>13.21762349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.1824234354">
                <text:p>13.18242343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.164893617">
                <text:p>13.1648936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.1474103586">
                <text:p>13.14741035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.1299734748">
                <text:p>13.12997347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.1125827815">
                <text:p>13.11258278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.0952380952">
                <text:p>13.09523809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.0779392338">
                <text:p>13.07793923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3.0606860158">
                <text:p>13.06068601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.0434782609">
                <text:p>13.04347826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.0263157895">
                <text:p>13.02631578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.1406044678">
                <text:p>13.14060446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.1233595801">
                <text:p>13.12335958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.1061598952">
                <text:p>13.10615989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.0890052356">
                <text:p>13.08900523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.0718954248">
                <text:p>13.07189542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.0548302872">
                <text:p>13.054830287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.037809648">
                <text:p>13.03780964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.1510416667">
                <text:p>13.15104166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.2639791938">
                <text:p>13.26397919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.2467532468">
                <text:p>13.24675324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.2295719844">
                <text:p>13.229571984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.2124352332">
                <text:p>13.21243523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.1953428202">
                <text:p>13.19534282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.1782945736">
                <text:p>13.17829457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3.1612903226">
                <text:p>13.161290322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.1443298969">
                <text:p>13.144329896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.2561132561">
                <text:p>13.25611325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3.2390745501">
                <text:p>13.23907455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3.2220795892">
                <text:p>13.22207958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.2051282051">
                <text:p>13.205128205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.1882202305">
                <text:p>13.18822023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3.1713554987">
                <text:p>13.17135549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.1545338442">
                <text:p>13.15453384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.137755102">
                <text:p>13.1377551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.1210191083">
                <text:p>13.12101910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3.1043256997">
                <text:p>13.10432569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.0876747141">
                <text:p>13.08767471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.1979695431">
                <text:p>13.197969543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.1812420786">
                <text:p>13.181242078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.164556962">
                <text:p>13.1645569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.1479140329">
                <text:p>13.147914032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.2575757576">
                <text:p>13.25757575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.2408575032">
                <text:p>13.24085750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3.3501259446">
                <text:p>13.350125944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3.3333333333">
                <text:p>13.33333333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3.3165829146">
                <text:p>13.316582914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.4253450439">
                <text:p>13.42534504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.5338345865">
                <text:p>13.53383458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3.6420525657">
                <text:p>13.64205256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.7328339576">
                <text:p>13.732833957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3.8403990025">
                <text:p>13.84039900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.8231631382">
                <text:p>13.82316313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.8059701493">
                <text:p>13.805970149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.7888198758">
                <text:p>13.78881987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3.8957816377">
                <text:p>13.89578163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.8785625774">
                <text:p>13.878562577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.8613861386">
                <text:p>13.86138613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.9678615575">
                <text:p>13.96786155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.950617284">
                <text:p>13.95061728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.9334155364">
                <text:p>13.933415536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3.9162561576">
                <text:p>13.91625615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.0221402214">
                <text:p>14.02214022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4.0049140049">
                <text:p>14.004914004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.9877300613">
                <text:p>13.98773006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3.9705882353">
                <text:p>13.97058823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.9534883721">
                <text:p>13.953488372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3.9364303178">
                <text:p>13.936430317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.9194139194">
                <text:p>13.91941391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3.9024390244">
                <text:p>13.902439024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.8855054811">
                <text:p>13.885505481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3.8686131387">
                <text:p>13.868613138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.8517618469">
                <text:p>13.851761846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.8349514563">
                <text:p>13.834951456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.8181818182">
                <text:p>13.81818181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.9225181598">
                <text:p>13.92251815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.9056831923">
                <text:p>13.90568319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.8888888889">
                <text:p>13.888888888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.8721351025">
                <text:p>13.87213510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.8554216867">
                <text:p>13.85542168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.9590854392">
                <text:p>13.95908543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.9423076923">
                <text:p>13.94230769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.9255702281">
                <text:p>13.925570228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.9088729017">
                <text:p>13.90887290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.0119760479">
                <text:p>14.011976047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.995215311">
                <text:p>13.9952153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.9784946237">
                <text:p>13.978494623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.0811455847">
                <text:p>14.081145584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4.1835518474">
                <text:p>14.18355184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.1666666667">
                <text:p>14.166666666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.1498216409">
                <text:p>14.14982164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.1330166271">
                <text:p>14.133016627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.1162514828">
                <text:p>14.11625148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.0995260664">
                <text:p>14.099526066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.0828402367">
                <text:p>14.08284023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.0661938534">
                <text:p>14.06619385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.0495867769">
                <text:p>14.049586776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.0330188679">
                <text:p>14.03301886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.0164899882">
                <text:p>14.016489988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.9835487662">
                <text:p>13.983548766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3.9671361502">
                <text:p>13.96713615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.9507620164">
                <text:p>13.950762016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.0515222482">
                <text:p>14.051522248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.0350877193">
                <text:p>14.03508771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.0186915888">
                <text:p>14.01869158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.0023337223">
                <text:p>14.00233372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3.986013986">
                <text:p>13.9860139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.0861466822">
                <text:p>14.08614668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.1860465116">
                <text:p>14.18604651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.1695702671">
                <text:p>14.169570267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.1531322506">
                <text:p>14.15313225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.1367323291">
                <text:p>14.13673232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.2361111111">
                <text:p>14.236111111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.3352601156">
                <text:p>14.335260115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.3187066975">
                <text:p>14.31870669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.3021914648">
                <text:p>14.302191464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.400921659">
                <text:p>14.40092165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.3843498274">
                <text:p>14.384349827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.367816092">
                <text:p>14.3678160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.3513203215">
                <text:p>14.35132032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.4495412844">
                <text:p>14.44954128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.5475372279">
                <text:p>14.547537227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.5308924485">
                <text:p>14.53089244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.5142857143">
                <text:p>14.514285714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.497716895">
                <text:p>14.4977168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.4811858609">
                <text:p>14.481185860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.4646924829">
                <text:p>14.464692482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.4482366325">
                <text:p>14.44823663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.4318181818">
                <text:p>14.431818181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4.4154370034">
                <text:p>14.41543700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.3990929705">
                <text:p>14.39909297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.382785957">
                <text:p>14.38278595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.3665158371">
                <text:p>14.366515837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.3502824859">
                <text:p>14.350282485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.4469525959">
                <text:p>14.446952595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.4306651635">
                <text:p>14.43066516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.527027027">
                <text:p>14.52702702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.5106861642">
                <text:p>14.510686164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.4943820225">
                <text:p>14.49438202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.4781144781">
                <text:p>14.478114478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.4618834081">
                <text:p>14.461883408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.5576707727">
                <text:p>14.55767077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.5413870246">
                <text:p>14.541387024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.6368715084">
                <text:p>14.63687150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.6205357143">
                <text:p>14.62053571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.6042363434">
                <text:p>14.60423634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.5879732739">
                <text:p>14.587973273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.5717463849">
                <text:p>14.571746384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.6666666667">
                <text:p>14.666666666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.6503884573">
                <text:p>14.650388457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.7450110865">
                <text:p>14.745011086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.7286821705">
                <text:p>14.72868217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.8230088496">
                <text:p>14.823008849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.8066298343">
                <text:p>14.806629834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.9006622517">
                <text:p>14.90066225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.8842337376">
                <text:p>14.884233737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.8678414097">
                <text:p>14.867841409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.8514851485">
                <text:p>14.85148514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.8351648352">
                <text:p>14.83516483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.8188803513">
                <text:p>14.81888035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.8026315789">
                <text:p>14.802631578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.7864184009">
                <text:p>14.78641840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.7702407002">
                <text:p>14.77024070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.8633879781">
                <text:p>14.863387978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.8471615721">
                <text:p>14.84716157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.8309705562">
                <text:p>14.83097055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.8148148148">
                <text:p>14.814814814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.7986942329">
                <text:p>14.798694232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4.7826086957">
                <text:p>14.782608695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.875135722">
                <text:p>14.8751357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.8590021692">
                <text:p>14.85900216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.9512459372">
                <text:p>14.951245937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.9350649351">
                <text:p>14.935064935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.9189189189">
                <text:p>14.91891891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.9028077754">
                <text:p>14.902807775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4.9946062567">
                <text:p>14.994606256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.9784482759">
                <text:p>14.978448275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4.9623250807">
                <text:p>14.96232508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4.9462365591">
                <text:p>14.94623655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.9301825994">
                <text:p>14.930182599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4.9141630901">
                <text:p>14.91416309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.8981779207">
                <text:p>14.89817792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.8822269807">
                <text:p>14.88222698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.9732620321">
                <text:p>14.97326203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4.9572649573">
                <text:p>14.957264957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.9413020277">
                <text:p>14.941302027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.9253731343">
                <text:p>14.92537313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.9094781683">
                <text:p>14.909478168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4.8936170213">
                <text:p>14.89361702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.8777895855">
                <text:p>14.87778958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.8619957537">
                <text:p>14.861995753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4.9522799576">
                <text:p>14.952279957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.936440678">
                <text:p>14.93644067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.9206349206">
                <text:p>14.920634920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.9048625793">
                <text:p>14.90486257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.889123548">
                <text:p>14.88912354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.8734177215">
                <text:p>14.87341772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.8577449947">
                <text:p>14.857744994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.9473684211">
                <text:p>14.94736842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.9316508938">
                <text:p>14.931650893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.9159663866">
                <text:p>14.915966386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.9003147954">
                <text:p>14.900314795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.8846960168">
                <text:p>14.884696016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.8691099476">
                <text:p>14.86910994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.8535564854">
                <text:p>14.853556485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.8380355277">
                <text:p>14.838035527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.9269311065">
                <text:p>14.926931106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.015641293">
                <text:p>15.01564129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.0884495317">
                <text:p>15.08844953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.1767151767">
                <text:p>15.17671517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.1609553479">
                <text:p>15.160955347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.1452282158">
                <text:p>15.145228215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.1295336788">
                <text:p>15.129533678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.1138716356">
                <text:p>15.11387163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.0982419855">
                <text:p>15.098241985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.0826446281">
                <text:p>15.082644628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.0670794634">
                <text:p>15.06707946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.0515463918">
                <text:p>15.05154639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.0360453141">
                <text:p>15.03604531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.0205761317">
                <text:p>15.020576131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.1079136691">
                <text:p>15.107913669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.0924024641">
                <text:p>15.092402464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.0769230769">
                <text:p>15.076923076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.0614754098">
                <text:p>15.061475409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.1484135107">
                <text:p>15.14841351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.1329243354">
                <text:p>15.132924335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.2196118488">
                <text:p>15.219611848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.2040816327">
                <text:p>15.204081632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.2905198777">
                <text:p>15.290519877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.2749490835">
                <text:p>15.27494908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.2594099695">
                <text:p>15.259409969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.243902439">
                <text:p>15.24390243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.2284263959">
                <text:p>15.228426395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.2129817444">
                <text:p>15.21298174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.1975683891">
                <text:p>15.19756838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.2834008097">
                <text:p>15.28340080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.2679474216">
                <text:p>15.26794742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.2525252525">
                <text:p>15.25252525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.2371342079">
                <text:p>15.23713420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.2217741935">
                <text:p>15.22177419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.2064451158">
                <text:p>15.206445115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.1911468813">
                <text:p>15.19114688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.175879397">
                <text:p>15.1758793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.1606425703">
                <text:p>15.16064257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.1454363089">
                <text:p>15.14543630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.2304609218">
                <text:p>15.23046092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.2152152152">
                <text:p>15.215215215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.2">
                <text:p>15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